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3.5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71.26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66.61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74.3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70.44pt"/>
    </style:style>
    <style:style style:name="co13" style:family="table-column">
      <style:table-column-properties fo:break-before="auto" style:column-width="81.3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95.1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eader_contribution" table:style-name="ta1">
        <table:shapes>
          <draw:frame draw:z-index="0" draw:style-name="gr1" draw:text-style-name="P1" svg:width="992.47pt" svg:height="255.09pt" svg:x="671.22pt" svg:y="12.84pt">
            <loext:p draw:notify-on-update-of-ranges="leader_contribution.K3:leader_contribution.K3 leader_contribution.K4:leader_contribution.K145 leader_contribution.L3:leader_contribution.L3 leader_contribution.L4:leader_contribution.L145 leader_contribution.M3:leader_contribution.M3 leader_contribution.M4:leader_contribution.M145 leader_contribution.N3:leader_contribution.N3 leader_contribution.N4:leader_contribution.N145 leader_contribution.O3:leader_contribution.O3 leader_contribution.O4:leader_contribution.O145 leader_contribution.P3:leader_contribution.P3 leader_contribution.P4:leader_contribution.P145 leader_contribution.Q3:leader_contribution.Q3 leader_contribution.Q4:leader_contribution.Q145 leader_contribution.R3:leader_contribution.R3 leader_contribution.R4:leader_contribution.R1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number-columns-repeated="5" table:default-cell-style-name="Default"/>
        <table:table-column table:style-name="co8" table:number-columns-repeated="3" table:default-cell-style-name="Default"/>
        <table:table-column table:style-name="co7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5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table:style-name="ce1" office:value-type="string" calcext:value-type="string">
            <text:p>dcc_des</text:p>
          </table:table-cell>
          <table:table-cell table:style-name="ce1" office:value-type="string" calcext:value-type="string">
            <text:p>dcc_f1</text:p>
          </table:table-cell>
          <table:table-cell table:style-name="ce1" office:value-type="string" calcext:value-type="string">
            <text:p>dcc_f2</text:p>
          </table:table-cell>
          <table:table-cell table:style-name="ce1" office:value-type="string" calcext:value-type="string">
            <text:p>dcc_f3</text:p>
          </table:table-cell>
          <table:table-cell table:style-name="ce1" office:value-type="string" calcext:value-type="string">
            <text:p>dcc_mov_obs</text:p>
          </table:table-cell>
          <table:table-cell table:style-name="ce1" office:value-type="string" calcext:value-type="string">
            <text:p>dcc_att2</text:p>
          </table:table-cell>
          <table:table-cell table:style-name="ce1" office:value-type="string" calcext:value-type="string">
            <text:p>dcc_att1</text:p>
          </table:table-cell>
          <table:table-cell table:style-name="ce1" office:value-type="string" calcext:value-type="string">
            <text:p>dcc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2" office:value-type="float" office:value="1" calcext:value-type="float">
            <text:p>1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2966902863" calcext:value-type="float">
            <text:p>0.0742966903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formula="of:=[.C24]/SUM([.$C24:.$J24])" office:value-type="float" office:value="1" calcext:value-type="float">
            <text:p>1</text:p>
          </table:table-cell>
          <table:table-cell table:formula="of:=[.G24]/SUM([.$C24:.$J24])" office:value-type="float" office:value="0" calcext:value-type="float">
            <text:p>0</text:p>
          </table:table-cell>
          <table:table-cell table:formula="of:=[.H24]/SUM([.$C24:.$J24])" office:value-type="float" office:value="0" calcext:value-type="float">
            <text:p>0</text:p>
          </table:table-cell>
          <table:table-cell table:formula="of:=[.I24]/SUM([.$C24:.$J24])" office:value-type="float" office:value="0" calcext:value-type="float">
            <text:p>0</text:p>
          </table:table-cell>
          <table:table-cell table:formula="of:=[.G24]/SUM([.$C24:.$J24])" office:value-type="float" office:value="0" calcext:value-type="float">
            <text:p>0</text:p>
          </table:table-cell>
          <table:table-cell table:formula="of:=[.H24]/SUM([.$C24:.$J24])" office:value-type="float" office:value="0" calcext:value-type="float">
            <text:p>0</text:p>
          </table:table-cell>
          <table:table-cell table:formula="of:=[.I24]/SUM([.$C24:.$J24])" office:value-type="float" office:value="0" calcext:value-type="float">
            <text:p>0</text:p>
          </table:table-cell>
          <table:table-cell table:formula="of:=[.J24]/SUM([.$C24:.$J2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735316024014" calcext:value-type="float">
            <text:p>0.0735316024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formula="of:=[.C25]/SUM([.$C25:.$J25])" office:value-type="float" office:value="1" calcext:value-type="float">
            <text:p>1</text:p>
          </table:table-cell>
          <table:table-cell table:formula="of:=[.G25]/SUM([.$C25:.$J25])" office:value-type="float" office:value="0" calcext:value-type="float">
            <text:p>0</text:p>
          </table:table-cell>
          <table:table-cell table:formula="of:=[.H25]/SUM([.$C25:.$J25])" office:value-type="float" office:value="0" calcext:value-type="float">
            <text:p>0</text:p>
          </table:table-cell>
          <table:table-cell table:formula="of:=[.I25]/SUM([.$C25:.$J25])" office:value-type="float" office:value="0" calcext:value-type="float">
            <text:p>0</text:p>
          </table:table-cell>
          <table:table-cell table:formula="of:=[.G25]/SUM([.$C25:.$J25])" office:value-type="float" office:value="0" calcext:value-type="float">
            <text:p>0</text:p>
          </table:table-cell>
          <table:table-cell table:formula="of:=[.H25]/SUM([.$C25:.$J25])" office:value-type="float" office:value="0" calcext:value-type="float">
            <text:p>0</text:p>
          </table:table-cell>
          <table:table-cell table:formula="of:=[.I25]/SUM([.$C25:.$J25])" office:value-type="float" office:value="0" calcext:value-type="float">
            <text:p>0</text:p>
          </table:table-cell>
          <table:table-cell table:formula="of:=[.J25]/SUM([.$C25:.$J2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742459018591" calcext:value-type="float">
            <text:p>0.0742459019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/>
          <table:table-cell table:formula="of:=[.C26]/SUM([.$C26:.$J26])" office:value-type="float" office:value="1" calcext:value-type="float">
            <text:p>1</text:p>
          </table:table-cell>
          <table:table-cell table:formula="of:=[.G26]/SUM([.$C26:.$J26])" office:value-type="float" office:value="0" calcext:value-type="float">
            <text:p>0</text:p>
          </table:table-cell>
          <table:table-cell table:formula="of:=[.H26]/SUM([.$C26:.$J26])" office:value-type="float" office:value="0" calcext:value-type="float">
            <text:p>0</text:p>
          </table:table-cell>
          <table:table-cell table:formula="of:=[.I26]/SUM([.$C26:.$J26])" office:value-type="float" office:value="0" calcext:value-type="float">
            <text:p>0</text:p>
          </table:table-cell>
          <table:table-cell table:formula="of:=[.G26]/SUM([.$C26:.$J26])" office:value-type="float" office:value="0" calcext:value-type="float">
            <text:p>0</text:p>
          </table:table-cell>
          <table:table-cell table:formula="of:=[.H26]/SUM([.$C26:.$J26])" office:value-type="float" office:value="0" calcext:value-type="float">
            <text:p>0</text:p>
          </table:table-cell>
          <table:table-cell table:formula="of:=[.I26]/SUM([.$C26:.$J26])" office:value-type="float" office:value="0" calcext:value-type="float">
            <text:p>0</text:p>
          </table:table-cell>
          <table:table-cell table:formula="of:=[.J26]/SUM([.$C26:.$J2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798534214373" calcext:value-type="float">
            <text:p>0.07985342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171187575751" calcext:value-type="float">
            <text:p>0.00017118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7]/SUM([.$C27:.$J27])" office:value-type="float" office:value="0.997860813344017" calcext:value-type="float">
            <text:p>0.9978608133</text:p>
          </table:table-cell>
          <table:table-cell table:formula="of:=[.D27]/SUM([.$C27:.$J27])" office:value-type="float" office:value="0" calcext:value-type="float">
            <text:p>0</text:p>
          </table:table-cell>
          <table:table-cell table:formula="of:=[.E27]/SUM([.$C27:.$J27])" office:value-type="float" office:value="0" calcext:value-type="float">
            <text:p>0</text:p>
          </table:table-cell>
          <table:table-cell table:formula="of:=[.F27]/SUM([.$C27:.$J27])" office:value-type="float" office:value="0" calcext:value-type="float">
            <text:p>0</text:p>
          </table:table-cell>
          <table:table-cell table:formula="of:=[.G27]/SUM([.$C27:.$J27])" office:value-type="float" office:value="0" calcext:value-type="float">
            <text:p>0</text:p>
          </table:table-cell>
          <table:table-cell table:formula="of:=[.H27]/SUM([.$C27:.$J27])" office:value-type="float" office:value="0.0021391866559833" calcext:value-type="float">
            <text:p>0.0021391867</text:p>
          </table:table-cell>
          <table:table-cell table:formula="of:=[.I27]/SUM([.$C27:.$J27])" office:value-type="float" office:value="0" calcext:value-type="float">
            <text:p>0</text:p>
          </table:table-cell>
          <table:table-cell table:formula="of:=[.J27]/SUM([.$C27:.$J2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0224586837546" calcext:value-type="float">
            <text:p>0.00224586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95248094434" calcext:value-type="float">
            <text:p>0.079524809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8]/SUM([.$C28:.$J28])" office:value-type="float" office:value="0.0274654489282221" calcext:value-type="float">
            <text:p>0.0274654489</text:p>
          </table:table-cell>
          <table:table-cell table:formula="of:=[.D28]/SUM([.$C28:.$J28])" office:value-type="float" office:value="0" calcext:value-type="float">
            <text:p>0</text:p>
          </table:table-cell>
          <table:table-cell table:formula="of:=[.E28]/SUM([.$C28:.$J28])" office:value-type="float" office:value="0" calcext:value-type="float">
            <text:p>0</text:p>
          </table:table-cell>
          <table:table-cell table:formula="of:=[.F28]/SUM([.$C28:.$J28])" office:value-type="float" office:value="0" calcext:value-type="float">
            <text:p>0</text:p>
          </table:table-cell>
          <table:table-cell table:formula="of:=[.G28]/SUM([.$C28:.$J28])" office:value-type="float" office:value="0" calcext:value-type="float">
            <text:p>0</text:p>
          </table:table-cell>
          <table:table-cell table:formula="of:=[.H28]/SUM([.$C28:.$J28])" office:value-type="float" office:value="0.972534551071778" calcext:value-type="float">
            <text:p>0.9725345511</text:p>
          </table:table-cell>
          <table:table-cell table:formula="of:=[.I28]/SUM([.$C28:.$J28])" office:value-type="float" office:value="0" calcext:value-type="float">
            <text:p>0</text:p>
          </table:table-cell>
          <table:table-cell table:formula="of:=[.J28]/SUM([.$C28:.$J2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00849886277723" calcext:value-type="float">
            <text:p>0.000849886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99518971319" calcext:value-type="float">
            <text:p>0.07995189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9]/SUM([.$C29:.$J29])" office:value-type="float" office:value="0.0105181623704333" calcext:value-type="float">
            <text:p>0.0105181624</text:p>
          </table:table-cell>
          <table:table-cell table:formula="of:=[.D29]/SUM([.$C29:.$J29])" office:value-type="float" office:value="0" calcext:value-type="float">
            <text:p>0</text:p>
          </table:table-cell>
          <table:table-cell table:formula="of:=[.E29]/SUM([.$C29:.$J29])" office:value-type="float" office:value="0" calcext:value-type="float">
            <text:p>0</text:p>
          </table:table-cell>
          <table:table-cell table:formula="of:=[.F29]/SUM([.$C29:.$J29])" office:value-type="float" office:value="0" calcext:value-type="float">
            <text:p>0</text:p>
          </table:table-cell>
          <table:table-cell table:formula="of:=[.G29]/SUM([.$C29:.$J29])" office:value-type="float" office:value="0" calcext:value-type="float">
            <text:p>0</text:p>
          </table:table-cell>
          <table:table-cell table:formula="of:=[.H29]/SUM([.$C29:.$J29])" office:value-type="float" office:value="0.989481837629567" calcext:value-type="float">
            <text:p>0.9894818376</text:p>
          </table:table-cell>
          <table:table-cell table:formula="of:=[.I29]/SUM([.$C29:.$J29])" office:value-type="float" office:value="0" calcext:value-type="float">
            <text:p>0</text:p>
          </table:table-cell>
          <table:table-cell table:formula="of:=[.J29]/SUM([.$C29:.$J2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00413059147194" calcext:value-type="float">
            <text:p>0.000413059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99883381192" calcext:value-type="float">
            <text:p>0.07998833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0]/SUM([.$C30:.$J30])" office:value-type="float" office:value="0.0051374622983903" calcext:value-type="float">
            <text:p>0.0051374623</text:p>
          </table:table-cell>
          <table:table-cell table:formula="of:=[.D30]/SUM([.$C30:.$J30])" office:value-type="float" office:value="0" calcext:value-type="float">
            <text:p>0</text:p>
          </table:table-cell>
          <table:table-cell table:formula="of:=[.E30]/SUM([.$C30:.$J30])" office:value-type="float" office:value="0" calcext:value-type="float">
            <text:p>0</text:p>
          </table:table-cell>
          <table:table-cell table:formula="of:=[.F30]/SUM([.$C30:.$J30])" office:value-type="float" office:value="0" calcext:value-type="float">
            <text:p>0</text:p>
          </table:table-cell>
          <table:table-cell table:formula="of:=[.G30]/SUM([.$C30:.$J30])" office:value-type="float" office:value="0" calcext:value-type="float">
            <text:p>0</text:p>
          </table:table-cell>
          <table:table-cell table:formula="of:=[.H30]/SUM([.$C30:.$J30])" office:value-type="float" office:value="0.99486253770161" calcext:value-type="float">
            <text:p>0.9948625377</text:p>
          </table:table-cell>
          <table:table-cell table:formula="of:=[.I30]/SUM([.$C30:.$J30])" office:value-type="float" office:value="0" calcext:value-type="float">
            <text:p>0</text:p>
          </table:table-cell>
          <table:table-cell table:formula="of:=[.J30]/SUM([.$C30:.$J3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0000190171985599" calcext:value-type="float">
            <text:p>1.90171985599E-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9998585721" calcext:value-type="float">
            <text:p>0.07999858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1]/SUM([.$C31:.$J31])" office:value-type="float" office:value="0.000237662687534112" calcext:value-type="float">
            <text:p>0.0002376627</text:p>
          </table:table-cell>
          <table:table-cell table:formula="of:=[.D31]/SUM([.$C31:.$J31])" office:value-type="float" office:value="0" calcext:value-type="float">
            <text:p>0</text:p>
          </table:table-cell>
          <table:table-cell table:formula="of:=[.E31]/SUM([.$C31:.$J31])" office:value-type="float" office:value="0" calcext:value-type="float">
            <text:p>0</text:p>
          </table:table-cell>
          <table:table-cell table:formula="of:=[.F31]/SUM([.$C31:.$J31])" office:value-type="float" office:value="0" calcext:value-type="float">
            <text:p>0</text:p>
          </table:table-cell>
          <table:table-cell table:formula="of:=[.G31]/SUM([.$C31:.$J31])" office:value-type="float" office:value="0" calcext:value-type="float">
            <text:p>0</text:p>
          </table:table-cell>
          <table:table-cell table:formula="of:=[.H31]/SUM([.$C31:.$J31])" office:value-type="float" office:value="0.999762337312466" calcext:value-type="float">
            <text:p>0.9997623373</text:p>
          </table:table-cell>
          <table:table-cell table:formula="of:=[.I31]/SUM([.$C31:.$J31])" office:value-type="float" office:value="0" calcext:value-type="float">
            <text:p>0</text:p>
          </table:table-cell>
          <table:table-cell table:formula="of:=[.J31]/SUM([.$C31:.$J3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00159060764696" calcext:value-type="float">
            <text:p>0.00159060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96165371977" calcext:value-type="float">
            <text:p>0.07961653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2]/SUM([.$C32:.$J32])" office:value-type="float" office:value="0.0195870406477491" calcext:value-type="float">
            <text:p>0.0195870406</text:p>
          </table:table-cell>
          <table:table-cell table:formula="of:=[.D32]/SUM([.$C32:.$J32])" office:value-type="float" office:value="0" calcext:value-type="float">
            <text:p>0</text:p>
          </table:table-cell>
          <table:table-cell table:formula="of:=[.E32]/SUM([.$C32:.$J32])" office:value-type="float" office:value="0" calcext:value-type="float">
            <text:p>0</text:p>
          </table:table-cell>
          <table:table-cell table:formula="of:=[.F32]/SUM([.$C32:.$J32])" office:value-type="float" office:value="0" calcext:value-type="float">
            <text:p>0</text:p>
          </table:table-cell>
          <table:table-cell table:formula="of:=[.G32]/SUM([.$C32:.$J32])" office:value-type="float" office:value="0" calcext:value-type="float">
            <text:p>0</text:p>
          </table:table-cell>
          <table:table-cell table:formula="of:=[.H32]/SUM([.$C32:.$J32])" office:value-type="float" office:value="0.980412959352251" calcext:value-type="float">
            <text:p>0.9804129594</text:p>
          </table:table-cell>
          <table:table-cell table:formula="of:=[.I32]/SUM([.$C32:.$J32])" office:value-type="float" office:value="0" calcext:value-type="float">
            <text:p>0</text:p>
          </table:table-cell>
          <table:table-cell table:formula="of:=[.J32]/SUM([.$C32:.$J3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0521469546717" calcext:value-type="float">
            <text:p>0.00521469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7126491827" calcext:value-type="float">
            <text:p>0.07712649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3]/SUM([.$C33:.$J33])" office:value-type="float" office:value="0.0633303409694606" calcext:value-type="float">
            <text:p>0.063330341</text:p>
          </table:table-cell>
          <table:table-cell table:formula="of:=[.D33]/SUM([.$C33:.$J33])" office:value-type="float" office:value="0" calcext:value-type="float">
            <text:p>0</text:p>
          </table:table-cell>
          <table:table-cell table:formula="of:=[.E33]/SUM([.$C33:.$J33])" office:value-type="float" office:value="0" calcext:value-type="float">
            <text:p>0</text:p>
          </table:table-cell>
          <table:table-cell table:formula="of:=[.F33]/SUM([.$C33:.$J33])" office:value-type="float" office:value="0" calcext:value-type="float">
            <text:p>0</text:p>
          </table:table-cell>
          <table:table-cell table:formula="of:=[.G33]/SUM([.$C33:.$J33])" office:value-type="float" office:value="0" calcext:value-type="float">
            <text:p>0</text:p>
          </table:table-cell>
          <table:table-cell table:formula="of:=[.H33]/SUM([.$C33:.$J33])" office:value-type="float" office:value="0.936669659030539" calcext:value-type="float">
            <text:p>0.936669659</text:p>
          </table:table-cell>
          <table:table-cell table:formula="of:=[.I33]/SUM([.$C33:.$J33])" office:value-type="float" office:value="0" calcext:value-type="float">
            <text:p>0</text:p>
          </table:table-cell>
          <table:table-cell table:formula="of:=[.J33]/SUM([.$C33:.$J3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0103604174145" calcext:value-type="float">
            <text:p>0.01036041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655645455208" calcext:value-type="float">
            <text:p>0.06556454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4]/SUM([.$C34:.$J34])" office:value-type="float" office:value="0.136456008853487" calcext:value-type="float">
            <text:p>0.1364560089</text:p>
          </table:table-cell>
          <table:table-cell table:formula="of:=[.D34]/SUM([.$C34:.$J34])" office:value-type="float" office:value="0" calcext:value-type="float">
            <text:p>0</text:p>
          </table:table-cell>
          <table:table-cell table:formula="of:=[.E34]/SUM([.$C34:.$J34])" office:value-type="float" office:value="0" calcext:value-type="float">
            <text:p>0</text:p>
          </table:table-cell>
          <table:table-cell table:formula="of:=[.F34]/SUM([.$C34:.$J34])" office:value-type="float" office:value="0" calcext:value-type="float">
            <text:p>0</text:p>
          </table:table-cell>
          <table:table-cell table:formula="of:=[.G34]/SUM([.$C34:.$J34])" office:value-type="float" office:value="0" calcext:value-type="float">
            <text:p>0</text:p>
          </table:table-cell>
          <table:table-cell table:formula="of:=[.H34]/SUM([.$C34:.$J34])" office:value-type="float" office:value="0.863543991146513" calcext:value-type="float">
            <text:p>0.8635439911</text:p>
          </table:table-cell>
          <table:table-cell table:formula="of:=[.I34]/SUM([.$C34:.$J34])" office:value-type="float" office:value="0" calcext:value-type="float">
            <text:p>0</text:p>
          </table:table-cell>
          <table:table-cell table:formula="of:=[.J34]/SUM([.$C34:.$J3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0102460883766" calcext:value-type="float">
            <text:p>0.01024608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470161581688" calcext:value-type="float">
            <text:p>0.04701615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5]/SUM([.$C35:.$J35])" office:value-type="float" office:value="0.178932699898116" calcext:value-type="float">
            <text:p>0.1789326999</text:p>
          </table:table-cell>
          <table:table-cell table:formula="of:=[.D35]/SUM([.$C35:.$J35])" office:value-type="float" office:value="0" calcext:value-type="float">
            <text:p>0</text:p>
          </table:table-cell>
          <table:table-cell table:formula="of:=[.E35]/SUM([.$C35:.$J35])" office:value-type="float" office:value="0" calcext:value-type="float">
            <text:p>0</text:p>
          </table:table-cell>
          <table:table-cell table:formula="of:=[.F35]/SUM([.$C35:.$J35])" office:value-type="float" office:value="0" calcext:value-type="float">
            <text:p>0</text:p>
          </table:table-cell>
          <table:table-cell table:formula="of:=[.G35]/SUM([.$C35:.$J35])" office:value-type="float" office:value="0" calcext:value-type="float">
            <text:p>0</text:p>
          </table:table-cell>
          <table:table-cell table:formula="of:=[.H35]/SUM([.$C35:.$J35])" office:value-type="float" office:value="0.821067300101884" calcext:value-type="float">
            <text:p>0.8210673001</text:p>
          </table:table-cell>
          <table:table-cell table:formula="of:=[.I35]/SUM([.$C35:.$J35])" office:value-type="float" office:value="0" calcext:value-type="float">
            <text:p>0</text:p>
          </table:table-cell>
          <table:table-cell table:formula="of:=[.J35]/SUM([.$C35:.$J3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.0161912959687" calcext:value-type="float">
            <text:p>0.01619129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42600706199" calcext:value-type="float">
            <text:p>0.03426007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6]/SUM([.$C36:.$J36])" office:value-type="float" office:value="0.320928788723011" calcext:value-type="float">
            <text:p>0.3209287887</text:p>
          </table:table-cell>
          <table:table-cell table:formula="of:=[.D36]/SUM([.$C36:.$J36])" office:value-type="float" office:value="0" calcext:value-type="float">
            <text:p>0</text:p>
          </table:table-cell>
          <table:table-cell table:formula="of:=[.E36]/SUM([.$C36:.$J36])" office:value-type="float" office:value="0" calcext:value-type="float">
            <text:p>0</text:p>
          </table:table-cell>
          <table:table-cell table:formula="of:=[.F36]/SUM([.$C36:.$J36])" office:value-type="float" office:value="0" calcext:value-type="float">
            <text:p>0</text:p>
          </table:table-cell>
          <table:table-cell table:formula="of:=[.G36]/SUM([.$C36:.$J36])" office:value-type="float" office:value="0" calcext:value-type="float">
            <text:p>0</text:p>
          </table:table-cell>
          <table:table-cell table:formula="of:=[.H36]/SUM([.$C36:.$J36])" office:value-type="float" office:value="0.679071211276989" calcext:value-type="float">
            <text:p>0.6790712113</text:p>
          </table:table-cell>
          <table:table-cell table:formula="of:=[.I36]/SUM([.$C36:.$J36])" office:value-type="float" office:value="0" calcext:value-type="float">
            <text:p>0</text:p>
          </table:table-cell>
          <table:table-cell table:formula="of:=[.J36]/SUM([.$C36:.$J3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0190392201531" calcext:value-type="float">
            <text:p>0.01903922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98541893165" calcext:value-type="float">
            <text:p>0.03985418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7]/SUM([.$C37:.$J37])" office:value-type="float" office:value="0.323282695374052" calcext:value-type="float">
            <text:p>0.3232826954</text:p>
          </table:table-cell>
          <table:table-cell table:formula="of:=[.D37]/SUM([.$C37:.$J37])" office:value-type="float" office:value="0" calcext:value-type="float">
            <text:p>0</text:p>
          </table:table-cell>
          <table:table-cell table:formula="of:=[.E37]/SUM([.$C37:.$J37])" office:value-type="float" office:value="0" calcext:value-type="float">
            <text:p>0</text:p>
          </table:table-cell>
          <table:table-cell table:formula="of:=[.F37]/SUM([.$C37:.$J37])" office:value-type="float" office:value="0" calcext:value-type="float">
            <text:p>0</text:p>
          </table:table-cell>
          <table:table-cell table:formula="of:=[.G37]/SUM([.$C37:.$J37])" office:value-type="float" office:value="0" calcext:value-type="float">
            <text:p>0</text:p>
          </table:table-cell>
          <table:table-cell table:formula="of:=[.H37]/SUM([.$C37:.$J37])" office:value-type="float" office:value="0.676717304625948" calcext:value-type="float">
            <text:p>0.6767173046</text:p>
          </table:table-cell>
          <table:table-cell table:formula="of:=[.I37]/SUM([.$C37:.$J37])" office:value-type="float" office:value="0" calcext:value-type="float">
            <text:p>0</text:p>
          </table:table-cell>
          <table:table-cell table:formula="of:=[.J37]/SUM([.$C37:.$J3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79376649999" calcext:value-type="float">
            <text:p>0.0179376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01027084114" calcext:value-type="float">
            <text:p>0.03010270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8]/SUM([.$C38:.$J38])" office:value-type="float" office:value="0.373387293356898" calcext:value-type="float">
            <text:p>0.3733872934</text:p>
          </table:table-cell>
          <table:table-cell table:formula="of:=[.D38]/SUM([.$C38:.$J38])" office:value-type="float" office:value="0" calcext:value-type="float">
            <text:p>0</text:p>
          </table:table-cell>
          <table:table-cell table:formula="of:=[.E38]/SUM([.$C38:.$J38])" office:value-type="float" office:value="0" calcext:value-type="float">
            <text:p>0</text:p>
          </table:table-cell>
          <table:table-cell table:formula="of:=[.F38]/SUM([.$C38:.$J38])" office:value-type="float" office:value="0" calcext:value-type="float">
            <text:p>0</text:p>
          </table:table-cell>
          <table:table-cell table:formula="of:=[.G38]/SUM([.$C38:.$J38])" office:value-type="float" office:value="0" calcext:value-type="float">
            <text:p>0</text:p>
          </table:table-cell>
          <table:table-cell table:formula="of:=[.H38]/SUM([.$C38:.$J38])" office:value-type="float" office:value="0.626612706643102" calcext:value-type="float">
            <text:p>0.6266127066</text:p>
          </table:table-cell>
          <table:table-cell table:formula="of:=[.I38]/SUM([.$C38:.$J38])" office:value-type="float" office:value="0" calcext:value-type="float">
            <text:p>0</text:p>
          </table:table-cell>
          <table:table-cell table:formula="of:=[.J38]/SUM([.$C38:.$J3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0253419325337" calcext:value-type="float">
            <text:p>0.0253419325</text:p>
          </table:table-cell>
          <table:table-cell table:number-columns-repeated="3"/>
          <table:table-cell office:value-type="float" office:value="0.000250160073608" calcext:value-type="float">
            <text:p>0.0002501601</text:p>
          </table:table-cell>
          <table:table-cell office:value-type="float" office:value="0.0333909075787" calcext:value-type="float">
            <text:p>0.03339090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39]/SUM([.$C39:.$J39])" office:value-type="float" office:value="0.429648075780852" calcext:value-type="float">
            <text:p>0.4296480758</text:p>
          </table:table-cell>
          <table:table-cell table:formula="of:=[.D39]/SUM([.$C39:.$J39])" office:value-type="float" office:value="0" calcext:value-type="float">
            <text:p>0</text:p>
          </table:table-cell>
          <table:table-cell table:formula="of:=[.E39]/SUM([.$C39:.$J39])" office:value-type="float" office:value="0" calcext:value-type="float">
            <text:p>0</text:p>
          </table:table-cell>
          <table:table-cell table:formula="of:=[.F39]/SUM([.$C39:.$J39])" office:value-type="float" office:value="0" calcext:value-type="float">
            <text:p>0</text:p>
          </table:table-cell>
          <table:table-cell table:formula="of:=[.G39]/SUM([.$C39:.$J39])" office:value-type="float" office:value="0.00424122328160824" calcext:value-type="float">
            <text:p>0.0042412233</text:p>
          </table:table-cell>
          <table:table-cell table:formula="of:=[.H39]/SUM([.$C39:.$J39])" office:value-type="float" office:value="0.566110700937539" calcext:value-type="float">
            <text:p>0.5661107009</text:p>
          </table:table-cell>
          <table:table-cell table:formula="of:=[.I39]/SUM([.$C39:.$J39])" office:value-type="float" office:value="0" calcext:value-type="float">
            <text:p>0</text:p>
          </table:table-cell>
          <table:table-cell table:formula="of:=[.J39]/SUM([.$C39:.$J3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.0288476042027" calcext:value-type="float">
            <text:p>0.0288476042</text:p>
          </table:table-cell>
          <table:table-cell table:number-columns-repeated="3"/>
          <table:table-cell office:value-type="float" office:value="0.00118891360745" calcext:value-type="float">
            <text:p>0.0011889136</text:p>
          </table:table-cell>
          <table:table-cell office:value-type="float" office:value="0.0395612690409" calcext:value-type="float">
            <text:p>0.03956126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0]/SUM([.$C40:.$J40])" office:value-type="float" office:value="0.414490251887439" calcext:value-type="float">
            <text:p>0.4144902519</text:p>
          </table:table-cell>
          <table:table-cell table:formula="of:=[.D40]/SUM([.$C40:.$J40])" office:value-type="float" office:value="0" calcext:value-type="float">
            <text:p>0</text:p>
          </table:table-cell>
          <table:table-cell table:formula="of:=[.E40]/SUM([.$C40:.$J40])" office:value-type="float" office:value="0" calcext:value-type="float">
            <text:p>0</text:p>
          </table:table-cell>
          <table:table-cell table:formula="of:=[.F40]/SUM([.$C40:.$J40])" office:value-type="float" office:value="0" calcext:value-type="float">
            <text:p>0</text:p>
          </table:table-cell>
          <table:table-cell table:formula="of:=[.G40]/SUM([.$C40:.$J40])" office:value-type="float" office:value="0.0170826352566994" calcext:value-type="float">
            <text:p>0.0170826353</text:p>
          </table:table-cell>
          <table:table-cell table:formula="of:=[.H40]/SUM([.$C40:.$J40])" office:value-type="float" office:value="0.568427112855862" calcext:value-type="float">
            <text:p>0.5684271129</text:p>
          </table:table-cell>
          <table:table-cell table:formula="of:=[.I40]/SUM([.$C40:.$J40])" office:value-type="float" office:value="0" calcext:value-type="float">
            <text:p>0</text:p>
          </table:table-cell>
          <table:table-cell table:formula="of:=[.J40]/SUM([.$C40:.$J4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.0198850662794" calcext:value-type="float">
            <text:p>0.0198850663</text:p>
          </table:table-cell>
          <table:table-cell table:number-columns-repeated="3"/>
          <table:table-cell office:value-type="float" office:value="0.00185491782246" calcext:value-type="float">
            <text:p>0.0018549178</text:p>
          </table:table-cell>
          <table:table-cell office:value-type="float" office:value="0.0493795092638" calcext:value-type="float">
            <text:p>0.04937950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1]/SUM([.$C41:.$J41])" office:value-type="float" office:value="0.279600786484251" calcext:value-type="float">
            <text:p>0.2796007865</text:p>
          </table:table-cell>
          <table:table-cell table:formula="of:=[.D41]/SUM([.$C41:.$J41])" office:value-type="float" office:value="0" calcext:value-type="float">
            <text:p>0</text:p>
          </table:table-cell>
          <table:table-cell table:formula="of:=[.E41]/SUM([.$C41:.$J41])" office:value-type="float" office:value="0" calcext:value-type="float">
            <text:p>0</text:p>
          </table:table-cell>
          <table:table-cell table:formula="of:=[.F41]/SUM([.$C41:.$J41])" office:value-type="float" office:value="0" calcext:value-type="float">
            <text:p>0</text:p>
          </table:table-cell>
          <table:table-cell table:formula="of:=[.G41]/SUM([.$C41:.$J41])" office:value-type="float" office:value="0.0260817074852173" calcext:value-type="float">
            <text:p>0.0260817075</text:p>
          </table:table-cell>
          <table:table-cell table:formula="of:=[.H41]/SUM([.$C41:.$J41])" office:value-type="float" office:value="0.694317506030532" calcext:value-type="float">
            <text:p>0.694317506</text:p>
          </table:table-cell>
          <table:table-cell table:formula="of:=[.I41]/SUM([.$C41:.$J41])" office:value-type="float" office:value="0" calcext:value-type="float">
            <text:p>0</text:p>
          </table:table-cell>
          <table:table-cell table:formula="of:=[.J41]/SUM([.$C41:.$J4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0.0680630118017" calcext:value-type="float">
            <text:p>0.0680630118</text:p>
          </table:table-cell>
          <table:table-cell table:number-columns-repeated="3"/>
          <table:table-cell office:value-type="float" office:value="0.00883770132381" calcext:value-type="float">
            <text:p>0.0088377013</text:p>
          </table:table-cell>
          <table:table-cell office:value-type="float" office:value="0.038961375896" calcext:value-type="float">
            <text:p>0.03896137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2]/SUM([.$C42:.$J42])" office:value-type="float" office:value="0.587448512075973" calcext:value-type="float">
            <text:p>0.5874485121</text:p>
          </table:table-cell>
          <table:table-cell table:formula="of:=[.D42]/SUM([.$C42:.$J42])" office:value-type="float" office:value="0" calcext:value-type="float">
            <text:p>0</text:p>
          </table:table-cell>
          <table:table-cell table:formula="of:=[.E42]/SUM([.$C42:.$J42])" office:value-type="float" office:value="0" calcext:value-type="float">
            <text:p>0</text:p>
          </table:table-cell>
          <table:table-cell table:formula="of:=[.F42]/SUM([.$C42:.$J42])" office:value-type="float" office:value="0" calcext:value-type="float">
            <text:p>0</text:p>
          </table:table-cell>
          <table:table-cell table:formula="of:=[.G42]/SUM([.$C42:.$J42])" office:value-type="float" office:value="0.0762777660790258" calcext:value-type="float">
            <text:p>0.0762777661</text:p>
          </table:table-cell>
          <table:table-cell table:formula="of:=[.H42]/SUM([.$C42:.$J42])" office:value-type="float" office:value="0.336273721845001" calcext:value-type="float">
            <text:p>0.3362737218</text:p>
          </table:table-cell>
          <table:table-cell table:formula="of:=[.I42]/SUM([.$C42:.$J42])" office:value-type="float" office:value="0" calcext:value-type="float">
            <text:p>0</text:p>
          </table:table-cell>
          <table:table-cell table:formula="of:=[.J42]/SUM([.$C42:.$J4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0339387049085" calcext:value-type="float">
            <text:p>0.0339387049</text:p>
          </table:table-cell>
          <table:table-cell table:number-columns-repeated="3"/>
          <table:table-cell office:value-type="float" office:value="0.0351848698583" calcext:value-type="float">
            <text:p>0.0351848699</text:p>
          </table:table-cell>
          <table:table-cell office:value-type="float" office:value="0.0604385675708" calcext:value-type="float">
            <text:p>0.060438567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3]/SUM([.$C43:.$J43])" office:value-type="float" office:value="0.261949241469518" calcext:value-type="float">
            <text:p>0.2619492415</text:p>
          </table:table-cell>
          <table:table-cell table:formula="of:=[.D43]/SUM([.$C43:.$J43])" office:value-type="float" office:value="0" calcext:value-type="float">
            <text:p>0</text:p>
          </table:table-cell>
          <table:table-cell table:formula="of:=[.E43]/SUM([.$C43:.$J43])" office:value-type="float" office:value="0" calcext:value-type="float">
            <text:p>0</text:p>
          </table:table-cell>
          <table:table-cell table:formula="of:=[.F43]/SUM([.$C43:.$J43])" office:value-type="float" office:value="0" calcext:value-type="float">
            <text:p>0</text:p>
          </table:table-cell>
          <table:table-cell table:formula="of:=[.G43]/SUM([.$C43:.$J43])" office:value-type="float" office:value="0.271567521372245" calcext:value-type="float">
            <text:p>0.2715675214</text:p>
          </table:table-cell>
          <table:table-cell table:formula="of:=[.H43]/SUM([.$C43:.$J43])" office:value-type="float" office:value="0.466483237158238" calcext:value-type="float">
            <text:p>0.4664832372</text:p>
          </table:table-cell>
          <table:table-cell table:formula="of:=[.I43]/SUM([.$C43:.$J43])" office:value-type="float" office:value="0" calcext:value-type="float">
            <text:p>0</text:p>
          </table:table-cell>
          <table:table-cell table:formula="of:=[.J43]/SUM([.$C43:.$J4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0307312698715" calcext:value-type="float">
            <text:p>0.0307312699</text:p>
          </table:table-cell>
          <table:table-cell table:number-columns-repeated="3"/>
          <table:table-cell office:value-type="float" office:value="0.0202246650007" calcext:value-type="float">
            <text:p>0.020224665</text:p>
          </table:table-cell>
          <table:table-cell office:value-type="float" office:value="0.0443006355181" calcext:value-type="float">
            <text:p>0.04430063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4]/SUM([.$C44:.$J44])" office:value-type="float" office:value="0.322615749712414" calcext:value-type="float">
            <text:p>0.3226157497</text:p>
          </table:table-cell>
          <table:table-cell table:formula="of:=[.D44]/SUM([.$C44:.$J44])" office:value-type="float" office:value="0" calcext:value-type="float">
            <text:p>0</text:p>
          </table:table-cell>
          <table:table-cell table:formula="of:=[.E44]/SUM([.$C44:.$J44])" office:value-type="float" office:value="0" calcext:value-type="float">
            <text:p>0</text:p>
          </table:table-cell>
          <table:table-cell table:formula="of:=[.F44]/SUM([.$C44:.$J44])" office:value-type="float" office:value="0" calcext:value-type="float">
            <text:p>0</text:p>
          </table:table-cell>
          <table:table-cell table:formula="of:=[.G44]/SUM([.$C44:.$J44])" office:value-type="float" office:value="0.212317795169744" calcext:value-type="float">
            <text:p>0.2123177952</text:p>
          </table:table-cell>
          <table:table-cell table:formula="of:=[.H44]/SUM([.$C44:.$J44])" office:value-type="float" office:value="0.465066455117842" calcext:value-type="float">
            <text:p>0.4650664551</text:p>
          </table:table-cell>
          <table:table-cell table:formula="of:=[.I44]/SUM([.$C44:.$J44])" office:value-type="float" office:value="0" calcext:value-type="float">
            <text:p>0</text:p>
          </table:table-cell>
          <table:table-cell table:formula="of:=[.J44]/SUM([.$C44:.$J4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.042747940349" calcext:value-type="float">
            <text:p>0.0427479403</text:p>
          </table:table-cell>
          <table:table-cell table:number-columns-repeated="3"/>
          <table:table-cell office:value-type="float" office:value="0.0514426875559" calcext:value-type="float">
            <text:p>0.0514426876</text:p>
          </table:table-cell>
          <table:table-cell office:value-type="float" office:value="0.0058760459661" calcext:value-type="float">
            <text:p>0.0058760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5]/SUM([.$C45:.$J45])" office:value-type="float" office:value="0.427194576329259" calcext:value-type="float">
            <text:p>0.4271945763</text:p>
          </table:table-cell>
          <table:table-cell table:formula="of:=[.D45]/SUM([.$C45:.$J45])" office:value-type="float" office:value="0" calcext:value-type="float">
            <text:p>0</text:p>
          </table:table-cell>
          <table:table-cell table:formula="of:=[.E45]/SUM([.$C45:.$J45])" office:value-type="float" office:value="0" calcext:value-type="float">
            <text:p>0</text:p>
          </table:table-cell>
          <table:table-cell table:formula="of:=[.F45]/SUM([.$C45:.$J45])" office:value-type="float" office:value="0" calcext:value-type="float">
            <text:p>0</text:p>
          </table:table-cell>
          <table:table-cell table:formula="of:=[.G45]/SUM([.$C45:.$J45])" office:value-type="float" office:value="0.514084115778814" calcext:value-type="float">
            <text:p>0.5140841158</text:p>
          </table:table-cell>
          <table:table-cell table:formula="of:=[.H45]/SUM([.$C45:.$J45])" office:value-type="float" office:value="0.0587213078919266" calcext:value-type="float">
            <text:p>0.0587213079</text:p>
          </table:table-cell>
          <table:table-cell table:formula="of:=[.I45]/SUM([.$C45:.$J45])" office:value-type="float" office:value="0" calcext:value-type="float">
            <text:p>0</text:p>
          </table:table-cell>
          <table:table-cell table:formula="of:=[.J45]/SUM([.$C45:.$J4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0502365965464" calcext:value-type="float">
            <text:p>0.0502365965</text:p>
          </table:table-cell>
          <table:table-cell table:number-columns-repeated="3"/>
          <table:table-cell office:value-type="float" office:value="0.0330742048821" calcext:value-type="float">
            <text:p>0.0330742049</text:p>
          </table:table-cell>
          <table:table-cell office:value-type="float" office:value="0.000126132891344" calcext:value-type="float">
            <text:p>0.00012613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6]/SUM([.$C46:.$J46])" office:value-type="float" office:value="0.60209063235503" calcext:value-type="float">
            <text:p>0.6020906324</text:p>
          </table:table-cell>
          <table:table-cell table:formula="of:=[.D46]/SUM([.$C46:.$J46])" office:value-type="float" office:value="0" calcext:value-type="float">
            <text:p>0</text:p>
          </table:table-cell>
          <table:table-cell table:formula="of:=[.E46]/SUM([.$C46:.$J46])" office:value-type="float" office:value="0" calcext:value-type="float">
            <text:p>0</text:p>
          </table:table-cell>
          <table:table-cell table:formula="of:=[.F46]/SUM([.$C46:.$J46])" office:value-type="float" office:value="0" calcext:value-type="float">
            <text:p>0</text:p>
          </table:table-cell>
          <table:table-cell table:formula="of:=[.G46]/SUM([.$C46:.$J46])" office:value-type="float" office:value="0.396397652331216" calcext:value-type="float">
            <text:p>0.3963976523</text:p>
          </table:table-cell>
          <table:table-cell table:formula="of:=[.H46]/SUM([.$C46:.$J46])" office:value-type="float" office:value="0.00151171531375406" calcext:value-type="float">
            <text:p>0.0015117153</text:p>
          </table:table-cell>
          <table:table-cell table:formula="of:=[.I46]/SUM([.$C46:.$J46])" office:value-type="float" office:value="0" calcext:value-type="float">
            <text:p>0</text:p>
          </table:table-cell>
          <table:table-cell table:formula="of:=[.J46]/SUM([.$C46:.$J4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.0489812096084" calcext:value-type="float">
            <text:p>0.0489812096</text:p>
          </table:table-cell>
          <table:table-cell table:number-columns-repeated="3"/>
          <table:table-cell office:value-type="float" office:value="0.0213040827733" calcext:value-type="float">
            <text:p>0.0213040828</text:p>
          </table:table-cell>
          <table:table-cell office:value-type="float" office:value="0.00129389703474" calcext:value-type="float">
            <text:p>0.0012938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47]/SUM([.$C47:.$J47])" office:value-type="float" office:value="0.68429399672903" calcext:value-type="float">
            <text:p>0.6842939967</text:p>
          </table:table-cell>
          <table:table-cell table:formula="of:=[.D47]/SUM([.$C47:.$J47])" office:value-type="float" office:value="0" calcext:value-type="float">
            <text:p>0</text:p>
          </table:table-cell>
          <table:table-cell table:formula="of:=[.E47]/SUM([.$C47:.$J47])" office:value-type="float" office:value="0" calcext:value-type="float">
            <text:p>0</text:p>
          </table:table-cell>
          <table:table-cell table:formula="of:=[.F47]/SUM([.$C47:.$J47])" office:value-type="float" office:value="0" calcext:value-type="float">
            <text:p>0</text:p>
          </table:table-cell>
          <table:table-cell table:formula="of:=[.G47]/SUM([.$C47:.$J47])" office:value-type="float" office:value="0.297629561706198" calcext:value-type="float">
            <text:p>0.2976295617</text:p>
          </table:table-cell>
          <table:table-cell table:formula="of:=[.H47]/SUM([.$C47:.$J47])" office:value-type="float" office:value="0.0180764415647717" calcext:value-type="float">
            <text:p>0.0180764416</text:p>
          </table:table-cell>
          <table:table-cell table:formula="of:=[.I47]/SUM([.$C47:.$J47])" office:value-type="float" office:value="0" calcext:value-type="float">
            <text:p>0</text:p>
          </table:table-cell>
          <table:table-cell table:formula="of:=[.J47]/SUM([.$C47:.$J4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0527882384526" calcext:value-type="float">
            <text:p>0.0527882385</text:p>
          </table:table-cell>
          <table:table-cell table:number-columns-repeated="3"/>
          <table:table-cell office:value-type="float" office:value="0.0316109064544" calcext:value-type="float">
            <text:p>0.03161090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48]/SUM([.$C48:.$J48])" office:value-type="float" office:value="0.625459399034999" calcext:value-type="float">
            <text:p>0.625459399</text:p>
          </table:table-cell>
          <table:table-cell table:formula="of:=[.D48]/SUM([.$C48:.$J48])" office:value-type="float" office:value="0" calcext:value-type="float">
            <text:p>0</text:p>
          </table:table-cell>
          <table:table-cell table:formula="of:=[.E48]/SUM([.$C48:.$J48])" office:value-type="float" office:value="0" calcext:value-type="float">
            <text:p>0</text:p>
          </table:table-cell>
          <table:table-cell table:formula="of:=[.F48]/SUM([.$C48:.$J48])" office:value-type="float" office:value="0" calcext:value-type="float">
            <text:p>0</text:p>
          </table:table-cell>
          <table:table-cell table:formula="of:=[.G48]/SUM([.$C48:.$J48])" office:value-type="float" office:value="0.374540600965001" calcext:value-type="float">
            <text:p>0.374540601</text:p>
          </table:table-cell>
          <table:table-cell table:formula="of:=[.H48]/SUM([.$C48:.$J48])" office:value-type="float" office:value="0" calcext:value-type="float">
            <text:p>0</text:p>
          </table:table-cell>
          <table:table-cell table:formula="of:=[.I48]/SUM([.$C48:.$J48])" office:value-type="float" office:value="0" calcext:value-type="float">
            <text:p>0</text:p>
          </table:table-cell>
          <table:table-cell table:formula="of:=[.J48]/SUM([.$C48:.$J4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511697275081" calcext:value-type="float">
            <text:p>0.0511697275</text:p>
          </table:table-cell>
          <table:table-cell table:number-columns-repeated="3"/>
          <table:table-cell office:value-type="float" office:value="0.0236129088512" calcext:value-type="float">
            <text:p>0.02361290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49]/SUM([.$C49:.$J49])" office:value-type="float" office:value="0.68424610309605" calcext:value-type="float">
            <text:p>0.6842461031</text:p>
          </table:table-cell>
          <table:table-cell table:formula="of:=[.D49]/SUM([.$C49:.$J49])" office:value-type="float" office:value="0" calcext:value-type="float">
            <text:p>0</text:p>
          </table:table-cell>
          <table:table-cell table:formula="of:=[.E49]/SUM([.$C49:.$J49])" office:value-type="float" office:value="0" calcext:value-type="float">
            <text:p>0</text:p>
          </table:table-cell>
          <table:table-cell table:formula="of:=[.F49]/SUM([.$C49:.$J49])" office:value-type="float" office:value="0" calcext:value-type="float">
            <text:p>0</text:p>
          </table:table-cell>
          <table:table-cell table:formula="of:=[.G49]/SUM([.$C49:.$J49])" office:value-type="float" office:value="0.31575389690395" calcext:value-type="float">
            <text:p>0.3157538969</text:p>
          </table:table-cell>
          <table:table-cell table:formula="of:=[.H49]/SUM([.$C49:.$J49])" office:value-type="float" office:value="0" calcext:value-type="float">
            <text:p>0</text:p>
          </table:table-cell>
          <table:table-cell table:formula="of:=[.I49]/SUM([.$C49:.$J49])" office:value-type="float" office:value="0" calcext:value-type="float">
            <text:p>0</text:p>
          </table:table-cell>
          <table:table-cell table:formula="of:=[.J49]/SUM([.$C49:.$J4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0492528319556" calcext:value-type="float">
            <text:p>0.049252832</text:p>
          </table:table-cell>
          <table:table-cell table:number-columns-repeated="3"/>
          <table:table-cell office:value-type="float" office:value="0.0155208967396" calcext:value-type="float">
            <text:p>0.01552089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50]/SUM([.$C50:.$J50])" office:value-type="float" office:value="0.760382842670131" calcext:value-type="float">
            <text:p>0.7603828427</text:p>
          </table:table-cell>
          <table:table-cell table:formula="of:=[.D50]/SUM([.$C50:.$J50])" office:value-type="float" office:value="0" calcext:value-type="float">
            <text:p>0</text:p>
          </table:table-cell>
          <table:table-cell table:formula="of:=[.E50]/SUM([.$C50:.$J50])" office:value-type="float" office:value="0" calcext:value-type="float">
            <text:p>0</text:p>
          </table:table-cell>
          <table:table-cell table:formula="of:=[.F50]/SUM([.$C50:.$J50])" office:value-type="float" office:value="0" calcext:value-type="float">
            <text:p>0</text:p>
          </table:table-cell>
          <table:table-cell table:formula="of:=[.G50]/SUM([.$C50:.$J50])" office:value-type="float" office:value="0.239617157329869" calcext:value-type="float">
            <text:p>0.2396171573</text:p>
          </table:table-cell>
          <table:table-cell table:formula="of:=[.H50]/SUM([.$C50:.$J50])" office:value-type="float" office:value="0" calcext:value-type="float">
            <text:p>0</text:p>
          </table:table-cell>
          <table:table-cell table:formula="of:=[.I50]/SUM([.$C50:.$J50])" office:value-type="float" office:value="0" calcext:value-type="float">
            <text:p>0</text:p>
          </table:table-cell>
          <table:table-cell table:formula="of:=[.J50]/SUM([.$C50:.$J5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0496466685071" calcext:value-type="float">
            <text:p>0.0496466685</text:p>
          </table:table-cell>
          <table:table-cell table:number-columns-repeated="3"/>
          <table:table-cell office:value-type="float" office:value="0.0121163919967" calcext:value-type="float">
            <text:p>0.0121163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51]/SUM([.$C51:.$J51])" office:value-type="float" office:value="0.803824617856258" calcext:value-type="float">
            <text:p>0.8038246179</text:p>
          </table:table-cell>
          <table:table-cell table:formula="of:=[.D51]/SUM([.$C51:.$J51])" office:value-type="float" office:value="0" calcext:value-type="float">
            <text:p>0</text:p>
          </table:table-cell>
          <table:table-cell table:formula="of:=[.E51]/SUM([.$C51:.$J51])" office:value-type="float" office:value="0" calcext:value-type="float">
            <text:p>0</text:p>
          </table:table-cell>
          <table:table-cell table:formula="of:=[.F51]/SUM([.$C51:.$J51])" office:value-type="float" office:value="0" calcext:value-type="float">
            <text:p>0</text:p>
          </table:table-cell>
          <table:table-cell table:formula="of:=[.G51]/SUM([.$C51:.$J51])" office:value-type="float" office:value="0.196175382143742" calcext:value-type="float">
            <text:p>0.1961753821</text:p>
          </table:table-cell>
          <table:table-cell table:formula="of:=[.H51]/SUM([.$C51:.$J51])" office:value-type="float" office:value="0" calcext:value-type="float">
            <text:p>0</text:p>
          </table:table-cell>
          <table:table-cell table:formula="of:=[.I51]/SUM([.$C51:.$J51])" office:value-type="float" office:value="0" calcext:value-type="float">
            <text:p>0</text:p>
          </table:table-cell>
          <table:table-cell table:formula="of:=[.J51]/SUM([.$C51:.$J5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507406728382" calcext:value-type="float">
            <text:p>0.0507406728</text:p>
          </table:table-cell>
          <table:table-cell table:number-columns-repeated="3"/>
          <table:table-cell office:value-type="float" office:value="0.00496814879968" calcext:value-type="float">
            <text:p>0.004968148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C52]/SUM([.$C52:.$J52])" office:value-type="float" office:value="0.910819352238787" calcext:value-type="float">
            <text:p>0.9108193522</text:p>
          </table:table-cell>
          <table:table-cell table:formula="of:=[.D52]/SUM([.$C52:.$J52])" office:value-type="float" office:value="0" calcext:value-type="float">
            <text:p>0</text:p>
          </table:table-cell>
          <table:table-cell table:formula="of:=[.E52]/SUM([.$C52:.$J52])" office:value-type="float" office:value="0" calcext:value-type="float">
            <text:p>0</text:p>
          </table:table-cell>
          <table:table-cell table:formula="of:=[.F52]/SUM([.$C52:.$J52])" office:value-type="float" office:value="0" calcext:value-type="float">
            <text:p>0</text:p>
          </table:table-cell>
          <table:table-cell table:formula="of:=[.G52]/SUM([.$C52:.$J52])" office:value-type="float" office:value="0.0891806477612127" calcext:value-type="float">
            <text:p>0.0891806478</text:p>
          </table:table-cell>
          <table:table-cell table:formula="of:=[.H52]/SUM([.$C52:.$J52])" office:value-type="float" office:value="0" calcext:value-type="float">
            <text:p>0</text:p>
          </table:table-cell>
          <table:table-cell table:formula="of:=[.I52]/SUM([.$C52:.$J52])" office:value-type="float" office:value="0" calcext:value-type="float">
            <text:p>0</text:p>
          </table:table-cell>
          <table:table-cell table:formula="of:=[.J52]/SUM([.$C52:.$J5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0510661718456" calcext:value-type="float">
            <text:p>0.0510661718</text:p>
          </table:table-cell>
          <table:table-cell table:number-columns-repeated="3"/>
          <table:table-cell office:value-type="float" office:value="0.00374312482083" calcext:value-type="float">
            <text:p>0.0037431248</text:p>
          </table:table-cell>
          <table:table-cell office:value-type="float" office:value="0.000999298821774" calcext:value-type="float">
            <text:p>0.00099929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3]/SUM([.$C53:.$J53])" office:value-type="float" office:value="0.915023418863741" calcext:value-type="float">
            <text:p>0.9150234189</text:p>
          </table:table-cell>
          <table:table-cell table:formula="of:=[.D53]/SUM([.$C53:.$J53])" office:value-type="float" office:value="0" calcext:value-type="float">
            <text:p>0</text:p>
          </table:table-cell>
          <table:table-cell table:formula="of:=[.E53]/SUM([.$C53:.$J53])" office:value-type="float" office:value="0" calcext:value-type="float">
            <text:p>0</text:p>
          </table:table-cell>
          <table:table-cell table:formula="of:=[.F53]/SUM([.$C53:.$J53])" office:value-type="float" office:value="0" calcext:value-type="float">
            <text:p>0</text:p>
          </table:table-cell>
          <table:table-cell table:formula="of:=[.G53]/SUM([.$C53:.$J53])" office:value-type="float" office:value="0.0670707583318625" calcext:value-type="float">
            <text:p>0.0670707583</text:p>
          </table:table-cell>
          <table:table-cell table:formula="of:=[.H53]/SUM([.$C53:.$J53])" office:value-type="float" office:value="0.0179058228043961" calcext:value-type="float">
            <text:p>0.0179058228</text:p>
          </table:table-cell>
          <table:table-cell table:formula="of:=[.I53]/SUM([.$C53:.$J53])" office:value-type="float" office:value="0" calcext:value-type="float">
            <text:p>0</text:p>
          </table:table-cell>
          <table:table-cell table:formula="of:=[.J53]/SUM([.$C53:.$J5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053584692524" calcext:value-type="float">
            <text:p>0.0535846925</text:p>
          </table:table-cell>
          <table:table-cell table:number-columns-repeated="3"/>
          <table:table-cell office:value-type="float" office:value="0.00118313853347" calcext:value-type="float">
            <text:p>0.0011831385</text:p>
          </table:table-cell>
          <table:table-cell office:value-type="float" office:value="0.00522598316801" calcext:value-type="float">
            <text:p>0.00522598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4]/SUM([.$C54:.$J54])" office:value-type="float" office:value="0.893170291233825" calcext:value-type="float">
            <text:p>0.8931702912</text:p>
          </table:table-cell>
          <table:table-cell table:formula="of:=[.D54]/SUM([.$C54:.$J54])" office:value-type="float" office:value="0" calcext:value-type="float">
            <text:p>0</text:p>
          </table:table-cell>
          <table:table-cell table:formula="of:=[.E54]/SUM([.$C54:.$J54])" office:value-type="float" office:value="0" calcext:value-type="float">
            <text:p>0</text:p>
          </table:table-cell>
          <table:table-cell table:formula="of:=[.F54]/SUM([.$C54:.$J54])" office:value-type="float" office:value="0" calcext:value-type="float">
            <text:p>0</text:p>
          </table:table-cell>
          <table:table-cell table:formula="of:=[.G54]/SUM([.$C54:.$J54])" office:value-type="float" office:value="0.0197210087197208" calcext:value-type="float">
            <text:p>0.0197210087</text:p>
          </table:table-cell>
          <table:table-cell table:formula="of:=[.H54]/SUM([.$C54:.$J54])" office:value-type="float" office:value="0.0871087000464536" calcext:value-type="float">
            <text:p>0.0871087</text:p>
          </table:table-cell>
          <table:table-cell table:formula="of:=[.I54]/SUM([.$C54:.$J54])" office:value-type="float" office:value="0" calcext:value-type="float">
            <text:p>0</text:p>
          </table:table-cell>
          <table:table-cell table:formula="of:=[.J54]/SUM([.$C54:.$J5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570373696264" calcext:value-type="float">
            <text:p>0.0570373696</text:p>
          </table:table-cell>
          <table:table-cell table:number-columns-repeated="3"/>
          <table:table-cell office:value-type="float" office:value="0.000320832726206" calcext:value-type="float">
            <text:p>0.0003208327</text:p>
          </table:table-cell>
          <table:table-cell office:value-type="float" office:value="0.0101936898426" calcext:value-type="float">
            <text:p>0.01019368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5]/SUM([.$C55:.$J55])" office:value-type="float" office:value="0.844348955638104" calcext:value-type="float">
            <text:p>0.8443489556</text:p>
          </table:table-cell>
          <table:table-cell table:formula="of:=[.D55]/SUM([.$C55:.$J55])" office:value-type="float" office:value="0" calcext:value-type="float">
            <text:p>0</text:p>
          </table:table-cell>
          <table:table-cell table:formula="of:=[.E55]/SUM([.$C55:.$J55])" office:value-type="float" office:value="0" calcext:value-type="float">
            <text:p>0</text:p>
          </table:table-cell>
          <table:table-cell table:formula="of:=[.F55]/SUM([.$C55:.$J55])" office:value-type="float" office:value="0" calcext:value-type="float">
            <text:p>0</text:p>
          </table:table-cell>
          <table:table-cell table:formula="of:=[.G55]/SUM([.$C55:.$J55])" office:value-type="float" office:value="0.00474942619340527" calcext:value-type="float">
            <text:p>0.0047494262</text:p>
          </table:table-cell>
          <table:table-cell table:formula="of:=[.H55]/SUM([.$C55:.$J55])" office:value-type="float" office:value="0.15090161816849" calcext:value-type="float">
            <text:p>0.1509016182</text:p>
          </table:table-cell>
          <table:table-cell table:formula="of:=[.I55]/SUM([.$C55:.$J55])" office:value-type="float" office:value="0" calcext:value-type="float">
            <text:p>0</text:p>
          </table:table-cell>
          <table:table-cell table:formula="of:=[.J55]/SUM([.$C55:.$J5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.0548782308506" calcext:value-type="float">
            <text:p>0.05487823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97378362253" calcext:value-type="float">
            <text:p>0.00973783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6]/SUM([.$C56:.$J56])" office:value-type="float" office:value="0.849296983459831" calcext:value-type="float">
            <text:p>0.8492969835</text:p>
          </table:table-cell>
          <table:table-cell table:formula="of:=[.D56]/SUM([.$C56:.$J56])" office:value-type="float" office:value="0" calcext:value-type="float">
            <text:p>0</text:p>
          </table:table-cell>
          <table:table-cell table:formula="of:=[.E56]/SUM([.$C56:.$J56])" office:value-type="float" office:value="0" calcext:value-type="float">
            <text:p>0</text:p>
          </table:table-cell>
          <table:table-cell table:formula="of:=[.F56]/SUM([.$C56:.$J56])" office:value-type="float" office:value="0" calcext:value-type="float">
            <text:p>0</text:p>
          </table:table-cell>
          <table:table-cell table:formula="of:=[.G56]/SUM([.$C56:.$J56])" office:value-type="float" office:value="0" calcext:value-type="float">
            <text:p>0</text:p>
          </table:table-cell>
          <table:table-cell table:formula="of:=[.H56]/SUM([.$C56:.$J56])" office:value-type="float" office:value="0.150703016540169" calcext:value-type="float">
            <text:p>0.1507030165</text:p>
          </table:table-cell>
          <table:table-cell table:formula="of:=[.I56]/SUM([.$C56:.$J56])" office:value-type="float" office:value="0" calcext:value-type="float">
            <text:p>0</text:p>
          </table:table-cell>
          <table:table-cell table:formula="of:=[.J56]/SUM([.$C56:.$J5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054271653587" calcext:value-type="float">
            <text:p>0.05427165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50395467507" calcext:value-type="float">
            <text:p>0.015039546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7]/SUM([.$C57:.$J57])" office:value-type="float" office:value="0.783014192837177" calcext:value-type="float">
            <text:p>0.7830141928</text:p>
          </table:table-cell>
          <table:table-cell table:formula="of:=[.D57]/SUM([.$C57:.$J57])" office:value-type="float" office:value="0" calcext:value-type="float">
            <text:p>0</text:p>
          </table:table-cell>
          <table:table-cell table:formula="of:=[.E57]/SUM([.$C57:.$J57])" office:value-type="float" office:value="0" calcext:value-type="float">
            <text:p>0</text:p>
          </table:table-cell>
          <table:table-cell table:formula="of:=[.F57]/SUM([.$C57:.$J57])" office:value-type="float" office:value="0" calcext:value-type="float">
            <text:p>0</text:p>
          </table:table-cell>
          <table:table-cell table:formula="of:=[.G57]/SUM([.$C57:.$J57])" office:value-type="float" office:value="0" calcext:value-type="float">
            <text:p>0</text:p>
          </table:table-cell>
          <table:table-cell table:formula="of:=[.H57]/SUM([.$C57:.$J57])" office:value-type="float" office:value="0.216985807162824" calcext:value-type="float">
            <text:p>0.2169858072</text:p>
          </table:table-cell>
          <table:table-cell table:formula="of:=[.I57]/SUM([.$C57:.$J57])" office:value-type="float" office:value="0" calcext:value-type="float">
            <text:p>0</text:p>
          </table:table-cell>
          <table:table-cell table:formula="of:=[.J57]/SUM([.$C57:.$J5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0545808216143" calcext:value-type="float">
            <text:p>0.054580821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87142215193" calcext:value-type="float">
            <text:p>0.01871422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8]/SUM([.$C58:.$J58])" office:value-type="float" office:value="0.744672753856106" calcext:value-type="float">
            <text:p>0.7446727539</text:p>
          </table:table-cell>
          <table:table-cell table:formula="of:=[.D58]/SUM([.$C58:.$J58])" office:value-type="float" office:value="0" calcext:value-type="float">
            <text:p>0</text:p>
          </table:table-cell>
          <table:table-cell table:formula="of:=[.E58]/SUM([.$C58:.$J58])" office:value-type="float" office:value="0" calcext:value-type="float">
            <text:p>0</text:p>
          </table:table-cell>
          <table:table-cell table:formula="of:=[.F58]/SUM([.$C58:.$J58])" office:value-type="float" office:value="0" calcext:value-type="float">
            <text:p>0</text:p>
          </table:table-cell>
          <table:table-cell table:formula="of:=[.G58]/SUM([.$C58:.$J58])" office:value-type="float" office:value="0" calcext:value-type="float">
            <text:p>0</text:p>
          </table:table-cell>
          <table:table-cell table:formula="of:=[.H58]/SUM([.$C58:.$J58])" office:value-type="float" office:value="0.255327246143894" calcext:value-type="float">
            <text:p>0.2553272461</text:p>
          </table:table-cell>
          <table:table-cell table:formula="of:=[.I58]/SUM([.$C58:.$J58])" office:value-type="float" office:value="0" calcext:value-type="float">
            <text:p>0</text:p>
          </table:table-cell>
          <table:table-cell table:formula="of:=[.J58]/SUM([.$C58:.$J5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055798593107" calcext:value-type="float">
            <text:p>0.05579859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06416011328" calcext:value-type="float">
            <text:p>0.02064160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59]/SUM([.$C59:.$J59])" office:value-type="float" office:value="0.729964041325623" calcext:value-type="float">
            <text:p>0.7299640413</text:p>
          </table:table-cell>
          <table:table-cell table:formula="of:=[.D59]/SUM([.$C59:.$J59])" office:value-type="float" office:value="0" calcext:value-type="float">
            <text:p>0</text:p>
          </table:table-cell>
          <table:table-cell table:formula="of:=[.E59]/SUM([.$C59:.$J59])" office:value-type="float" office:value="0" calcext:value-type="float">
            <text:p>0</text:p>
          </table:table-cell>
          <table:table-cell table:formula="of:=[.F59]/SUM([.$C59:.$J59])" office:value-type="float" office:value="0" calcext:value-type="float">
            <text:p>0</text:p>
          </table:table-cell>
          <table:table-cell table:formula="of:=[.G59]/SUM([.$C59:.$J59])" office:value-type="float" office:value="0" calcext:value-type="float">
            <text:p>0</text:p>
          </table:table-cell>
          <table:table-cell table:formula="of:=[.H59]/SUM([.$C59:.$J59])" office:value-type="float" office:value="0.270035958674377" calcext:value-type="float">
            <text:p>0.2700359587</text:p>
          </table:table-cell>
          <table:table-cell table:formula="of:=[.I59]/SUM([.$C59:.$J59])" office:value-type="float" office:value="0" calcext:value-type="float">
            <text:p>0</text:p>
          </table:table-cell>
          <table:table-cell table:formula="of:=[.J59]/SUM([.$C59:.$J5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.0531271567412" calcext:value-type="float">
            <text:p>0.05312715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38540893338" calcext:value-type="float">
            <text:p>0.01385408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0]/SUM([.$C60:.$J60])" office:value-type="float" office:value="0.793164652113409" calcext:value-type="float">
            <text:p>0.7931646521</text:p>
          </table:table-cell>
          <table:table-cell table:formula="of:=[.D60]/SUM([.$C60:.$J60])" office:value-type="float" office:value="0" calcext:value-type="float">
            <text:p>0</text:p>
          </table:table-cell>
          <table:table-cell table:formula="of:=[.E60]/SUM([.$C60:.$J60])" office:value-type="float" office:value="0" calcext:value-type="float">
            <text:p>0</text:p>
          </table:table-cell>
          <table:table-cell table:formula="of:=[.F60]/SUM([.$C60:.$J60])" office:value-type="float" office:value="0" calcext:value-type="float">
            <text:p>0</text:p>
          </table:table-cell>
          <table:table-cell table:formula="of:=[.G60]/SUM([.$C60:.$J60])" office:value-type="float" office:value="0" calcext:value-type="float">
            <text:p>0</text:p>
          </table:table-cell>
          <table:table-cell table:formula="of:=[.H60]/SUM([.$C60:.$J60])" office:value-type="float" office:value="0.206835347886591" calcext:value-type="float">
            <text:p>0.2068353479</text:p>
          </table:table-cell>
          <table:table-cell table:formula="of:=[.I60]/SUM([.$C60:.$J60])" office:value-type="float" office:value="0" calcext:value-type="float">
            <text:p>0</text:p>
          </table:table-cell>
          <table:table-cell table:formula="of:=[.J60]/SUM([.$C60:.$J6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054506250506" calcext:value-type="float">
            <text:p>0.05450625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50978522543" calcext:value-type="float">
            <text:p>0.01509785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1]/SUM([.$C61:.$J61])" office:value-type="float" office:value="0.78308962179581" calcext:value-type="float">
            <text:p>0.7830896218</text:p>
          </table:table-cell>
          <table:table-cell table:formula="of:=[.D61]/SUM([.$C61:.$J61])" office:value-type="float" office:value="0" calcext:value-type="float">
            <text:p>0</text:p>
          </table:table-cell>
          <table:table-cell table:formula="of:=[.E61]/SUM([.$C61:.$J61])" office:value-type="float" office:value="0" calcext:value-type="float">
            <text:p>0</text:p>
          </table:table-cell>
          <table:table-cell table:formula="of:=[.F61]/SUM([.$C61:.$J61])" office:value-type="float" office:value="0" calcext:value-type="float">
            <text:p>0</text:p>
          </table:table-cell>
          <table:table-cell table:formula="of:=[.G61]/SUM([.$C61:.$J61])" office:value-type="float" office:value="0" calcext:value-type="float">
            <text:p>0</text:p>
          </table:table-cell>
          <table:table-cell table:formula="of:=[.H61]/SUM([.$C61:.$J61])" office:value-type="float" office:value="0.21691037820419" calcext:value-type="float">
            <text:p>0.2169103782</text:p>
          </table:table-cell>
          <table:table-cell table:formula="of:=[.I61]/SUM([.$C61:.$J61])" office:value-type="float" office:value="0" calcext:value-type="float">
            <text:p>0</text:p>
          </table:table-cell>
          <table:table-cell table:formula="of:=[.J61]/SUM([.$C61:.$J6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0549088790263" calcext:value-type="float">
            <text:p>0.0549088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80771880704" calcext:value-type="float">
            <text:p>0.01807718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2]/SUM([.$C62:.$J62])" office:value-type="float" office:value="0.752320014086396" calcext:value-type="float">
            <text:p>0.7523200141</text:p>
          </table:table-cell>
          <table:table-cell table:formula="of:=[.D62]/SUM([.$C62:.$J62])" office:value-type="float" office:value="0" calcext:value-type="float">
            <text:p>0</text:p>
          </table:table-cell>
          <table:table-cell table:formula="of:=[.E62]/SUM([.$C62:.$J62])" office:value-type="float" office:value="0" calcext:value-type="float">
            <text:p>0</text:p>
          </table:table-cell>
          <table:table-cell table:formula="of:=[.F62]/SUM([.$C62:.$J62])" office:value-type="float" office:value="0" calcext:value-type="float">
            <text:p>0</text:p>
          </table:table-cell>
          <table:table-cell table:formula="of:=[.G62]/SUM([.$C62:.$J62])" office:value-type="float" office:value="0" calcext:value-type="float">
            <text:p>0</text:p>
          </table:table-cell>
          <table:table-cell table:formula="of:=[.H62]/SUM([.$C62:.$J62])" office:value-type="float" office:value="0.247679985913604" calcext:value-type="float">
            <text:p>0.2476799859</text:p>
          </table:table-cell>
          <table:table-cell table:formula="of:=[.I62]/SUM([.$C62:.$J62])" office:value-type="float" office:value="0" calcext:value-type="float">
            <text:p>0</text:p>
          </table:table-cell>
          <table:table-cell table:formula="of:=[.J62]/SUM([.$C62:.$J6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.0561565921903" calcext:value-type="float">
            <text:p>0.05615659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00233772018" calcext:value-type="float">
            <text:p>0.02002337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3]/SUM([.$C63:.$J63])" office:value-type="float" office:value="0.737156927712333" calcext:value-type="float">
            <text:p>0.7371569277</text:p>
          </table:table-cell>
          <table:table-cell table:formula="of:=[.D63]/SUM([.$C63:.$J63])" office:value-type="float" office:value="0" calcext:value-type="float">
            <text:p>0</text:p>
          </table:table-cell>
          <table:table-cell table:formula="of:=[.E63]/SUM([.$C63:.$J63])" office:value-type="float" office:value="0" calcext:value-type="float">
            <text:p>0</text:p>
          </table:table-cell>
          <table:table-cell table:formula="of:=[.F63]/SUM([.$C63:.$J63])" office:value-type="float" office:value="0" calcext:value-type="float">
            <text:p>0</text:p>
          </table:table-cell>
          <table:table-cell table:formula="of:=[.G63]/SUM([.$C63:.$J63])" office:value-type="float" office:value="0" calcext:value-type="float">
            <text:p>0</text:p>
          </table:table-cell>
          <table:table-cell table:formula="of:=[.H63]/SUM([.$C63:.$J63])" office:value-type="float" office:value="0.262843072287667" calcext:value-type="float">
            <text:p>0.2628430723</text:p>
          </table:table-cell>
          <table:table-cell table:formula="of:=[.I63]/SUM([.$C63:.$J63])" office:value-type="float" office:value="0" calcext:value-type="float">
            <text:p>0</text:p>
          </table:table-cell>
          <table:table-cell table:formula="of:=[.J63]/SUM([.$C63:.$J6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0531038399028" calcext:value-type="float">
            <text:p>0.053103839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33985441258" calcext:value-type="float">
            <text:p>0.013398544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4]/SUM([.$C64:.$J64])" office:value-type="float" office:value="0.798525356323499" calcext:value-type="float">
            <text:p>0.7985253563</text:p>
          </table:table-cell>
          <table:table-cell table:formula="of:=[.D64]/SUM([.$C64:.$J64])" office:value-type="float" office:value="0" calcext:value-type="float">
            <text:p>0</text:p>
          </table:table-cell>
          <table:table-cell table:formula="of:=[.E64]/SUM([.$C64:.$J64])" office:value-type="float" office:value="0" calcext:value-type="float">
            <text:p>0</text:p>
          </table:table-cell>
          <table:table-cell table:formula="of:=[.F64]/SUM([.$C64:.$J64])" office:value-type="float" office:value="0" calcext:value-type="float">
            <text:p>0</text:p>
          </table:table-cell>
          <table:table-cell table:formula="of:=[.G64]/SUM([.$C64:.$J64])" office:value-type="float" office:value="0" calcext:value-type="float">
            <text:p>0</text:p>
          </table:table-cell>
          <table:table-cell table:formula="of:=[.H64]/SUM([.$C64:.$J64])" office:value-type="float" office:value="0.201474643676501" calcext:value-type="float">
            <text:p>0.2014746437</text:p>
          </table:table-cell>
          <table:table-cell table:formula="of:=[.I64]/SUM([.$C64:.$J64])" office:value-type="float" office:value="0" calcext:value-type="float">
            <text:p>0</text:p>
          </table:table-cell>
          <table:table-cell table:formula="of:=[.J64]/SUM([.$C64:.$J6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.0524798084811" calcext:value-type="float">
            <text:p>0.052479808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71224194878" calcext:value-type="float">
            <text:p>0.01712241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5]/SUM([.$C65:.$J65])" office:value-type="float" office:value="0.753996100592488" calcext:value-type="float">
            <text:p>0.7539961006</text:p>
          </table:table-cell>
          <table:table-cell table:formula="of:=[.D65]/SUM([.$C65:.$J65])" office:value-type="float" office:value="0" calcext:value-type="float">
            <text:p>0</text:p>
          </table:table-cell>
          <table:table-cell table:formula="of:=[.E65]/SUM([.$C65:.$J65])" office:value-type="float" office:value="0" calcext:value-type="float">
            <text:p>0</text:p>
          </table:table-cell>
          <table:table-cell table:formula="of:=[.F65]/SUM([.$C65:.$J65])" office:value-type="float" office:value="0" calcext:value-type="float">
            <text:p>0</text:p>
          </table:table-cell>
          <table:table-cell table:formula="of:=[.G65]/SUM([.$C65:.$J65])" office:value-type="float" office:value="0" calcext:value-type="float">
            <text:p>0</text:p>
          </table:table-cell>
          <table:table-cell table:formula="of:=[.H65]/SUM([.$C65:.$J65])" office:value-type="float" office:value="0.246003899407512" calcext:value-type="float">
            <text:p>0.2460038994</text:p>
          </table:table-cell>
          <table:table-cell table:formula="of:=[.I65]/SUM([.$C65:.$J65])" office:value-type="float" office:value="0" calcext:value-type="float">
            <text:p>0</text:p>
          </table:table-cell>
          <table:table-cell table:formula="of:=[.J65]/SUM([.$C65:.$J6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.055003426742" calcext:value-type="float">
            <text:p>0.05500342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74814179394" calcext:value-type="float">
            <text:p>0.017481417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6]/SUM([.$C66:.$J66])" office:value-type="float" office:value="0.75882657931823" calcext:value-type="float">
            <text:p>0.7588265793</text:p>
          </table:table-cell>
          <table:table-cell table:formula="of:=[.D66]/SUM([.$C66:.$J66])" office:value-type="float" office:value="0" calcext:value-type="float">
            <text:p>0</text:p>
          </table:table-cell>
          <table:table-cell table:formula="of:=[.E66]/SUM([.$C66:.$J66])" office:value-type="float" office:value="0" calcext:value-type="float">
            <text:p>0</text:p>
          </table:table-cell>
          <table:table-cell table:formula="of:=[.F66]/SUM([.$C66:.$J66])" office:value-type="float" office:value="0" calcext:value-type="float">
            <text:p>0</text:p>
          </table:table-cell>
          <table:table-cell table:formula="of:=[.G66]/SUM([.$C66:.$J66])" office:value-type="float" office:value="0" calcext:value-type="float">
            <text:p>0</text:p>
          </table:table-cell>
          <table:table-cell table:formula="of:=[.H66]/SUM([.$C66:.$J66])" office:value-type="float" office:value="0.241173420681769" calcext:value-type="float">
            <text:p>0.2411734207</text:p>
          </table:table-cell>
          <table:table-cell table:formula="of:=[.I66]/SUM([.$C66:.$J66])" office:value-type="float" office:value="0" calcext:value-type="float">
            <text:p>0</text:p>
          </table:table-cell>
          <table:table-cell table:formula="of:=[.J66]/SUM([.$C66:.$J6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0563085367373" calcext:value-type="float">
            <text:p>0.05630853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93560858549" calcext:value-type="float">
            <text:p>0.01935608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7]/SUM([.$C67:.$J67])" office:value-type="float" office:value="0.74418578733656" calcext:value-type="float">
            <text:p>0.7441857873</text:p>
          </table:table-cell>
          <table:table-cell table:formula="of:=[.D67]/SUM([.$C67:.$J67])" office:value-type="float" office:value="0" calcext:value-type="float">
            <text:p>0</text:p>
          </table:table-cell>
          <table:table-cell table:formula="of:=[.E67]/SUM([.$C67:.$J67])" office:value-type="float" office:value="0" calcext:value-type="float">
            <text:p>0</text:p>
          </table:table-cell>
          <table:table-cell table:formula="of:=[.F67]/SUM([.$C67:.$J67])" office:value-type="float" office:value="0" calcext:value-type="float">
            <text:p>0</text:p>
          </table:table-cell>
          <table:table-cell table:formula="of:=[.G67]/SUM([.$C67:.$J67])" office:value-type="float" office:value="0" calcext:value-type="float">
            <text:p>0</text:p>
          </table:table-cell>
          <table:table-cell table:formula="of:=[.H67]/SUM([.$C67:.$J67])" office:value-type="float" office:value="0.25581421266344" calcext:value-type="float">
            <text:p>0.2558142127</text:p>
          </table:table-cell>
          <table:table-cell table:formula="of:=[.I67]/SUM([.$C67:.$J67])" office:value-type="float" office:value="0" calcext:value-type="float">
            <text:p>0</text:p>
          </table:table-cell>
          <table:table-cell table:formula="of:=[.J67]/SUM([.$C67:.$J6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0513347271794" calcext:value-type="float">
            <text:p>0.05133472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52574051374" calcext:value-type="float">
            <text:p>0.01525740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8]/SUM([.$C68:.$J68])" office:value-type="float" office:value="0.770882766378231" calcext:value-type="float">
            <text:p>0.7708827664</text:p>
          </table:table-cell>
          <table:table-cell table:formula="of:=[.D68]/SUM([.$C68:.$J68])" office:value-type="float" office:value="0" calcext:value-type="float">
            <text:p>0</text:p>
          </table:table-cell>
          <table:table-cell table:formula="of:=[.E68]/SUM([.$C68:.$J68])" office:value-type="float" office:value="0" calcext:value-type="float">
            <text:p>0</text:p>
          </table:table-cell>
          <table:table-cell table:formula="of:=[.F68]/SUM([.$C68:.$J68])" office:value-type="float" office:value="0" calcext:value-type="float">
            <text:p>0</text:p>
          </table:table-cell>
          <table:table-cell table:formula="of:=[.G68]/SUM([.$C68:.$J68])" office:value-type="float" office:value="0" calcext:value-type="float">
            <text:p>0</text:p>
          </table:table-cell>
          <table:table-cell table:formula="of:=[.H68]/SUM([.$C68:.$J68])" office:value-type="float" office:value="0.229117233621769" calcext:value-type="float">
            <text:p>0.2291172336</text:p>
          </table:table-cell>
          <table:table-cell table:formula="of:=[.I68]/SUM([.$C68:.$J68])" office:value-type="float" office:value="0" calcext:value-type="float">
            <text:p>0</text:p>
          </table:table-cell>
          <table:table-cell table:formula="of:=[.J68]/SUM([.$C68:.$J6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.052758783822" calcext:value-type="float">
            <text:p>0.05275878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65542560744" calcext:value-type="float">
            <text:p>0.01655425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69]/SUM([.$C69:.$J69])" office:value-type="float" office:value="0.761166786233252" calcext:value-type="float">
            <text:p>0.7611667862</text:p>
          </table:table-cell>
          <table:table-cell table:formula="of:=[.D69]/SUM([.$C69:.$J69])" office:value-type="float" office:value="0" calcext:value-type="float">
            <text:p>0</text:p>
          </table:table-cell>
          <table:table-cell table:formula="of:=[.E69]/SUM([.$C69:.$J69])" office:value-type="float" office:value="0" calcext:value-type="float">
            <text:p>0</text:p>
          </table:table-cell>
          <table:table-cell table:formula="of:=[.F69]/SUM([.$C69:.$J69])" office:value-type="float" office:value="0" calcext:value-type="float">
            <text:p>0</text:p>
          </table:table-cell>
          <table:table-cell table:formula="of:=[.G69]/SUM([.$C69:.$J69])" office:value-type="float" office:value="0" calcext:value-type="float">
            <text:p>0</text:p>
          </table:table-cell>
          <table:table-cell table:formula="of:=[.H69]/SUM([.$C69:.$J69])" office:value-type="float" office:value="0.238833213766747" calcext:value-type="float">
            <text:p>0.2388332138</text:p>
          </table:table-cell>
          <table:table-cell table:formula="of:=[.I69]/SUM([.$C69:.$J69])" office:value-type="float" office:value="0" calcext:value-type="float">
            <text:p>0</text:p>
          </table:table-cell>
          <table:table-cell table:formula="of:=[.J69]/SUM([.$C69:.$J6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.0552925597261" calcext:value-type="float">
            <text:p>0.05529255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68899787123" calcext:value-type="float">
            <text:p>0.01688997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0]/SUM([.$C70:.$J70])" office:value-type="float" office:value="0.766010186428761" calcext:value-type="float">
            <text:p>0.7660101864</text:p>
          </table:table-cell>
          <table:table-cell table:formula="of:=[.D70]/SUM([.$C70:.$J70])" office:value-type="float" office:value="0" calcext:value-type="float">
            <text:p>0</text:p>
          </table:table-cell>
          <table:table-cell table:formula="of:=[.E70]/SUM([.$C70:.$J70])" office:value-type="float" office:value="0" calcext:value-type="float">
            <text:p>0</text:p>
          </table:table-cell>
          <table:table-cell table:formula="of:=[.F70]/SUM([.$C70:.$J70])" office:value-type="float" office:value="0" calcext:value-type="float">
            <text:p>0</text:p>
          </table:table-cell>
          <table:table-cell table:formula="of:=[.G70]/SUM([.$C70:.$J70])" office:value-type="float" office:value="0" calcext:value-type="float">
            <text:p>0</text:p>
          </table:table-cell>
          <table:table-cell table:formula="of:=[.H70]/SUM([.$C70:.$J70])" office:value-type="float" office:value="0.233989813571239" calcext:value-type="float">
            <text:p>0.2339898136</text:p>
          </table:table-cell>
          <table:table-cell table:formula="of:=[.I70]/SUM([.$C70:.$J70])" office:value-type="float" office:value="0" calcext:value-type="float">
            <text:p>0</text:p>
          </table:table-cell>
          <table:table-cell table:formula="of:=[.J70]/SUM([.$C70:.$J7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.057833479403" calcext:value-type="float">
            <text:p>0.057833479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6736824492" calcext:value-type="float">
            <text:p>0.016736824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1]/SUM([.$C71:.$J71])" office:value-type="float" office:value="0.775556439791816" calcext:value-type="float">
            <text:p>0.7755564398</text:p>
          </table:table-cell>
          <table:table-cell table:formula="of:=[.D71]/SUM([.$C71:.$J71])" office:value-type="float" office:value="0" calcext:value-type="float">
            <text:p>0</text:p>
          </table:table-cell>
          <table:table-cell table:formula="of:=[.E71]/SUM([.$C71:.$J71])" office:value-type="float" office:value="0" calcext:value-type="float">
            <text:p>0</text:p>
          </table:table-cell>
          <table:table-cell table:formula="of:=[.F71]/SUM([.$C71:.$J71])" office:value-type="float" office:value="0" calcext:value-type="float">
            <text:p>0</text:p>
          </table:table-cell>
          <table:table-cell table:formula="of:=[.G71]/SUM([.$C71:.$J71])" office:value-type="float" office:value="0" calcext:value-type="float">
            <text:p>0</text:p>
          </table:table-cell>
          <table:table-cell table:formula="of:=[.H71]/SUM([.$C71:.$J71])" office:value-type="float" office:value="0.224443560208184" calcext:value-type="float">
            <text:p>0.2244435602</text:p>
          </table:table-cell>
          <table:table-cell table:formula="of:=[.I71]/SUM([.$C71:.$J71])" office:value-type="float" office:value="0" calcext:value-type="float">
            <text:p>0</text:p>
          </table:table-cell>
          <table:table-cell table:formula="of:=[.J71]/SUM([.$C71:.$J7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0.0534866618794" calcext:value-type="float">
            <text:p>0.053486661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30148226255" calcext:value-type="float">
            <text:p>0.01301482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2]/SUM([.$C72:.$J72])" office:value-type="float" office:value="0.804292750419112" calcext:value-type="float">
            <text:p>0.8042927504</text:p>
          </table:table-cell>
          <table:table-cell table:formula="of:=[.D72]/SUM([.$C72:.$J72])" office:value-type="float" office:value="0" calcext:value-type="float">
            <text:p>0</text:p>
          </table:table-cell>
          <table:table-cell table:formula="of:=[.E72]/SUM([.$C72:.$J72])" office:value-type="float" office:value="0" calcext:value-type="float">
            <text:p>0</text:p>
          </table:table-cell>
          <table:table-cell table:formula="of:=[.F72]/SUM([.$C72:.$J72])" office:value-type="float" office:value="0" calcext:value-type="float">
            <text:p>0</text:p>
          </table:table-cell>
          <table:table-cell table:formula="of:=[.G72]/SUM([.$C72:.$J72])" office:value-type="float" office:value="0" calcext:value-type="float">
            <text:p>0</text:p>
          </table:table-cell>
          <table:table-cell table:formula="of:=[.H72]/SUM([.$C72:.$J72])" office:value-type="float" office:value="0.195707249580888" calcext:value-type="float">
            <text:p>0.1957072496</text:p>
          </table:table-cell>
          <table:table-cell table:formula="of:=[.I72]/SUM([.$C72:.$J72])" office:value-type="float" office:value="0" calcext:value-type="float">
            <text:p>0</text:p>
          </table:table-cell>
          <table:table-cell table:formula="of:=[.J72]/SUM([.$C72:.$J7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0529486986094" calcext:value-type="float">
            <text:p>0.05294869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66365219439" calcext:value-type="float">
            <text:p>0.01663652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3]/SUM([.$C73:.$J73])" office:value-type="float" office:value="0.760918743784724" calcext:value-type="float">
            <text:p>0.7609187438</text:p>
          </table:table-cell>
          <table:table-cell table:formula="of:=[.D73]/SUM([.$C73:.$J73])" office:value-type="float" office:value="0" calcext:value-type="float">
            <text:p>0</text:p>
          </table:table-cell>
          <table:table-cell table:formula="of:=[.E73]/SUM([.$C73:.$J73])" office:value-type="float" office:value="0" calcext:value-type="float">
            <text:p>0</text:p>
          </table:table-cell>
          <table:table-cell table:formula="of:=[.F73]/SUM([.$C73:.$J73])" office:value-type="float" office:value="0" calcext:value-type="float">
            <text:p>0</text:p>
          </table:table-cell>
          <table:table-cell table:formula="of:=[.G73]/SUM([.$C73:.$J73])" office:value-type="float" office:value="0" calcext:value-type="float">
            <text:p>0</text:p>
          </table:table-cell>
          <table:table-cell table:formula="of:=[.H73]/SUM([.$C73:.$J73])" office:value-type="float" office:value="0.239081256215276" calcext:value-type="float">
            <text:p>0.2390812562</text:p>
          </table:table-cell>
          <table:table-cell table:formula="of:=[.I73]/SUM([.$C73:.$J73])" office:value-type="float" office:value="0" calcext:value-type="float">
            <text:p>0</text:p>
          </table:table-cell>
          <table:table-cell table:formula="of:=[.J73]/SUM([.$C73:.$J7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0554792247417" calcext:value-type="float">
            <text:p>0.055479224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6964248603" calcext:value-type="float">
            <text:p>0.016964248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4]/SUM([.$C74:.$J74])" office:value-type="float" office:value="0.76582778517147" calcext:value-type="float">
            <text:p>0.7658277852</text:p>
          </table:table-cell>
          <table:table-cell table:formula="of:=[.D74]/SUM([.$C74:.$J74])" office:value-type="float" office:value="0" calcext:value-type="float">
            <text:p>0</text:p>
          </table:table-cell>
          <table:table-cell table:formula="of:=[.E74]/SUM([.$C74:.$J74])" office:value-type="float" office:value="0" calcext:value-type="float">
            <text:p>0</text:p>
          </table:table-cell>
          <table:table-cell table:formula="of:=[.F74]/SUM([.$C74:.$J74])" office:value-type="float" office:value="0" calcext:value-type="float">
            <text:p>0</text:p>
          </table:table-cell>
          <table:table-cell table:formula="of:=[.G74]/SUM([.$C74:.$J74])" office:value-type="float" office:value="0" calcext:value-type="float">
            <text:p>0</text:p>
          </table:table-cell>
          <table:table-cell table:formula="of:=[.H74]/SUM([.$C74:.$J74])" office:value-type="float" office:value="0.23417221482853" calcext:value-type="float">
            <text:p>0.2341722148</text:p>
          </table:table-cell>
          <table:table-cell table:formula="of:=[.I74]/SUM([.$C74:.$J74])" office:value-type="float" office:value="0" calcext:value-type="float">
            <text:p>0</text:p>
          </table:table-cell>
          <table:table-cell table:formula="of:=[.J74]/SUM([.$C74:.$J7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0.0557924338967" calcext:value-type="float">
            <text:p>0.055792433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97668064282" calcext:value-type="float">
            <text:p>0.01976680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5]/SUM([.$C75:.$J75])" office:value-type="float" office:value="0.738393261456786" calcext:value-type="float">
            <text:p>0.7383932615</text:p>
          </table:table-cell>
          <table:table-cell table:formula="of:=[.D75]/SUM([.$C75:.$J75])" office:value-type="float" office:value="0" calcext:value-type="float">
            <text:p>0</text:p>
          </table:table-cell>
          <table:table-cell table:formula="of:=[.E75]/SUM([.$C75:.$J75])" office:value-type="float" office:value="0" calcext:value-type="float">
            <text:p>0</text:p>
          </table:table-cell>
          <table:table-cell table:formula="of:=[.F75]/SUM([.$C75:.$J75])" office:value-type="float" office:value="0" calcext:value-type="float">
            <text:p>0</text:p>
          </table:table-cell>
          <table:table-cell table:formula="of:=[.G75]/SUM([.$C75:.$J75])" office:value-type="float" office:value="0" calcext:value-type="float">
            <text:p>0</text:p>
          </table:table-cell>
          <table:table-cell table:formula="of:=[.H75]/SUM([.$C75:.$J75])" office:value-type="float" office:value="0.261606738543214" calcext:value-type="float">
            <text:p>0.2616067385</text:p>
          </table:table-cell>
          <table:table-cell table:formula="of:=[.I75]/SUM([.$C75:.$J75])" office:value-type="float" office:value="0" calcext:value-type="float">
            <text:p>0</text:p>
          </table:table-cell>
          <table:table-cell table:formula="of:=[.J75]/SUM([.$C75:.$J7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0.0517408265017" calcext:value-type="float">
            <text:p>0.051740826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52217603754" calcext:value-type="float">
            <text:p>0.01522176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6]/SUM([.$C76:.$J76])" office:value-type="float" office:value="0.772682611510554" calcext:value-type="float">
            <text:p>0.7726826115</text:p>
          </table:table-cell>
          <table:table-cell table:formula="of:=[.D76]/SUM([.$C76:.$J76])" office:value-type="float" office:value="0" calcext:value-type="float">
            <text:p>0</text:p>
          </table:table-cell>
          <table:table-cell table:formula="of:=[.E76]/SUM([.$C76:.$J76])" office:value-type="float" office:value="0" calcext:value-type="float">
            <text:p>0</text:p>
          </table:table-cell>
          <table:table-cell table:formula="of:=[.F76]/SUM([.$C76:.$J76])" office:value-type="float" office:value="0" calcext:value-type="float">
            <text:p>0</text:p>
          </table:table-cell>
          <table:table-cell table:formula="of:=[.G76]/SUM([.$C76:.$J76])" office:value-type="float" office:value="0" calcext:value-type="float">
            <text:p>0</text:p>
          </table:table-cell>
          <table:table-cell table:formula="of:=[.H76]/SUM([.$C76:.$J76])" office:value-type="float" office:value="0.227317388489446" calcext:value-type="float">
            <text:p>0.2273173885</text:p>
          </table:table-cell>
          <table:table-cell table:formula="of:=[.I76]/SUM([.$C76:.$J76])" office:value-type="float" office:value="0" calcext:value-type="float">
            <text:p>0</text:p>
          </table:table-cell>
          <table:table-cell table:formula="of:=[.J76]/SUM([.$C76:.$J7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.0531073928902" calcext:value-type="float">
            <text:p>0.053107392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70446932264" calcext:value-type="float">
            <text:p>0.01704469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7]/SUM([.$C77:.$J77])" office:value-type="float" office:value="0.757032268462124" calcext:value-type="float">
            <text:p>0.7570322685</text:p>
          </table:table-cell>
          <table:table-cell table:formula="of:=[.D77]/SUM([.$C77:.$J77])" office:value-type="float" office:value="0" calcext:value-type="float">
            <text:p>0</text:p>
          </table:table-cell>
          <table:table-cell table:formula="of:=[.E77]/SUM([.$C77:.$J77])" office:value-type="float" office:value="0" calcext:value-type="float">
            <text:p>0</text:p>
          </table:table-cell>
          <table:table-cell table:formula="of:=[.F77]/SUM([.$C77:.$J77])" office:value-type="float" office:value="0" calcext:value-type="float">
            <text:p>0</text:p>
          </table:table-cell>
          <table:table-cell table:formula="of:=[.G77]/SUM([.$C77:.$J77])" office:value-type="float" office:value="0" calcext:value-type="float">
            <text:p>0</text:p>
          </table:table-cell>
          <table:table-cell table:formula="of:=[.H77]/SUM([.$C77:.$J77])" office:value-type="float" office:value="0.242967731537876" calcext:value-type="float">
            <text:p>0.2429677315</text:p>
          </table:table-cell>
          <table:table-cell table:formula="of:=[.I77]/SUM([.$C77:.$J77])" office:value-type="float" office:value="0" calcext:value-type="float">
            <text:p>0</text:p>
          </table:table-cell>
          <table:table-cell table:formula="of:=[.J77]/SUM([.$C77:.$J7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.0548367650616" calcext:value-type="float">
            <text:p>0.05483676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79694704712" calcext:value-type="float">
            <text:p>0.01796947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8]/SUM([.$C78:.$J78])" office:value-type="float" office:value="0.753187754596863" calcext:value-type="float">
            <text:p>0.7531877546</text:p>
          </table:table-cell>
          <table:table-cell table:formula="of:=[.D78]/SUM([.$C78:.$J78])" office:value-type="float" office:value="0" calcext:value-type="float">
            <text:p>0</text:p>
          </table:table-cell>
          <table:table-cell table:formula="of:=[.E78]/SUM([.$C78:.$J78])" office:value-type="float" office:value="0" calcext:value-type="float">
            <text:p>0</text:p>
          </table:table-cell>
          <table:table-cell table:formula="of:=[.F78]/SUM([.$C78:.$J78])" office:value-type="float" office:value="0" calcext:value-type="float">
            <text:p>0</text:p>
          </table:table-cell>
          <table:table-cell table:formula="of:=[.G78]/SUM([.$C78:.$J78])" office:value-type="float" office:value="0" calcext:value-type="float">
            <text:p>0</text:p>
          </table:table-cell>
          <table:table-cell table:formula="of:=[.H78]/SUM([.$C78:.$J78])" office:value-type="float" office:value="0.246812245403137" calcext:value-type="float">
            <text:p>0.2468122454</text:p>
          </table:table-cell>
          <table:table-cell table:formula="of:=[.I78]/SUM([.$C78:.$J78])" office:value-type="float" office:value="0" calcext:value-type="float">
            <text:p>0</text:p>
          </table:table-cell>
          <table:table-cell table:formula="of:=[.J78]/SUM([.$C78:.$J7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.0557455661678" calcext:value-type="float">
            <text:p>0.05574556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09670360324" calcext:value-type="float">
            <text:p>0.0209670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79]/SUM([.$C79:.$J79])" office:value-type="float" office:value="0.726680683081491" calcext:value-type="float">
            <text:p>0.7266806831</text:p>
          </table:table-cell>
          <table:table-cell table:formula="of:=[.D79]/SUM([.$C79:.$J79])" office:value-type="float" office:value="0" calcext:value-type="float">
            <text:p>0</text:p>
          </table:table-cell>
          <table:table-cell table:formula="of:=[.E79]/SUM([.$C79:.$J79])" office:value-type="float" office:value="0" calcext:value-type="float">
            <text:p>0</text:p>
          </table:table-cell>
          <table:table-cell table:formula="of:=[.F79]/SUM([.$C79:.$J79])" office:value-type="float" office:value="0" calcext:value-type="float">
            <text:p>0</text:p>
          </table:table-cell>
          <table:table-cell table:formula="of:=[.G79]/SUM([.$C79:.$J79])" office:value-type="float" office:value="0" calcext:value-type="float">
            <text:p>0</text:p>
          </table:table-cell>
          <table:table-cell table:formula="of:=[.H79]/SUM([.$C79:.$J79])" office:value-type="float" office:value="0.273319316918509" calcext:value-type="float">
            <text:p>0.2733193169</text:p>
          </table:table-cell>
          <table:table-cell table:formula="of:=[.I79]/SUM([.$C79:.$J79])" office:value-type="float" office:value="0" calcext:value-type="float">
            <text:p>0</text:p>
          </table:table-cell>
          <table:table-cell table:formula="of:=[.J79]/SUM([.$C79:.$J7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.0537908332713" calcext:value-type="float">
            <text:p>0.0537908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38566350977" calcext:value-type="float">
            <text:p>0.01385663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0]/SUM([.$C80:.$J80])" office:value-type="float" office:value="0.795164025620064" calcext:value-type="float">
            <text:p>0.7951640256</text:p>
          </table:table-cell>
          <table:table-cell table:formula="of:=[.D80]/SUM([.$C80:.$J80])" office:value-type="float" office:value="0" calcext:value-type="float">
            <text:p>0</text:p>
          </table:table-cell>
          <table:table-cell table:formula="of:=[.E80]/SUM([.$C80:.$J80])" office:value-type="float" office:value="0" calcext:value-type="float">
            <text:p>0</text:p>
          </table:table-cell>
          <table:table-cell table:formula="of:=[.F80]/SUM([.$C80:.$J80])" office:value-type="float" office:value="0" calcext:value-type="float">
            <text:p>0</text:p>
          </table:table-cell>
          <table:table-cell table:formula="of:=[.G80]/SUM([.$C80:.$J80])" office:value-type="float" office:value="0" calcext:value-type="float">
            <text:p>0</text:p>
          </table:table-cell>
          <table:table-cell table:formula="of:=[.H80]/SUM([.$C80:.$J80])" office:value-type="float" office:value="0.204835974379936" calcext:value-type="float">
            <text:p>0.2048359744</text:p>
          </table:table-cell>
          <table:table-cell table:formula="of:=[.I80]/SUM([.$C80:.$J80])" office:value-type="float" office:value="0" calcext:value-type="float">
            <text:p>0</text:p>
          </table:table-cell>
          <table:table-cell table:formula="of:=[.J80]/SUM([.$C80:.$J8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.0527290746368" calcext:value-type="float">
            <text:p>0.052729074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85094226161" calcext:value-type="float">
            <text:p>0.01850942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1]/SUM([.$C81:.$J81])" office:value-type="float" office:value="0.740176683536843" calcext:value-type="float">
            <text:p>0.7401766835</text:p>
          </table:table-cell>
          <table:table-cell table:formula="of:=[.D81]/SUM([.$C81:.$J81])" office:value-type="float" office:value="0" calcext:value-type="float">
            <text:p>0</text:p>
          </table:table-cell>
          <table:table-cell table:formula="of:=[.E81]/SUM([.$C81:.$J81])" office:value-type="float" office:value="0" calcext:value-type="float">
            <text:p>0</text:p>
          </table:table-cell>
          <table:table-cell table:formula="of:=[.F81]/SUM([.$C81:.$J81])" office:value-type="float" office:value="0" calcext:value-type="float">
            <text:p>0</text:p>
          </table:table-cell>
          <table:table-cell table:formula="of:=[.G81]/SUM([.$C81:.$J81])" office:value-type="float" office:value="0" calcext:value-type="float">
            <text:p>0</text:p>
          </table:table-cell>
          <table:table-cell table:formula="of:=[.H81]/SUM([.$C81:.$J81])" office:value-type="float" office:value="0.259823316463157" calcext:value-type="float">
            <text:p>0.2598233165</text:p>
          </table:table-cell>
          <table:table-cell table:formula="of:=[.I81]/SUM([.$C81:.$J81])" office:value-type="float" office:value="0" calcext:value-type="float">
            <text:p>0</text:p>
          </table:table-cell>
          <table:table-cell table:formula="of:=[.J81]/SUM([.$C81:.$J8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.0548311000772" calcext:value-type="float">
            <text:p>0.054831100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99126515871" calcext:value-type="float">
            <text:p>0.01991265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2]/SUM([.$C82:.$J82])" office:value-type="float" office:value="0.733587742872012" calcext:value-type="float">
            <text:p>0.7335877429</text:p>
          </table:table-cell>
          <table:table-cell table:formula="of:=[.D82]/SUM([.$C82:.$J82])" office:value-type="float" office:value="0" calcext:value-type="float">
            <text:p>0</text:p>
          </table:table-cell>
          <table:table-cell table:formula="of:=[.E82]/SUM([.$C82:.$J82])" office:value-type="float" office:value="0" calcext:value-type="float">
            <text:p>0</text:p>
          </table:table-cell>
          <table:table-cell table:formula="of:=[.F82]/SUM([.$C82:.$J82])" office:value-type="float" office:value="0" calcext:value-type="float">
            <text:p>0</text:p>
          </table:table-cell>
          <table:table-cell table:formula="of:=[.G82]/SUM([.$C82:.$J82])" office:value-type="float" office:value="0" calcext:value-type="float">
            <text:p>0</text:p>
          </table:table-cell>
          <table:table-cell table:formula="of:=[.H82]/SUM([.$C82:.$J82])" office:value-type="float" office:value="0.266412257127988" calcext:value-type="float">
            <text:p>0.2664122571</text:p>
          </table:table-cell>
          <table:table-cell table:formula="of:=[.I82]/SUM([.$C82:.$J82])" office:value-type="float" office:value="0" calcext:value-type="float">
            <text:p>0</text:p>
          </table:table-cell>
          <table:table-cell table:formula="of:=[.J82]/SUM([.$C82:.$J8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.0554765828127" calcext:value-type="float">
            <text:p>0.05547658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33380057682" calcext:value-type="float">
            <text:p>0.02333800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3]/SUM([.$C83:.$J83])" office:value-type="float" office:value="0.703887234731366" calcext:value-type="float">
            <text:p>0.7038872347</text:p>
          </table:table-cell>
          <table:table-cell table:formula="of:=[.D83]/SUM([.$C83:.$J83])" office:value-type="float" office:value="0" calcext:value-type="float">
            <text:p>0</text:p>
          </table:table-cell>
          <table:table-cell table:formula="of:=[.E83]/SUM([.$C83:.$J83])" office:value-type="float" office:value="0" calcext:value-type="float">
            <text:p>0</text:p>
          </table:table-cell>
          <table:table-cell table:formula="of:=[.F83]/SUM([.$C83:.$J83])" office:value-type="float" office:value="0" calcext:value-type="float">
            <text:p>0</text:p>
          </table:table-cell>
          <table:table-cell table:formula="of:=[.G83]/SUM([.$C83:.$J83])" office:value-type="float" office:value="0" calcext:value-type="float">
            <text:p>0</text:p>
          </table:table-cell>
          <table:table-cell table:formula="of:=[.H83]/SUM([.$C83:.$J83])" office:value-type="float" office:value="0.296112765268634" calcext:value-type="float">
            <text:p>0.2961127653</text:p>
          </table:table-cell>
          <table:table-cell table:formula="of:=[.I83]/SUM([.$C83:.$J83])" office:value-type="float" office:value="0" calcext:value-type="float">
            <text:p>0</text:p>
          </table:table-cell>
          <table:table-cell table:formula="of:=[.J83]/SUM([.$C83:.$J8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.05427633748" calcext:value-type="float">
            <text:p>0.05427633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53945696963" calcext:value-type="float">
            <text:p>0.015394569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4]/SUM([.$C84:.$J84])" office:value-type="float" office:value="0.77903876495616" calcext:value-type="float">
            <text:p>0.779038765</text:p>
          </table:table-cell>
          <table:table-cell table:formula="of:=[.D84]/SUM([.$C84:.$J84])" office:value-type="float" office:value="0" calcext:value-type="float">
            <text:p>0</text:p>
          </table:table-cell>
          <table:table-cell table:formula="of:=[.E84]/SUM([.$C84:.$J84])" office:value-type="float" office:value="0" calcext:value-type="float">
            <text:p>0</text:p>
          </table:table-cell>
          <table:table-cell table:formula="of:=[.F84]/SUM([.$C84:.$J84])" office:value-type="float" office:value="0" calcext:value-type="float">
            <text:p>0</text:p>
          </table:table-cell>
          <table:table-cell table:formula="of:=[.G84]/SUM([.$C84:.$J84])" office:value-type="float" office:value="0" calcext:value-type="float">
            <text:p>0</text:p>
          </table:table-cell>
          <table:table-cell table:formula="of:=[.H84]/SUM([.$C84:.$J84])" office:value-type="float" office:value="0.22096123504384" calcext:value-type="float">
            <text:p>0.220961235</text:p>
          </table:table-cell>
          <table:table-cell table:formula="of:=[.I84]/SUM([.$C84:.$J84])" office:value-type="float" office:value="0" calcext:value-type="float">
            <text:p>0</text:p>
          </table:table-cell>
          <table:table-cell table:formula="of:=[.J84]/SUM([.$C84:.$J8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.0497529073068" calcext:value-type="float">
            <text:p>0.04975290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41360137655" calcext:value-type="float">
            <text:p>0.02413601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5]/SUM([.$C85:.$J85])" office:value-type="float" office:value="0.673347324399513" calcext:value-type="float">
            <text:p>0.6733473244</text:p>
          </table:table-cell>
          <table:table-cell table:formula="of:=[.D85]/SUM([.$C85:.$J85])" office:value-type="float" office:value="0" calcext:value-type="float">
            <text:p>0</text:p>
          </table:table-cell>
          <table:table-cell table:formula="of:=[.E85]/SUM([.$C85:.$J85])" office:value-type="float" office:value="0" calcext:value-type="float">
            <text:p>0</text:p>
          </table:table-cell>
          <table:table-cell table:formula="of:=[.F85]/SUM([.$C85:.$J85])" office:value-type="float" office:value="0" calcext:value-type="float">
            <text:p>0</text:p>
          </table:table-cell>
          <table:table-cell table:formula="of:=[.G85]/SUM([.$C85:.$J85])" office:value-type="float" office:value="0" calcext:value-type="float">
            <text:p>0</text:p>
          </table:table-cell>
          <table:table-cell table:formula="of:=[.H85]/SUM([.$C85:.$J85])" office:value-type="float" office:value="0.326652675600487" calcext:value-type="float">
            <text:p>0.3266526756</text:p>
          </table:table-cell>
          <table:table-cell table:formula="of:=[.I85]/SUM([.$C85:.$J85])" office:value-type="float" office:value="0" calcext:value-type="float">
            <text:p>0</text:p>
          </table:table-cell>
          <table:table-cell table:formula="of:=[.J85]/SUM([.$C85:.$J8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.051839321351" calcext:value-type="float">
            <text:p>0.05183932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61996165159" calcext:value-type="float">
            <text:p>0.026199616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6]/SUM([.$C86:.$J86])" office:value-type="float" office:value="0.664275075596429" calcext:value-type="float">
            <text:p>0.6642750756</text:p>
          </table:table-cell>
          <table:table-cell table:formula="of:=[.D86]/SUM([.$C86:.$J86])" office:value-type="float" office:value="0" calcext:value-type="float">
            <text:p>0</text:p>
          </table:table-cell>
          <table:table-cell table:formula="of:=[.E86]/SUM([.$C86:.$J86])" office:value-type="float" office:value="0" calcext:value-type="float">
            <text:p>0</text:p>
          </table:table-cell>
          <table:table-cell table:formula="of:=[.F86]/SUM([.$C86:.$J86])" office:value-type="float" office:value="0" calcext:value-type="float">
            <text:p>0</text:p>
          </table:table-cell>
          <table:table-cell table:formula="of:=[.G86]/SUM([.$C86:.$J86])" office:value-type="float" office:value="0" calcext:value-type="float">
            <text:p>0</text:p>
          </table:table-cell>
          <table:table-cell table:formula="of:=[.H86]/SUM([.$C86:.$J86])" office:value-type="float" office:value="0.335724924403571" calcext:value-type="float">
            <text:p>0.3357249244</text:p>
          </table:table-cell>
          <table:table-cell table:formula="of:=[.I86]/SUM([.$C86:.$J86])" office:value-type="float" office:value="0" calcext:value-type="float">
            <text:p>0</text:p>
          </table:table-cell>
          <table:table-cell table:formula="of:=[.J86]/SUM([.$C86:.$J8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.0480152474791" calcext:value-type="float">
            <text:p>0.04801524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52591772184" calcext:value-type="float">
            <text:p>0.03525917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7]/SUM([.$C87:.$J87])" office:value-type="float" office:value="0.576590563711712" calcext:value-type="float">
            <text:p>0.5765905637</text:p>
          </table:table-cell>
          <table:table-cell table:formula="of:=[.D87]/SUM([.$C87:.$J87])" office:value-type="float" office:value="0" calcext:value-type="float">
            <text:p>0</text:p>
          </table:table-cell>
          <table:table-cell table:formula="of:=[.E87]/SUM([.$C87:.$J87])" office:value-type="float" office:value="0" calcext:value-type="float">
            <text:p>0</text:p>
          </table:table-cell>
          <table:table-cell table:formula="of:=[.F87]/SUM([.$C87:.$J87])" office:value-type="float" office:value="0" calcext:value-type="float">
            <text:p>0</text:p>
          </table:table-cell>
          <table:table-cell table:formula="of:=[.G87]/SUM([.$C87:.$J87])" office:value-type="float" office:value="0" calcext:value-type="float">
            <text:p>0</text:p>
          </table:table-cell>
          <table:table-cell table:formula="of:=[.H87]/SUM([.$C87:.$J87])" office:value-type="float" office:value="0.423409436288288" calcext:value-type="float">
            <text:p>0.4234094363</text:p>
          </table:table-cell>
          <table:table-cell table:formula="of:=[.I87]/SUM([.$C87:.$J87])" office:value-type="float" office:value="0" calcext:value-type="float">
            <text:p>0</text:p>
          </table:table-cell>
          <table:table-cell table:formula="of:=[.J87]/SUM([.$C87:.$J8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.0551989049619" calcext:value-type="float">
            <text:p>0.05519890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73117956995" calcext:value-type="float">
            <text:p>0.01731179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8]/SUM([.$C88:.$J88])" office:value-type="float" office:value="0.761251849153408" calcext:value-type="float">
            <text:p>0.7612518492</text:p>
          </table:table-cell>
          <table:table-cell table:formula="of:=[.D88]/SUM([.$C88:.$J88])" office:value-type="float" office:value="0" calcext:value-type="float">
            <text:p>0</text:p>
          </table:table-cell>
          <table:table-cell table:formula="of:=[.E88]/SUM([.$C88:.$J88])" office:value-type="float" office:value="0" calcext:value-type="float">
            <text:p>0</text:p>
          </table:table-cell>
          <table:table-cell table:formula="of:=[.F88]/SUM([.$C88:.$J88])" office:value-type="float" office:value="0" calcext:value-type="float">
            <text:p>0</text:p>
          </table:table-cell>
          <table:table-cell table:formula="of:=[.G88]/SUM([.$C88:.$J88])" office:value-type="float" office:value="0" calcext:value-type="float">
            <text:p>0</text:p>
          </table:table-cell>
          <table:table-cell table:formula="of:=[.H88]/SUM([.$C88:.$J88])" office:value-type="float" office:value="0.238748150846592" calcext:value-type="float">
            <text:p>0.2387481508</text:p>
          </table:table-cell>
          <table:table-cell table:formula="of:=[.I88]/SUM([.$C88:.$J88])" office:value-type="float" office:value="0" calcext:value-type="float">
            <text:p>0</text:p>
          </table:table-cell>
          <table:table-cell table:formula="of:=[.J88]/SUM([.$C88:.$J8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.0532120739327" calcext:value-type="float">
            <text:p>0.053212073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35404270693" calcext:value-type="float">
            <text:p>0.023540427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89]/SUM([.$C89:.$J89])" office:value-type="float" office:value="0.69329433227607" calcext:value-type="float">
            <text:p>0.6932943323</text:p>
          </table:table-cell>
          <table:table-cell table:formula="of:=[.D89]/SUM([.$C89:.$J89])" office:value-type="float" office:value="0" calcext:value-type="float">
            <text:p>0</text:p>
          </table:table-cell>
          <table:table-cell table:formula="of:=[.E89]/SUM([.$C89:.$J89])" office:value-type="float" office:value="0" calcext:value-type="float">
            <text:p>0</text:p>
          </table:table-cell>
          <table:table-cell table:formula="of:=[.F89]/SUM([.$C89:.$J89])" office:value-type="float" office:value="0" calcext:value-type="float">
            <text:p>0</text:p>
          </table:table-cell>
          <table:table-cell table:formula="of:=[.G89]/SUM([.$C89:.$J89])" office:value-type="float" office:value="0" calcext:value-type="float">
            <text:p>0</text:p>
          </table:table-cell>
          <table:table-cell table:formula="of:=[.H89]/SUM([.$C89:.$J89])" office:value-type="float" office:value="0.30670566772393" calcext:value-type="float">
            <text:p>0.3067056677</text:p>
          </table:table-cell>
          <table:table-cell table:formula="of:=[.I89]/SUM([.$C89:.$J89])" office:value-type="float" office:value="0" calcext:value-type="float">
            <text:p>0</text:p>
          </table:table-cell>
          <table:table-cell table:formula="of:=[.J89]/SUM([.$C89:.$J8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0515998368844" calcext:value-type="float">
            <text:p>0.051599836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98513131046" calcext:value-type="float">
            <text:p>0.02985131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0]/SUM([.$C90:.$J90])" office:value-type="float" office:value="0.633506548297582" calcext:value-type="float">
            <text:p>0.6335065483</text:p>
          </table:table-cell>
          <table:table-cell table:formula="of:=[.D90]/SUM([.$C90:.$J90])" office:value-type="float" office:value="0" calcext:value-type="float">
            <text:p>0</text:p>
          </table:table-cell>
          <table:table-cell table:formula="of:=[.E90]/SUM([.$C90:.$J90])" office:value-type="float" office:value="0" calcext:value-type="float">
            <text:p>0</text:p>
          </table:table-cell>
          <table:table-cell table:formula="of:=[.F90]/SUM([.$C90:.$J90])" office:value-type="float" office:value="0" calcext:value-type="float">
            <text:p>0</text:p>
          </table:table-cell>
          <table:table-cell table:formula="of:=[.G90]/SUM([.$C90:.$J90])" office:value-type="float" office:value="0" calcext:value-type="float">
            <text:p>0</text:p>
          </table:table-cell>
          <table:table-cell table:formula="of:=[.H90]/SUM([.$C90:.$J90])" office:value-type="float" office:value="0.366493451702418" calcext:value-type="float">
            <text:p>0.3664934517</text:p>
          </table:table-cell>
          <table:table-cell table:formula="of:=[.I90]/SUM([.$C90:.$J90])" office:value-type="float" office:value="0" calcext:value-type="float">
            <text:p>0</text:p>
          </table:table-cell>
          <table:table-cell table:formula="of:=[.J90]/SUM([.$C90:.$J9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.0429463333345" calcext:value-type="float">
            <text:p>0.042946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446985198706" calcext:value-type="float">
            <text:p>0.044698519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1]/SUM([.$C91:.$J91])" office:value-type="float" office:value="0.490004053449667" calcext:value-type="float">
            <text:p>0.4900040534</text:p>
          </table:table-cell>
          <table:table-cell table:formula="of:=[.D91]/SUM([.$C91:.$J91])" office:value-type="float" office:value="0" calcext:value-type="float">
            <text:p>0</text:p>
          </table:table-cell>
          <table:table-cell table:formula="of:=[.E91]/SUM([.$C91:.$J91])" office:value-type="float" office:value="0" calcext:value-type="float">
            <text:p>0</text:p>
          </table:table-cell>
          <table:table-cell table:formula="of:=[.F91]/SUM([.$C91:.$J91])" office:value-type="float" office:value="0" calcext:value-type="float">
            <text:p>0</text:p>
          </table:table-cell>
          <table:table-cell table:formula="of:=[.G91]/SUM([.$C91:.$J91])" office:value-type="float" office:value="0" calcext:value-type="float">
            <text:p>0</text:p>
          </table:table-cell>
          <table:table-cell table:formula="of:=[.H91]/SUM([.$C91:.$J91])" office:value-type="float" office:value="0.509995946550333" calcext:value-type="float">
            <text:p>0.5099959466</text:p>
          </table:table-cell>
          <table:table-cell table:formula="of:=[.I91]/SUM([.$C91:.$J91])" office:value-type="float" office:value="0" calcext:value-type="float">
            <text:p>0</text:p>
          </table:table-cell>
          <table:table-cell table:formula="of:=[.J91]/SUM([.$C91:.$J9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.0537764357178" calcext:value-type="float">
            <text:p>0.053776435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36380757986" calcext:value-type="float">
            <text:p>0.02363807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2]/SUM([.$C92:.$J92])" office:value-type="float" office:value="0.694655752060228" calcext:value-type="float">
            <text:p>0.6946557521</text:p>
          </table:table-cell>
          <table:table-cell table:formula="of:=[.D92]/SUM([.$C92:.$J92])" office:value-type="float" office:value="0" calcext:value-type="float">
            <text:p>0</text:p>
          </table:table-cell>
          <table:table-cell table:formula="of:=[.E92]/SUM([.$C92:.$J92])" office:value-type="float" office:value="0" calcext:value-type="float">
            <text:p>0</text:p>
          </table:table-cell>
          <table:table-cell table:formula="of:=[.F92]/SUM([.$C92:.$J92])" office:value-type="float" office:value="0" calcext:value-type="float">
            <text:p>0</text:p>
          </table:table-cell>
          <table:table-cell table:formula="of:=[.G92]/SUM([.$C92:.$J92])" office:value-type="float" office:value="0" calcext:value-type="float">
            <text:p>0</text:p>
          </table:table-cell>
          <table:table-cell table:formula="of:=[.H92]/SUM([.$C92:.$J92])" office:value-type="float" office:value="0.305344247939772" calcext:value-type="float">
            <text:p>0.3053442479</text:p>
          </table:table-cell>
          <table:table-cell table:formula="of:=[.I92]/SUM([.$C92:.$J92])" office:value-type="float" office:value="0" calcext:value-type="float">
            <text:p>0</text:p>
          </table:table-cell>
          <table:table-cell table:formula="of:=[.J92]/SUM([.$C92:.$J9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.0461067743466" calcext:value-type="float">
            <text:p>0.046106774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61847336216" calcext:value-type="float">
            <text:p>0.03618473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3]/SUM([.$C93:.$J93])" office:value-type="float" office:value="0.560285933323972" calcext:value-type="float">
            <text:p>0.5602859333</text:p>
          </table:table-cell>
          <table:table-cell table:formula="of:=[.D93]/SUM([.$C93:.$J93])" office:value-type="float" office:value="0" calcext:value-type="float">
            <text:p>0</text:p>
          </table:table-cell>
          <table:table-cell table:formula="of:=[.E93]/SUM([.$C93:.$J93])" office:value-type="float" office:value="0" calcext:value-type="float">
            <text:p>0</text:p>
          </table:table-cell>
          <table:table-cell table:formula="of:=[.F93]/SUM([.$C93:.$J93])" office:value-type="float" office:value="0" calcext:value-type="float">
            <text:p>0</text:p>
          </table:table-cell>
          <table:table-cell table:formula="of:=[.G93]/SUM([.$C93:.$J93])" office:value-type="float" office:value="0" calcext:value-type="float">
            <text:p>0</text:p>
          </table:table-cell>
          <table:table-cell table:formula="of:=[.H93]/SUM([.$C93:.$J93])" office:value-type="float" office:value="0.439714066676028" calcext:value-type="float">
            <text:p>0.4397140667</text:p>
          </table:table-cell>
          <table:table-cell table:formula="of:=[.I93]/SUM([.$C93:.$J93])" office:value-type="float" office:value="0" calcext:value-type="float">
            <text:p>0</text:p>
          </table:table-cell>
          <table:table-cell table:formula="of:=[.J93]/SUM([.$C93:.$J9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.0428003202065" calcext:value-type="float">
            <text:p>0.042800320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444511600482" calcext:value-type="float">
            <text:p>0.044451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4]/SUM([.$C94:.$J94])" office:value-type="float" office:value="0.490539760260336" calcext:value-type="float">
            <text:p>0.4905397603</text:p>
          </table:table-cell>
          <table:table-cell table:formula="of:=[.D94]/SUM([.$C94:.$J94])" office:value-type="float" office:value="0" calcext:value-type="float">
            <text:p>0</text:p>
          </table:table-cell>
          <table:table-cell table:formula="of:=[.E94]/SUM([.$C94:.$J94])" office:value-type="float" office:value="0" calcext:value-type="float">
            <text:p>0</text:p>
          </table:table-cell>
          <table:table-cell table:formula="of:=[.F94]/SUM([.$C94:.$J94])" office:value-type="float" office:value="0" calcext:value-type="float">
            <text:p>0</text:p>
          </table:table-cell>
          <table:table-cell table:formula="of:=[.G94]/SUM([.$C94:.$J94])" office:value-type="float" office:value="0" calcext:value-type="float">
            <text:p>0</text:p>
          </table:table-cell>
          <table:table-cell table:formula="of:=[.H94]/SUM([.$C94:.$J94])" office:value-type="float" office:value="0.509460239739664" calcext:value-type="float">
            <text:p>0.5094602397</text:p>
          </table:table-cell>
          <table:table-cell table:formula="of:=[.I94]/SUM([.$C94:.$J94])" office:value-type="float" office:value="0" calcext:value-type="float">
            <text:p>0</text:p>
          </table:table-cell>
          <table:table-cell table:formula="of:=[.J94]/SUM([.$C94:.$J9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.0254133038539" calcext:value-type="float">
            <text:p>0.025413303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618517289942" calcext:value-type="float">
            <text:p>0.0618517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5]/SUM([.$C95:.$J95])" office:value-type="float" office:value="0.291219782133541" calcext:value-type="float">
            <text:p>0.2912197821</text:p>
          </table:table-cell>
          <table:table-cell table:formula="of:=[.D95]/SUM([.$C95:.$J95])" office:value-type="float" office:value="0" calcext:value-type="float">
            <text:p>0</text:p>
          </table:table-cell>
          <table:table-cell table:formula="of:=[.E95]/SUM([.$C95:.$J95])" office:value-type="float" office:value="0" calcext:value-type="float">
            <text:p>0</text:p>
          </table:table-cell>
          <table:table-cell table:formula="of:=[.F95]/SUM([.$C95:.$J95])" office:value-type="float" office:value="0" calcext:value-type="float">
            <text:p>0</text:p>
          </table:table-cell>
          <table:table-cell table:formula="of:=[.G95]/SUM([.$C95:.$J95])" office:value-type="float" office:value="0" calcext:value-type="float">
            <text:p>0</text:p>
          </table:table-cell>
          <table:table-cell table:formula="of:=[.H95]/SUM([.$C95:.$J95])" office:value-type="float" office:value="0.708780217866459" calcext:value-type="float">
            <text:p>0.7087802179</text:p>
          </table:table-cell>
          <table:table-cell table:formula="of:=[.I95]/SUM([.$C95:.$J95])" office:value-type="float" office:value="0" calcext:value-type="float">
            <text:p>0</text:p>
          </table:table-cell>
          <table:table-cell table:formula="of:=[.J95]/SUM([.$C95:.$J9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.0651078894741" calcext:value-type="float">
            <text:p>0.06510788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45558275091" calcext:value-type="float">
            <text:p>0.014555827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6]/SUM([.$C96:.$J96])" office:value-type="float" office:value="0.81728410297288" calcext:value-type="float">
            <text:p>0.817284103</text:p>
          </table:table-cell>
          <table:table-cell table:formula="of:=[.D96]/SUM([.$C96:.$J96])" office:value-type="float" office:value="0" calcext:value-type="float">
            <text:p>0</text:p>
          </table:table-cell>
          <table:table-cell table:formula="of:=[.E96]/SUM([.$C96:.$J96])" office:value-type="float" office:value="0" calcext:value-type="float">
            <text:p>0</text:p>
          </table:table-cell>
          <table:table-cell table:formula="of:=[.F96]/SUM([.$C96:.$J96])" office:value-type="float" office:value="0" calcext:value-type="float">
            <text:p>0</text:p>
          </table:table-cell>
          <table:table-cell table:formula="of:=[.G96]/SUM([.$C96:.$J96])" office:value-type="float" office:value="0" calcext:value-type="float">
            <text:p>0</text:p>
          </table:table-cell>
          <table:table-cell table:formula="of:=[.H96]/SUM([.$C96:.$J96])" office:value-type="float" office:value="0.18271589702712" calcext:value-type="float">
            <text:p>0.182715897</text:p>
          </table:table-cell>
          <table:table-cell table:formula="of:=[.I96]/SUM([.$C96:.$J96])" office:value-type="float" office:value="0" calcext:value-type="float">
            <text:p>0</text:p>
          </table:table-cell>
          <table:table-cell table:formula="of:=[.J96]/SUM([.$C96:.$J9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.0471435805998" calcext:value-type="float">
            <text:p>0.04714358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414894381744" calcext:value-type="float">
            <text:p>0.041489438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7]/SUM([.$C97:.$J97])" office:value-type="float" office:value="0.531896366069875" calcext:value-type="float">
            <text:p>0.5318963661</text:p>
          </table:table-cell>
          <table:table-cell table:formula="of:=[.D97]/SUM([.$C97:.$J97])" office:value-type="float" office:value="0" calcext:value-type="float">
            <text:p>0</text:p>
          </table:table-cell>
          <table:table-cell table:formula="of:=[.E97]/SUM([.$C97:.$J97])" office:value-type="float" office:value="0" calcext:value-type="float">
            <text:p>0</text:p>
          </table:table-cell>
          <table:table-cell table:formula="of:=[.F97]/SUM([.$C97:.$J97])" office:value-type="float" office:value="0" calcext:value-type="float">
            <text:p>0</text:p>
          </table:table-cell>
          <table:table-cell table:formula="of:=[.G97]/SUM([.$C97:.$J97])" office:value-type="float" office:value="0" calcext:value-type="float">
            <text:p>0</text:p>
          </table:table-cell>
          <table:table-cell table:formula="of:=[.H97]/SUM([.$C97:.$J97])" office:value-type="float" office:value="0.468103633930125" calcext:value-type="float">
            <text:p>0.4681036339</text:p>
          </table:table-cell>
          <table:table-cell table:formula="of:=[.I97]/SUM([.$C97:.$J97])" office:value-type="float" office:value="0" calcext:value-type="float">
            <text:p>0</text:p>
          </table:table-cell>
          <table:table-cell table:formula="of:=[.J97]/SUM([.$C97:.$J9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.0309727154291" calcext:value-type="float">
            <text:p>0.03097271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87959199521" calcext:value-type="float">
            <text:p>0.058795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8]/SUM([.$C98:.$J98])" office:value-type="float" office:value="0.345028252881145" calcext:value-type="float">
            <text:p>0.3450282529</text:p>
          </table:table-cell>
          <table:table-cell table:formula="of:=[.D98]/SUM([.$C98:.$J98])" office:value-type="float" office:value="0" calcext:value-type="float">
            <text:p>0</text:p>
          </table:table-cell>
          <table:table-cell table:formula="of:=[.E98]/SUM([.$C98:.$J98])" office:value-type="float" office:value="0" calcext:value-type="float">
            <text:p>0</text:p>
          </table:table-cell>
          <table:table-cell table:formula="of:=[.F98]/SUM([.$C98:.$J98])" office:value-type="float" office:value="0" calcext:value-type="float">
            <text:p>0</text:p>
          </table:table-cell>
          <table:table-cell table:formula="of:=[.G98]/SUM([.$C98:.$J98])" office:value-type="float" office:value="0" calcext:value-type="float">
            <text:p>0</text:p>
          </table:table-cell>
          <table:table-cell table:formula="of:=[.H98]/SUM([.$C98:.$J98])" office:value-type="float" office:value="0.654971747118855" calcext:value-type="float">
            <text:p>0.6549717471</text:p>
          </table:table-cell>
          <table:table-cell table:formula="of:=[.I98]/SUM([.$C98:.$J98])" office:value-type="float" office:value="0" calcext:value-type="float">
            <text:p>0</text:p>
          </table:table-cell>
          <table:table-cell table:formula="of:=[.J98]/SUM([.$C98:.$J9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.031314231737" calcext:value-type="float">
            <text:p>0.03131423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23369458966" calcext:value-type="float">
            <text:p>0.052336945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99]/SUM([.$C99:.$J99])" office:value-type="float" office:value="0.374342987425225" calcext:value-type="float">
            <text:p>0.3743429874</text:p>
          </table:table-cell>
          <table:table-cell table:formula="of:=[.D99]/SUM([.$C99:.$J99])" office:value-type="float" office:value="0" calcext:value-type="float">
            <text:p>0</text:p>
          </table:table-cell>
          <table:table-cell table:formula="of:=[.E99]/SUM([.$C99:.$J99])" office:value-type="float" office:value="0" calcext:value-type="float">
            <text:p>0</text:p>
          </table:table-cell>
          <table:table-cell table:formula="of:=[.F99]/SUM([.$C99:.$J99])" office:value-type="float" office:value="0" calcext:value-type="float">
            <text:p>0</text:p>
          </table:table-cell>
          <table:table-cell table:formula="of:=[.G99]/SUM([.$C99:.$J99])" office:value-type="float" office:value="0" calcext:value-type="float">
            <text:p>0</text:p>
          </table:table-cell>
          <table:table-cell table:formula="of:=[.H99]/SUM([.$C99:.$J99])" office:value-type="float" office:value="0.625657012574775" calcext:value-type="float">
            <text:p>0.6256570126</text:p>
          </table:table-cell>
          <table:table-cell table:formula="of:=[.I99]/SUM([.$C99:.$J99])" office:value-type="float" office:value="0" calcext:value-type="float">
            <text:p>0</text:p>
          </table:table-cell>
          <table:table-cell table:formula="of:=[.J99]/SUM([.$C99:.$J9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.036873998928" calcext:value-type="float">
            <text:p>0.03687399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33410766906" calcext:value-type="float">
            <text:p>0.053341076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0]/SUM([.$C100:.$J100])" office:value-type="float" office:value="0.408734334867614" calcext:value-type="float">
            <text:p>0.4087343349</text:p>
          </table:table-cell>
          <table:table-cell table:formula="of:=[.D100]/SUM([.$C100:.$J100])" office:value-type="float" office:value="0" calcext:value-type="float">
            <text:p>0</text:p>
          </table:table-cell>
          <table:table-cell table:formula="of:=[.E100]/SUM([.$C100:.$J100])" office:value-type="float" office:value="0" calcext:value-type="float">
            <text:p>0</text:p>
          </table:table-cell>
          <table:table-cell table:formula="of:=[.F100]/SUM([.$C100:.$J100])" office:value-type="float" office:value="0" calcext:value-type="float">
            <text:p>0</text:p>
          </table:table-cell>
          <table:table-cell table:formula="of:=[.G100]/SUM([.$C100:.$J100])" office:value-type="float" office:value="0" calcext:value-type="float">
            <text:p>0</text:p>
          </table:table-cell>
          <table:table-cell table:formula="of:=[.H100]/SUM([.$C100:.$J100])" office:value-type="float" office:value="0.591265665132386" calcext:value-type="float">
            <text:p>0.5912656651</text:p>
          </table:table-cell>
          <table:table-cell table:formula="of:=[.I100]/SUM([.$C100:.$J100])" office:value-type="float" office:value="0" calcext:value-type="float">
            <text:p>0</text:p>
          </table:table-cell>
          <table:table-cell table:formula="of:=[.J100]/SUM([.$C100:.$J10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.0361683289354" calcext:value-type="float">
            <text:p>0.03616832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83560257858" calcext:value-type="float">
            <text:p>0.058356025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1]/SUM([.$C101:.$J101])" office:value-type="float" office:value="0.382635026095429" calcext:value-type="float">
            <text:p>0.3826350261</text:p>
          </table:table-cell>
          <table:table-cell table:formula="of:=[.D101]/SUM([.$C101:.$J101])" office:value-type="float" office:value="0" calcext:value-type="float">
            <text:p>0</text:p>
          </table:table-cell>
          <table:table-cell table:formula="of:=[.E101]/SUM([.$C101:.$J101])" office:value-type="float" office:value="0" calcext:value-type="float">
            <text:p>0</text:p>
          </table:table-cell>
          <table:table-cell table:formula="of:=[.F101]/SUM([.$C101:.$J101])" office:value-type="float" office:value="0" calcext:value-type="float">
            <text:p>0</text:p>
          </table:table-cell>
          <table:table-cell table:formula="of:=[.G101]/SUM([.$C101:.$J101])" office:value-type="float" office:value="0" calcext:value-type="float">
            <text:p>0</text:p>
          </table:table-cell>
          <table:table-cell table:formula="of:=[.H101]/SUM([.$C101:.$J101])" office:value-type="float" office:value="0.61736497390457" calcext:value-type="float">
            <text:p>0.6173649739</text:p>
          </table:table-cell>
          <table:table-cell table:formula="of:=[.I101]/SUM([.$C101:.$J101])" office:value-type="float" office:value="0" calcext:value-type="float">
            <text:p>0</text:p>
          </table:table-cell>
          <table:table-cell table:formula="of:=[.J101]/SUM([.$C101:.$J10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.0278116148509" calcext:value-type="float">
            <text:p>0.027811614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86312492986" calcext:value-type="float">
            <text:p>0.058631249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2]/SUM([.$C102:.$J102])" office:value-type="float" office:value="0.321734073998297" calcext:value-type="float">
            <text:p>0.321734074</text:p>
          </table:table-cell>
          <table:table-cell table:formula="of:=[.D102]/SUM([.$C102:.$J102])" office:value-type="float" office:value="0" calcext:value-type="float">
            <text:p>0</text:p>
          </table:table-cell>
          <table:table-cell table:formula="of:=[.E102]/SUM([.$C102:.$J102])" office:value-type="float" office:value="0" calcext:value-type="float">
            <text:p>0</text:p>
          </table:table-cell>
          <table:table-cell table:formula="of:=[.F102]/SUM([.$C102:.$J102])" office:value-type="float" office:value="0" calcext:value-type="float">
            <text:p>0</text:p>
          </table:table-cell>
          <table:table-cell table:formula="of:=[.G102]/SUM([.$C102:.$J102])" office:value-type="float" office:value="0" calcext:value-type="float">
            <text:p>0</text:p>
          </table:table-cell>
          <table:table-cell table:formula="of:=[.H102]/SUM([.$C102:.$J102])" office:value-type="float" office:value="0.678265926001703" calcext:value-type="float">
            <text:p>0.678265926</text:p>
          </table:table-cell>
          <table:table-cell table:formula="of:=[.I102]/SUM([.$C102:.$J102])" office:value-type="float" office:value="0" calcext:value-type="float">
            <text:p>0</text:p>
          </table:table-cell>
          <table:table-cell table:formula="of:=[.J102]/SUM([.$C102:.$J10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.0443414585781" calcext:value-type="float">
            <text:p>0.04434145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10338788053" calcext:value-type="float">
            <text:p>0.051033878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3]/SUM([.$C103:.$J103])" office:value-type="float" office:value="0.464915352276569" calcext:value-type="float">
            <text:p>0.4649153523</text:p>
          </table:table-cell>
          <table:table-cell table:formula="of:=[.D103]/SUM([.$C103:.$J103])" office:value-type="float" office:value="0" calcext:value-type="float">
            <text:p>0</text:p>
          </table:table-cell>
          <table:table-cell table:formula="of:=[.E103]/SUM([.$C103:.$J103])" office:value-type="float" office:value="0" calcext:value-type="float">
            <text:p>0</text:p>
          </table:table-cell>
          <table:table-cell table:formula="of:=[.F103]/SUM([.$C103:.$J103])" office:value-type="float" office:value="0" calcext:value-type="float">
            <text:p>0</text:p>
          </table:table-cell>
          <table:table-cell table:formula="of:=[.G103]/SUM([.$C103:.$J103])" office:value-type="float" office:value="0" calcext:value-type="float">
            <text:p>0</text:p>
          </table:table-cell>
          <table:table-cell table:formula="of:=[.H103]/SUM([.$C103:.$J103])" office:value-type="float" office:value="0.535084647723431" calcext:value-type="float">
            <text:p>0.5350846477</text:p>
          </table:table-cell>
          <table:table-cell table:formula="of:=[.I103]/SUM([.$C103:.$J103])" office:value-type="float" office:value="0" calcext:value-type="float">
            <text:p>0</text:p>
          </table:table-cell>
          <table:table-cell table:formula="of:=[.J103]/SUM([.$C103:.$J10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.0754359278793" calcext:value-type="float">
            <text:p>0.075435927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509688271416" calcext:value-type="float">
            <text:p>0.00509688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4]/SUM([.$C104:.$J104])" office:value-type="float" office:value="0.936710482639309" calcext:value-type="float">
            <text:p>0.9367104826</text:p>
          </table:table-cell>
          <table:table-cell table:formula="of:=[.D104]/SUM([.$C104:.$J104])" office:value-type="float" office:value="0" calcext:value-type="float">
            <text:p>0</text:p>
          </table:table-cell>
          <table:table-cell table:formula="of:=[.E104]/SUM([.$C104:.$J104])" office:value-type="float" office:value="0" calcext:value-type="float">
            <text:p>0</text:p>
          </table:table-cell>
          <table:table-cell table:formula="of:=[.F104]/SUM([.$C104:.$J104])" office:value-type="float" office:value="0" calcext:value-type="float">
            <text:p>0</text:p>
          </table:table-cell>
          <table:table-cell table:formula="of:=[.G104]/SUM([.$C104:.$J104])" office:value-type="float" office:value="0" calcext:value-type="float">
            <text:p>0</text:p>
          </table:table-cell>
          <table:table-cell table:formula="of:=[.H104]/SUM([.$C104:.$J104])" office:value-type="float" office:value="0.0632895173606907" calcext:value-type="float">
            <text:p>0.0632895174</text:p>
          </table:table-cell>
          <table:table-cell table:formula="of:=[.I104]/SUM([.$C104:.$J104])" office:value-type="float" office:value="0" calcext:value-type="float">
            <text:p>0</text:p>
          </table:table-cell>
          <table:table-cell table:formula="of:=[.J104]/SUM([.$C104:.$J10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.037597028247" calcext:value-type="float">
            <text:p>0.037597028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5973924689" calcext:value-type="float">
            <text:p>0.055973924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5]/SUM([.$C105:.$J105])" office:value-type="float" office:value="0.401802344288567" calcext:value-type="float">
            <text:p>0.4018023443</text:p>
          </table:table-cell>
          <table:table-cell table:formula="of:=[.D105]/SUM([.$C105:.$J105])" office:value-type="float" office:value="0" calcext:value-type="float">
            <text:p>0</text:p>
          </table:table-cell>
          <table:table-cell table:formula="of:=[.E105]/SUM([.$C105:.$J105])" office:value-type="float" office:value="0" calcext:value-type="float">
            <text:p>0</text:p>
          </table:table-cell>
          <table:table-cell table:formula="of:=[.F105]/SUM([.$C105:.$J105])" office:value-type="float" office:value="0" calcext:value-type="float">
            <text:p>0</text:p>
          </table:table-cell>
          <table:table-cell table:formula="of:=[.G105]/SUM([.$C105:.$J105])" office:value-type="float" office:value="0" calcext:value-type="float">
            <text:p>0</text:p>
          </table:table-cell>
          <table:table-cell table:formula="of:=[.H105]/SUM([.$C105:.$J105])" office:value-type="float" office:value="0.598197655711433" calcext:value-type="float">
            <text:p>0.5981976557</text:p>
          </table:table-cell>
          <table:table-cell table:formula="of:=[.I105]/SUM([.$C105:.$J105])" office:value-type="float" office:value="0" calcext:value-type="float">
            <text:p>0</text:p>
          </table:table-cell>
          <table:table-cell table:formula="of:=[.J105]/SUM([.$C105:.$J10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.0759474879872" calcext:value-type="float">
            <text:p>0.0759474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484373138239" calcext:value-type="float">
            <text:p>0.00484373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6]/SUM([.$C106:.$J106])" office:value-type="float" office:value="0.940046314188777" calcext:value-type="float">
            <text:p>0.9400463142</text:p>
          </table:table-cell>
          <table:table-cell table:formula="of:=[.D106]/SUM([.$C106:.$J106])" office:value-type="float" office:value="0" calcext:value-type="float">
            <text:p>0</text:p>
          </table:table-cell>
          <table:table-cell table:formula="of:=[.E106]/SUM([.$C106:.$J106])" office:value-type="float" office:value="0" calcext:value-type="float">
            <text:p>0</text:p>
          </table:table-cell>
          <table:table-cell table:formula="of:=[.F106]/SUM([.$C106:.$J106])" office:value-type="float" office:value="0" calcext:value-type="float">
            <text:p>0</text:p>
          </table:table-cell>
          <table:table-cell table:formula="of:=[.G106]/SUM([.$C106:.$J106])" office:value-type="float" office:value="0" calcext:value-type="float">
            <text:p>0</text:p>
          </table:table-cell>
          <table:table-cell table:formula="of:=[.H106]/SUM([.$C106:.$J106])" office:value-type="float" office:value="0.0599536858112231" calcext:value-type="float">
            <text:p>0.0599536858</text:p>
          </table:table-cell>
          <table:table-cell table:formula="of:=[.I106]/SUM([.$C106:.$J106])" office:value-type="float" office:value="0" calcext:value-type="float">
            <text:p>0</text:p>
          </table:table-cell>
          <table:table-cell table:formula="of:=[.J106]/SUM([.$C106:.$J10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.0289066336191" calcext:value-type="float">
            <text:p>0.02890663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609765860889" calcext:value-type="float">
            <text:p>0.060976586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7]/SUM([.$C107:.$J107])" office:value-type="float" office:value="0.321602115645254" calcext:value-type="float">
            <text:p>0.3216021156</text:p>
          </table:table-cell>
          <table:table-cell table:formula="of:=[.D107]/SUM([.$C107:.$J107])" office:value-type="float" office:value="0" calcext:value-type="float">
            <text:p>0</text:p>
          </table:table-cell>
          <table:table-cell table:formula="of:=[.E107]/SUM([.$C107:.$J107])" office:value-type="float" office:value="0" calcext:value-type="float">
            <text:p>0</text:p>
          </table:table-cell>
          <table:table-cell table:formula="of:=[.F107]/SUM([.$C107:.$J107])" office:value-type="float" office:value="0" calcext:value-type="float">
            <text:p>0</text:p>
          </table:table-cell>
          <table:table-cell table:formula="of:=[.G107]/SUM([.$C107:.$J107])" office:value-type="float" office:value="0" calcext:value-type="float">
            <text:p>0</text:p>
          </table:table-cell>
          <table:table-cell table:formula="of:=[.H107]/SUM([.$C107:.$J107])" office:value-type="float" office:value="0.678397884354746" calcext:value-type="float">
            <text:p>0.6783978844</text:p>
          </table:table-cell>
          <table:table-cell table:formula="of:=[.I107]/SUM([.$C107:.$J107])" office:value-type="float" office:value="0" calcext:value-type="float">
            <text:p>0</text:p>
          </table:table-cell>
          <table:table-cell table:formula="of:=[.J107]/SUM([.$C107:.$J10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.0720602503972" calcext:value-type="float">
            <text:p>0.07206025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62630999893" calcext:value-type="float">
            <text:p>0.01626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8]/SUM([.$C108:.$J108])" office:value-type="float" office:value="0.815868624569457" calcext:value-type="float">
            <text:p>0.8158686246</text:p>
          </table:table-cell>
          <table:table-cell table:formula="of:=[.D108]/SUM([.$C108:.$J108])" office:value-type="float" office:value="0" calcext:value-type="float">
            <text:p>0</text:p>
          </table:table-cell>
          <table:table-cell table:formula="of:=[.E108]/SUM([.$C108:.$J108])" office:value-type="float" office:value="0" calcext:value-type="float">
            <text:p>0</text:p>
          </table:table-cell>
          <table:table-cell table:formula="of:=[.F108]/SUM([.$C108:.$J108])" office:value-type="float" office:value="0" calcext:value-type="float">
            <text:p>0</text:p>
          </table:table-cell>
          <table:table-cell table:formula="of:=[.G108]/SUM([.$C108:.$J108])" office:value-type="float" office:value="0" calcext:value-type="float">
            <text:p>0</text:p>
          </table:table-cell>
          <table:table-cell table:formula="of:=[.H108]/SUM([.$C108:.$J108])" office:value-type="float" office:value="0.184131375430543" calcext:value-type="float">
            <text:p>0.1841313754</text:p>
          </table:table-cell>
          <table:table-cell table:formula="of:=[.I108]/SUM([.$C108:.$J108])" office:value-type="float" office:value="0" calcext:value-type="float">
            <text:p>0</text:p>
          </table:table-cell>
          <table:table-cell table:formula="of:=[.J108]/SUM([.$C108:.$J10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.0530951143814" calcext:value-type="float">
            <text:p>0.053095114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19508202414" calcext:value-type="float">
            <text:p>0.03195082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09]/SUM([.$C109:.$J109])" office:value-type="float" office:value="0.624311022236279" calcext:value-type="float">
            <text:p>0.6243110222</text:p>
          </table:table-cell>
          <table:table-cell table:formula="of:=[.D109]/SUM([.$C109:.$J109])" office:value-type="float" office:value="0" calcext:value-type="float">
            <text:p>0</text:p>
          </table:table-cell>
          <table:table-cell table:formula="of:=[.E109]/SUM([.$C109:.$J109])" office:value-type="float" office:value="0" calcext:value-type="float">
            <text:p>0</text:p>
          </table:table-cell>
          <table:table-cell table:formula="of:=[.F109]/SUM([.$C109:.$J109])" office:value-type="float" office:value="0" calcext:value-type="float">
            <text:p>0</text:p>
          </table:table-cell>
          <table:table-cell table:formula="of:=[.G109]/SUM([.$C109:.$J109])" office:value-type="float" office:value="0" calcext:value-type="float">
            <text:p>0</text:p>
          </table:table-cell>
          <table:table-cell table:formula="of:=[.H109]/SUM([.$C109:.$J109])" office:value-type="float" office:value="0.375688977763721" calcext:value-type="float">
            <text:p>0.3756889778</text:p>
          </table:table-cell>
          <table:table-cell table:formula="of:=[.I109]/SUM([.$C109:.$J109])" office:value-type="float" office:value="0" calcext:value-type="float">
            <text:p>0</text:p>
          </table:table-cell>
          <table:table-cell table:formula="of:=[.J109]/SUM([.$C109:.$J10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0.0382599617165" calcext:value-type="float">
            <text:p>0.03825996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36838795556" calcext:value-type="float">
            <text:p>0.053683879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0]/SUM([.$C110:.$J110])" office:value-type="float" office:value="0.416123159388924" calcext:value-type="float">
            <text:p>0.4161231594</text:p>
          </table:table-cell>
          <table:table-cell table:formula="of:=[.D110]/SUM([.$C110:.$J110])" office:value-type="float" office:value="0" calcext:value-type="float">
            <text:p>0</text:p>
          </table:table-cell>
          <table:table-cell table:formula="of:=[.E110]/SUM([.$C110:.$J110])" office:value-type="float" office:value="0" calcext:value-type="float">
            <text:p>0</text:p>
          </table:table-cell>
          <table:table-cell table:formula="of:=[.F110]/SUM([.$C110:.$J110])" office:value-type="float" office:value="0" calcext:value-type="float">
            <text:p>0</text:p>
          </table:table-cell>
          <table:table-cell table:formula="of:=[.G110]/SUM([.$C110:.$J110])" office:value-type="float" office:value="0" calcext:value-type="float">
            <text:p>0</text:p>
          </table:table-cell>
          <table:table-cell table:formula="of:=[.H110]/SUM([.$C110:.$J110])" office:value-type="float" office:value="0.583876840611076" calcext:value-type="float">
            <text:p>0.5838768406</text:p>
          </table:table-cell>
          <table:table-cell table:formula="of:=[.I110]/SUM([.$C110:.$J110])" office:value-type="float" office:value="0" calcext:value-type="float">
            <text:p>0</text:p>
          </table:table-cell>
          <table:table-cell table:formula="of:=[.J110]/SUM([.$C110:.$J11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.0289113541802" calcext:value-type="float">
            <text:p>0.028911354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653066635942" calcext:value-type="float">
            <text:p>0.06530666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1]/SUM([.$C111:.$J111])" office:value-type="float" office:value="0.306855895115801" calcext:value-type="float">
            <text:p>0.3068558951</text:p>
          </table:table-cell>
          <table:table-cell table:formula="of:=[.D111]/SUM([.$C111:.$J111])" office:value-type="float" office:value="0" calcext:value-type="float">
            <text:p>0</text:p>
          </table:table-cell>
          <table:table-cell table:formula="of:=[.E111]/SUM([.$C111:.$J111])" office:value-type="float" office:value="0" calcext:value-type="float">
            <text:p>0</text:p>
          </table:table-cell>
          <table:table-cell table:formula="of:=[.F111]/SUM([.$C111:.$J111])" office:value-type="float" office:value="0" calcext:value-type="float">
            <text:p>0</text:p>
          </table:table-cell>
          <table:table-cell table:formula="of:=[.G111]/SUM([.$C111:.$J111])" office:value-type="float" office:value="0" calcext:value-type="float">
            <text:p>0</text:p>
          </table:table-cell>
          <table:table-cell table:formula="of:=[.H111]/SUM([.$C111:.$J111])" office:value-type="float" office:value="0.693144104884199" calcext:value-type="float">
            <text:p>0.6931441049</text:p>
          </table:table-cell>
          <table:table-cell table:formula="of:=[.I111]/SUM([.$C111:.$J111])" office:value-type="float" office:value="0" calcext:value-type="float">
            <text:p>0</text:p>
          </table:table-cell>
          <table:table-cell table:formula="of:=[.J111]/SUM([.$C111:.$J11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.0421740306345" calcext:value-type="float">
            <text:p>0.04217403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428338248958" calcext:value-type="float">
            <text:p>0.04283382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2]/SUM([.$C112:.$J112])" office:value-type="float" office:value="0.496119215940785" calcext:value-type="float">
            <text:p>0.4961192159</text:p>
          </table:table-cell>
          <table:table-cell table:formula="of:=[.D112]/SUM([.$C112:.$J112])" office:value-type="float" office:value="0" calcext:value-type="float">
            <text:p>0</text:p>
          </table:table-cell>
          <table:table-cell table:formula="of:=[.E112]/SUM([.$C112:.$J112])" office:value-type="float" office:value="0" calcext:value-type="float">
            <text:p>0</text:p>
          </table:table-cell>
          <table:table-cell table:formula="of:=[.F112]/SUM([.$C112:.$J112])" office:value-type="float" office:value="0" calcext:value-type="float">
            <text:p>0</text:p>
          </table:table-cell>
          <table:table-cell table:formula="of:=[.G112]/SUM([.$C112:.$J112])" office:value-type="float" office:value="0" calcext:value-type="float">
            <text:p>0</text:p>
          </table:table-cell>
          <table:table-cell table:formula="of:=[.H112]/SUM([.$C112:.$J112])" office:value-type="float" office:value="0.503880784059215" calcext:value-type="float">
            <text:p>0.5038807841</text:p>
          </table:table-cell>
          <table:table-cell table:formula="of:=[.I112]/SUM([.$C112:.$J112])" office:value-type="float" office:value="0" calcext:value-type="float">
            <text:p>0</text:p>
          </table:table-cell>
          <table:table-cell table:formula="of:=[.J112]/SUM([.$C112:.$J11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.0324341374048" calcext:value-type="float">
            <text:p>0.03243413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91656194965" calcext:value-type="float">
            <text:p>0.059165619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3]/SUM([.$C113:.$J113])" office:value-type="float" office:value="0.354085409197627" calcext:value-type="float">
            <text:p>0.3540854092</text:p>
          </table:table-cell>
          <table:table-cell table:formula="of:=[.D113]/SUM([.$C113:.$J113])" office:value-type="float" office:value="0" calcext:value-type="float">
            <text:p>0</text:p>
          </table:table-cell>
          <table:table-cell table:formula="of:=[.E113]/SUM([.$C113:.$J113])" office:value-type="float" office:value="0" calcext:value-type="float">
            <text:p>0</text:p>
          </table:table-cell>
          <table:table-cell table:formula="of:=[.F113]/SUM([.$C113:.$J113])" office:value-type="float" office:value="0" calcext:value-type="float">
            <text:p>0</text:p>
          </table:table-cell>
          <table:table-cell table:formula="of:=[.G113]/SUM([.$C113:.$J113])" office:value-type="float" office:value="0" calcext:value-type="float">
            <text:p>0</text:p>
          </table:table-cell>
          <table:table-cell table:formula="of:=[.H113]/SUM([.$C113:.$J113])" office:value-type="float" office:value="0.645914590802373" calcext:value-type="float">
            <text:p>0.6459145908</text:p>
          </table:table-cell>
          <table:table-cell table:formula="of:=[.I113]/SUM([.$C113:.$J113])" office:value-type="float" office:value="0" calcext:value-type="float">
            <text:p>0</text:p>
          </table:table-cell>
          <table:table-cell table:formula="of:=[.J113]/SUM([.$C113:.$J11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.0777939750173" calcext:value-type="float">
            <text:p>0.0777939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942295112996" calcext:value-type="float">
            <text:p>0.00942295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4]/SUM([.$C114:.$J114])" office:value-type="float" office:value="0.891959605248527" calcext:value-type="float">
            <text:p>0.8919596052</text:p>
          </table:table-cell>
          <table:table-cell table:formula="of:=[.D114]/SUM([.$C114:.$J114])" office:value-type="float" office:value="0" calcext:value-type="float">
            <text:p>0</text:p>
          </table:table-cell>
          <table:table-cell table:formula="of:=[.E114]/SUM([.$C114:.$J114])" office:value-type="float" office:value="0" calcext:value-type="float">
            <text:p>0</text:p>
          </table:table-cell>
          <table:table-cell table:formula="of:=[.F114]/SUM([.$C114:.$J114])" office:value-type="float" office:value="0" calcext:value-type="float">
            <text:p>0</text:p>
          </table:table-cell>
          <table:table-cell table:formula="of:=[.G114]/SUM([.$C114:.$J114])" office:value-type="float" office:value="0" calcext:value-type="float">
            <text:p>0</text:p>
          </table:table-cell>
          <table:table-cell table:formula="of:=[.H114]/SUM([.$C114:.$J114])" office:value-type="float" office:value="0.108040394751473" calcext:value-type="float">
            <text:p>0.1080403948</text:p>
          </table:table-cell>
          <table:table-cell table:formula="of:=[.I114]/SUM([.$C114:.$J114])" office:value-type="float" office:value="0" calcext:value-type="float">
            <text:p>0</text:p>
          </table:table-cell>
          <table:table-cell table:formula="of:=[.J114]/SUM([.$C114:.$J11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.047912297599" calcext:value-type="float">
            <text:p>0.04791229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436947156356" calcext:value-type="float">
            <text:p>0.04369471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5]/SUM([.$C115:.$J115])" office:value-type="float" office:value="0.523019973113844" calcext:value-type="float">
            <text:p>0.5230199731</text:p>
          </table:table-cell>
          <table:table-cell table:formula="of:=[.D115]/SUM([.$C115:.$J115])" office:value-type="float" office:value="0" calcext:value-type="float">
            <text:p>0</text:p>
          </table:table-cell>
          <table:table-cell table:formula="of:=[.E115]/SUM([.$C115:.$J115])" office:value-type="float" office:value="0" calcext:value-type="float">
            <text:p>0</text:p>
          </table:table-cell>
          <table:table-cell table:formula="of:=[.F115]/SUM([.$C115:.$J115])" office:value-type="float" office:value="0" calcext:value-type="float">
            <text:p>0</text:p>
          </table:table-cell>
          <table:table-cell table:formula="of:=[.G115]/SUM([.$C115:.$J115])" office:value-type="float" office:value="0" calcext:value-type="float">
            <text:p>0</text:p>
          </table:table-cell>
          <table:table-cell table:formula="of:=[.H115]/SUM([.$C115:.$J115])" office:value-type="float" office:value="0.476980026886156" calcext:value-type="float">
            <text:p>0.4769800269</text:p>
          </table:table-cell>
          <table:table-cell table:formula="of:=[.I115]/SUM([.$C115:.$J115])" office:value-type="float" office:value="0" calcext:value-type="float">
            <text:p>0</text:p>
          </table:table-cell>
          <table:table-cell table:formula="of:=[.J115]/SUM([.$C115:.$J11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.059231279476" calcext:value-type="float">
            <text:p>0.05923127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31642797751" calcext:value-type="float">
            <text:p>0.053164279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6]/SUM([.$C116:.$J116])" office:value-type="float" office:value="0.526989499146251" calcext:value-type="float">
            <text:p>0.5269894991</text:p>
          </table:table-cell>
          <table:table-cell table:formula="of:=[.D116]/SUM([.$C116:.$J116])" office:value-type="float" office:value="0" calcext:value-type="float">
            <text:p>0</text:p>
          </table:table-cell>
          <table:table-cell table:formula="of:=[.E116]/SUM([.$C116:.$J116])" office:value-type="float" office:value="0" calcext:value-type="float">
            <text:p>0</text:p>
          </table:table-cell>
          <table:table-cell table:formula="of:=[.F116]/SUM([.$C116:.$J116])" office:value-type="float" office:value="0" calcext:value-type="float">
            <text:p>0</text:p>
          </table:table-cell>
          <table:table-cell table:formula="of:=[.G116]/SUM([.$C116:.$J116])" office:value-type="float" office:value="0" calcext:value-type="float">
            <text:p>0</text:p>
          </table:table-cell>
          <table:table-cell table:formula="of:=[.H116]/SUM([.$C116:.$J116])" office:value-type="float" office:value="0.473010500853749" calcext:value-type="float">
            <text:p>0.4730105009</text:p>
          </table:table-cell>
          <table:table-cell table:formula="of:=[.I116]/SUM([.$C116:.$J116])" office:value-type="float" office:value="0" calcext:value-type="float">
            <text:p>0</text:p>
          </table:table-cell>
          <table:table-cell table:formula="of:=[.J116]/SUM([.$C116:.$J11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.0424194653973" calcext:value-type="float">
            <text:p>0.042419465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0712677614569" calcext:value-type="float">
            <text:p>7.12677614569E-0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7]/SUM([.$C117:.$J117])" office:value-type="float" office:value="0.998322745781048" calcext:value-type="float">
            <text:p>0.9983227458</text:p>
          </table:table-cell>
          <table:table-cell table:formula="of:=[.D117]/SUM([.$C117:.$J117])" office:value-type="float" office:value="0" calcext:value-type="float">
            <text:p>0</text:p>
          </table:table-cell>
          <table:table-cell table:formula="of:=[.E117]/SUM([.$C117:.$J117])" office:value-type="float" office:value="0" calcext:value-type="float">
            <text:p>0</text:p>
          </table:table-cell>
          <table:table-cell table:formula="of:=[.F117]/SUM([.$C117:.$J117])" office:value-type="float" office:value="0" calcext:value-type="float">
            <text:p>0</text:p>
          </table:table-cell>
          <table:table-cell table:formula="of:=[.G117]/SUM([.$C117:.$J117])" office:value-type="float" office:value="0" calcext:value-type="float">
            <text:p>0</text:p>
          </table:table-cell>
          <table:table-cell table:formula="of:=[.H117]/SUM([.$C117:.$J117])" office:value-type="float" office:value="0.00167725421895227" calcext:value-type="float">
            <text:p>0.0016772542</text:p>
          </table:table-cell>
          <table:table-cell table:formula="of:=[.I117]/SUM([.$C117:.$J117])" office:value-type="float" office:value="0" calcext:value-type="float">
            <text:p>0</text:p>
          </table:table-cell>
          <table:table-cell table:formula="of:=[.J117]/SUM([.$C117:.$J11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.0580491322472" calcext:value-type="float">
            <text:p>0.05804913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497701713872" calcext:value-type="float">
            <text:p>0.04977017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8]/SUM([.$C118:.$J118])" office:value-type="float" office:value="0.538392757979929" calcext:value-type="float">
            <text:p>0.538392758</text:p>
          </table:table-cell>
          <table:table-cell table:formula="of:=[.D118]/SUM([.$C118:.$J118])" office:value-type="float" office:value="0" calcext:value-type="float">
            <text:p>0</text:p>
          </table:table-cell>
          <table:table-cell table:formula="of:=[.E118]/SUM([.$C118:.$J118])" office:value-type="float" office:value="0" calcext:value-type="float">
            <text:p>0</text:p>
          </table:table-cell>
          <table:table-cell table:formula="of:=[.F118]/SUM([.$C118:.$J118])" office:value-type="float" office:value="0" calcext:value-type="float">
            <text:p>0</text:p>
          </table:table-cell>
          <table:table-cell table:formula="of:=[.G118]/SUM([.$C118:.$J118])" office:value-type="float" office:value="0" calcext:value-type="float">
            <text:p>0</text:p>
          </table:table-cell>
          <table:table-cell table:formula="of:=[.H118]/SUM([.$C118:.$J118])" office:value-type="float" office:value="0.461607242020071" calcext:value-type="float">
            <text:p>0.461607242</text:p>
          </table:table-cell>
          <table:table-cell table:formula="of:=[.I118]/SUM([.$C118:.$J118])" office:value-type="float" office:value="0" calcext:value-type="float">
            <text:p>0</text:p>
          </table:table-cell>
          <table:table-cell table:formula="of:=[.J118]/SUM([.$C118:.$J11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.0739529469616" calcext:value-type="float">
            <text:p>0.07395294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873662395007" calcext:value-type="float">
            <text:p>0.0087366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19]/SUM([.$C119:.$J119])" office:value-type="float" office:value="0.894344306618756" calcext:value-type="float">
            <text:p>0.8943443066</text:p>
          </table:table-cell>
          <table:table-cell table:formula="of:=[.D119]/SUM([.$C119:.$J119])" office:value-type="float" office:value="0" calcext:value-type="float">
            <text:p>0</text:p>
          </table:table-cell>
          <table:table-cell table:formula="of:=[.E119]/SUM([.$C119:.$J119])" office:value-type="float" office:value="0" calcext:value-type="float">
            <text:p>0</text:p>
          </table:table-cell>
          <table:table-cell table:formula="of:=[.F119]/SUM([.$C119:.$J119])" office:value-type="float" office:value="0" calcext:value-type="float">
            <text:p>0</text:p>
          </table:table-cell>
          <table:table-cell table:formula="of:=[.G119]/SUM([.$C119:.$J119])" office:value-type="float" office:value="0" calcext:value-type="float">
            <text:p>0</text:p>
          </table:table-cell>
          <table:table-cell table:formula="of:=[.H119]/SUM([.$C119:.$J119])" office:value-type="float" office:value="0.105655693381244" calcext:value-type="float">
            <text:p>0.1056556934</text:p>
          </table:table-cell>
          <table:table-cell table:formula="of:=[.I119]/SUM([.$C119:.$J119])" office:value-type="float" office:value="0" calcext:value-type="float">
            <text:p>0</text:p>
          </table:table-cell>
          <table:table-cell table:formula="of:=[.J119]/SUM([.$C119:.$J11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.0722192197182" calcext:value-type="float">
            <text:p>0.07221921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11697520927" calcext:value-type="float">
            <text:p>0.01116975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0]/SUM([.$C120:.$J120])" office:value-type="float" office:value="0.866052406569666" calcext:value-type="float">
            <text:p>0.8660524066</text:p>
          </table:table-cell>
          <table:table-cell table:formula="of:=[.D120]/SUM([.$C120:.$J120])" office:value-type="float" office:value="0" calcext:value-type="float">
            <text:p>0</text:p>
          </table:table-cell>
          <table:table-cell table:formula="of:=[.E120]/SUM([.$C120:.$J120])" office:value-type="float" office:value="0" calcext:value-type="float">
            <text:p>0</text:p>
          </table:table-cell>
          <table:table-cell table:formula="of:=[.F120]/SUM([.$C120:.$J120])" office:value-type="float" office:value="0" calcext:value-type="float">
            <text:p>0</text:p>
          </table:table-cell>
          <table:table-cell table:formula="of:=[.G120]/SUM([.$C120:.$J120])" office:value-type="float" office:value="0" calcext:value-type="float">
            <text:p>0</text:p>
          </table:table-cell>
          <table:table-cell table:formula="of:=[.H120]/SUM([.$C120:.$J120])" office:value-type="float" office:value="0.133947593430334" calcext:value-type="float">
            <text:p>0.1339475934</text:p>
          </table:table-cell>
          <table:table-cell table:formula="of:=[.I120]/SUM([.$C120:.$J120])" office:value-type="float" office:value="0" calcext:value-type="float">
            <text:p>0</text:p>
          </table:table-cell>
          <table:table-cell table:formula="of:=[.J120]/SUM([.$C120:.$J12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.0613380466897" calcext:value-type="float">
            <text:p>0.06133804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613100719669" calcext:value-type="float">
            <text:p>0.06131007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1]/SUM([.$C121:.$J121])" office:value-type="float" office:value="0.500114044647021" calcext:value-type="float">
            <text:p>0.5001140446</text:p>
          </table:table-cell>
          <table:table-cell table:formula="of:=[.D121]/SUM([.$C121:.$J121])" office:value-type="float" office:value="0" calcext:value-type="float">
            <text:p>0</text:p>
          </table:table-cell>
          <table:table-cell table:formula="of:=[.E121]/SUM([.$C121:.$J121])" office:value-type="float" office:value="0" calcext:value-type="float">
            <text:p>0</text:p>
          </table:table-cell>
          <table:table-cell table:formula="of:=[.F121]/SUM([.$C121:.$J121])" office:value-type="float" office:value="0" calcext:value-type="float">
            <text:p>0</text:p>
          </table:table-cell>
          <table:table-cell table:formula="of:=[.G121]/SUM([.$C121:.$J121])" office:value-type="float" office:value="0" calcext:value-type="float">
            <text:p>0</text:p>
          </table:table-cell>
          <table:table-cell table:formula="of:=[.H121]/SUM([.$C121:.$J121])" office:value-type="float" office:value="0.499885955352979" calcext:value-type="float">
            <text:p>0.4998859554</text:p>
          </table:table-cell>
          <table:table-cell table:formula="of:=[.I121]/SUM([.$C121:.$J121])" office:value-type="float" office:value="0" calcext:value-type="float">
            <text:p>0</text:p>
          </table:table-cell>
          <table:table-cell table:formula="of:=[.J121]/SUM([.$C121:.$J12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.0373936958101" calcext:value-type="float">
            <text:p>0.03739369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307975569173" calcext:value-type="float">
            <text:p>0.003079755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2]/SUM([.$C122:.$J122])" office:value-type="float" office:value="0.923906769068342" calcext:value-type="float">
            <text:p>0.9239067691</text:p>
          </table:table-cell>
          <table:table-cell table:formula="of:=[.D122]/SUM([.$C122:.$J122])" office:value-type="float" office:value="0" calcext:value-type="float">
            <text:p>0</text:p>
          </table:table-cell>
          <table:table-cell table:formula="of:=[.E122]/SUM([.$C122:.$J122])" office:value-type="float" office:value="0" calcext:value-type="float">
            <text:p>0</text:p>
          </table:table-cell>
          <table:table-cell table:formula="of:=[.F122]/SUM([.$C122:.$J122])" office:value-type="float" office:value="0" calcext:value-type="float">
            <text:p>0</text:p>
          </table:table-cell>
          <table:table-cell table:formula="of:=[.G122]/SUM([.$C122:.$J122])" office:value-type="float" office:value="0" calcext:value-type="float">
            <text:p>0</text:p>
          </table:table-cell>
          <table:table-cell table:formula="of:=[.H122]/SUM([.$C122:.$J122])" office:value-type="float" office:value="0.0760932309316577" calcext:value-type="float">
            <text:p>0.0760932309</text:p>
          </table:table-cell>
          <table:table-cell table:formula="of:=[.I122]/SUM([.$C122:.$J122])" office:value-type="float" office:value="0" calcext:value-type="float">
            <text:p>0</text:p>
          </table:table-cell>
          <table:table-cell table:formula="of:=[.J122]/SUM([.$C122:.$J12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.027046565123" calcext:value-type="float">
            <text:p>0.027046565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69596742207" calcext:value-type="float">
            <text:p>0.076959674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3]/SUM([.$C123:.$J123])" office:value-type="float" office:value="0.260047524972244" calcext:value-type="float">
            <text:p>0.260047525</text:p>
          </table:table-cell>
          <table:table-cell table:formula="of:=[.D123]/SUM([.$C123:.$J123])" office:value-type="float" office:value="0" calcext:value-type="float">
            <text:p>0</text:p>
          </table:table-cell>
          <table:table-cell table:formula="of:=[.E123]/SUM([.$C123:.$J123])" office:value-type="float" office:value="0" calcext:value-type="float">
            <text:p>0</text:p>
          </table:table-cell>
          <table:table-cell table:formula="of:=[.F123]/SUM([.$C123:.$J123])" office:value-type="float" office:value="0" calcext:value-type="float">
            <text:p>0</text:p>
          </table:table-cell>
          <table:table-cell table:formula="of:=[.G123]/SUM([.$C123:.$J123])" office:value-type="float" office:value="0" calcext:value-type="float">
            <text:p>0</text:p>
          </table:table-cell>
          <table:table-cell table:formula="of:=[.H123]/SUM([.$C123:.$J123])" office:value-type="float" office:value="0.739952475027756" calcext:value-type="float">
            <text:p>0.739952475</text:p>
          </table:table-cell>
          <table:table-cell table:formula="of:=[.I123]/SUM([.$C123:.$J123])" office:value-type="float" office:value="0" calcext:value-type="float">
            <text:p>0</text:p>
          </table:table-cell>
          <table:table-cell table:formula="of:=[.J123]/SUM([.$C123:.$J12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.0369835847624" calcext:value-type="float">
            <text:p>0.03698358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298269154831" calcext:value-type="float">
            <text:p>0.00298269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4]/SUM([.$C124:.$J124])" office:value-type="float" office:value="0.925369791142871" calcext:value-type="float">
            <text:p>0.9253697911</text:p>
          </table:table-cell>
          <table:table-cell table:formula="of:=[.D124]/SUM([.$C124:.$J124])" office:value-type="float" office:value="0" calcext:value-type="float">
            <text:p>0</text:p>
          </table:table-cell>
          <table:table-cell table:formula="of:=[.E124]/SUM([.$C124:.$J124])" office:value-type="float" office:value="0" calcext:value-type="float">
            <text:p>0</text:p>
          </table:table-cell>
          <table:table-cell table:formula="of:=[.F124]/SUM([.$C124:.$J124])" office:value-type="float" office:value="0" calcext:value-type="float">
            <text:p>0</text:p>
          </table:table-cell>
          <table:table-cell table:formula="of:=[.G124]/SUM([.$C124:.$J124])" office:value-type="float" office:value="0" calcext:value-type="float">
            <text:p>0</text:p>
          </table:table-cell>
          <table:table-cell table:formula="of:=[.H124]/SUM([.$C124:.$J124])" office:value-type="float" office:value="0.0746302088571286" calcext:value-type="float">
            <text:p>0.0746302089</text:p>
          </table:table-cell>
          <table:table-cell table:formula="of:=[.I124]/SUM([.$C124:.$J124])" office:value-type="float" office:value="0" calcext:value-type="float">
            <text:p>0</text:p>
          </table:table-cell>
          <table:table-cell table:formula="of:=[.J124]/SUM([.$C124:.$J12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0.0440283005804" calcext:value-type="float">
            <text:p>0.04402830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43984173511" calcext:value-type="float">
            <text:p>0.074398417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5]/SUM([.$C125:.$J125])" office:value-type="float" office:value="0.371776752319242" calcext:value-type="float">
            <text:p>0.3717767523</text:p>
          </table:table-cell>
          <table:table-cell table:formula="of:=[.D125]/SUM([.$C125:.$J125])" office:value-type="float" office:value="0" calcext:value-type="float">
            <text:p>0</text:p>
          </table:table-cell>
          <table:table-cell table:formula="of:=[.E125]/SUM([.$C125:.$J125])" office:value-type="float" office:value="0" calcext:value-type="float">
            <text:p>0</text:p>
          </table:table-cell>
          <table:table-cell table:formula="of:=[.F125]/SUM([.$C125:.$J125])" office:value-type="float" office:value="0" calcext:value-type="float">
            <text:p>0</text:p>
          </table:table-cell>
          <table:table-cell table:formula="of:=[.G125]/SUM([.$C125:.$J125])" office:value-type="float" office:value="0" calcext:value-type="float">
            <text:p>0</text:p>
          </table:table-cell>
          <table:table-cell table:formula="of:=[.H125]/SUM([.$C125:.$J125])" office:value-type="float" office:value="0.628223247680758" calcext:value-type="float">
            <text:p>0.6282232477</text:p>
          </table:table-cell>
          <table:table-cell table:formula="of:=[.I125]/SUM([.$C125:.$J125])" office:value-type="float" office:value="0" calcext:value-type="float">
            <text:p>0</text:p>
          </table:table-cell>
          <table:table-cell table:formula="of:=[.J125]/SUM([.$C125:.$J12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0.0228332017019" calcext:value-type="float">
            <text:p>0.022833201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595393773248" calcext:value-type="float">
            <text:p>0.00059539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6]/SUM([.$C126:.$J126])" office:value-type="float" office:value="0.974586877225331" calcext:value-type="float">
            <text:p>0.9745868772</text:p>
          </table:table-cell>
          <table:table-cell table:formula="of:=[.D126]/SUM([.$C126:.$J126])" office:value-type="float" office:value="0" calcext:value-type="float">
            <text:p>0</text:p>
          </table:table-cell>
          <table:table-cell table:formula="of:=[.E126]/SUM([.$C126:.$J126])" office:value-type="float" office:value="0" calcext:value-type="float">
            <text:p>0</text:p>
          </table:table-cell>
          <table:table-cell table:formula="of:=[.F126]/SUM([.$C126:.$J126])" office:value-type="float" office:value="0" calcext:value-type="float">
            <text:p>0</text:p>
          </table:table-cell>
          <table:table-cell table:formula="of:=[.G126]/SUM([.$C126:.$J126])" office:value-type="float" office:value="0" calcext:value-type="float">
            <text:p>0</text:p>
          </table:table-cell>
          <table:table-cell table:formula="of:=[.H126]/SUM([.$C126:.$J126])" office:value-type="float" office:value="0.0254131227746694" calcext:value-type="float">
            <text:p>0.0254131228</text:p>
          </table:table-cell>
          <table:table-cell table:formula="of:=[.I126]/SUM([.$C126:.$J126])" office:value-type="float" office:value="0" calcext:value-type="float">
            <text:p>0</text:p>
          </table:table-cell>
          <table:table-cell table:formula="of:=[.J126]/SUM([.$C126:.$J12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0.0370989310465" calcext:value-type="float">
            <text:p>0.0370989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5735391345" calcext:value-type="float">
            <text:p>0.07573539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7]/SUM([.$C127:.$J127])" office:value-type="float" office:value="0.32879118924274" calcext:value-type="float">
            <text:p>0.3287911892</text:p>
          </table:table-cell>
          <table:table-cell table:formula="of:=[.D127]/SUM([.$C127:.$J127])" office:value-type="float" office:value="0" calcext:value-type="float">
            <text:p>0</text:p>
          </table:table-cell>
          <table:table-cell table:formula="of:=[.E127]/SUM([.$C127:.$J127])" office:value-type="float" office:value="0" calcext:value-type="float">
            <text:p>0</text:p>
          </table:table-cell>
          <table:table-cell table:formula="of:=[.F127]/SUM([.$C127:.$J127])" office:value-type="float" office:value="0" calcext:value-type="float">
            <text:p>0</text:p>
          </table:table-cell>
          <table:table-cell table:formula="of:=[.G127]/SUM([.$C127:.$J127])" office:value-type="float" office:value="0" calcext:value-type="float">
            <text:p>0</text:p>
          </table:table-cell>
          <table:table-cell table:formula="of:=[.H127]/SUM([.$C127:.$J127])" office:value-type="float" office:value="0.67120881075726" calcext:value-type="float">
            <text:p>0.6712088108</text:p>
          </table:table-cell>
          <table:table-cell table:formula="of:=[.I127]/SUM([.$C127:.$J127])" office:value-type="float" office:value="0" calcext:value-type="float">
            <text:p>0</text:p>
          </table:table-cell>
          <table:table-cell table:formula="of:=[.J127]/SUM([.$C127:.$J12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0.0217580455351" calcext:value-type="float">
            <text:p>0.02175804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339628077166" calcext:value-type="float">
            <text:p>0.000339628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8]/SUM([.$C128:.$J128])" office:value-type="float" office:value="0.984630595820843" calcext:value-type="float">
            <text:p>0.9846305958</text:p>
          </table:table-cell>
          <table:table-cell table:formula="of:=[.D128]/SUM([.$C128:.$J128])" office:value-type="float" office:value="0" calcext:value-type="float">
            <text:p>0</text:p>
          </table:table-cell>
          <table:table-cell table:formula="of:=[.E128]/SUM([.$C128:.$J128])" office:value-type="float" office:value="0" calcext:value-type="float">
            <text:p>0</text:p>
          </table:table-cell>
          <table:table-cell table:formula="of:=[.F128]/SUM([.$C128:.$J128])" office:value-type="float" office:value="0" calcext:value-type="float">
            <text:p>0</text:p>
          </table:table-cell>
          <table:table-cell table:formula="of:=[.G128]/SUM([.$C128:.$J128])" office:value-type="float" office:value="0" calcext:value-type="float">
            <text:p>0</text:p>
          </table:table-cell>
          <table:table-cell table:formula="of:=[.H128]/SUM([.$C128:.$J128])" office:value-type="float" office:value="0.0153694041791566" calcext:value-type="float">
            <text:p>0.0153694042</text:p>
          </table:table-cell>
          <table:table-cell table:formula="of:=[.I128]/SUM([.$C128:.$J128])" office:value-type="float" office:value="0" calcext:value-type="float">
            <text:p>0</text:p>
          </table:table-cell>
          <table:table-cell table:formula="of:=[.J128]/SUM([.$C128:.$J12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0.0617056073605" calcext:value-type="float">
            <text:p>0.061705607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690821150891" calcext:value-type="float">
            <text:p>0.069082115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29]/SUM([.$C129:.$J129])" office:value-type="float" office:value="0.471799693463419" calcext:value-type="float">
            <text:p>0.4717996935</text:p>
          </table:table-cell>
          <table:table-cell table:formula="of:=[.D129]/SUM([.$C129:.$J129])" office:value-type="float" office:value="0" calcext:value-type="float">
            <text:p>0</text:p>
          </table:table-cell>
          <table:table-cell table:formula="of:=[.E129]/SUM([.$C129:.$J129])" office:value-type="float" office:value="0" calcext:value-type="float">
            <text:p>0</text:p>
          </table:table-cell>
          <table:table-cell table:formula="of:=[.F129]/SUM([.$C129:.$J129])" office:value-type="float" office:value="0" calcext:value-type="float">
            <text:p>0</text:p>
          </table:table-cell>
          <table:table-cell table:formula="of:=[.G129]/SUM([.$C129:.$J129])" office:value-type="float" office:value="0" calcext:value-type="float">
            <text:p>0</text:p>
          </table:table-cell>
          <table:table-cell table:formula="of:=[.H129]/SUM([.$C129:.$J129])" office:value-type="float" office:value="0.528200306536581" calcext:value-type="float">
            <text:p>0.5282003065</text:p>
          </table:table-cell>
          <table:table-cell table:formula="of:=[.I129]/SUM([.$C129:.$J129])" office:value-type="float" office:value="0" calcext:value-type="float">
            <text:p>0</text:p>
          </table:table-cell>
          <table:table-cell table:formula="of:=[.J129]/SUM([.$C129:.$J12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0.0335478118071" calcext:value-type="float">
            <text:p>0.033547811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53800380477" calcext:value-type="float">
            <text:p>0.00538003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0]/SUM([.$C130:.$J130])" office:value-type="float" office:value="0.861794626012805" calcext:value-type="float">
            <text:p>0.861794626</text:p>
          </table:table-cell>
          <table:table-cell table:formula="of:=[.D130]/SUM([.$C130:.$J130])" office:value-type="float" office:value="0" calcext:value-type="float">
            <text:p>0</text:p>
          </table:table-cell>
          <table:table-cell table:formula="of:=[.E130]/SUM([.$C130:.$J130])" office:value-type="float" office:value="0" calcext:value-type="float">
            <text:p>0</text:p>
          </table:table-cell>
          <table:table-cell table:formula="of:=[.F130]/SUM([.$C130:.$J130])" office:value-type="float" office:value="0" calcext:value-type="float">
            <text:p>0</text:p>
          </table:table-cell>
          <table:table-cell table:formula="of:=[.G130]/SUM([.$C130:.$J130])" office:value-type="float" office:value="0" calcext:value-type="float">
            <text:p>0</text:p>
          </table:table-cell>
          <table:table-cell table:formula="of:=[.H130]/SUM([.$C130:.$J130])" office:value-type="float" office:value="0.138205373987195" calcext:value-type="float">
            <text:p>0.138205374</text:p>
          </table:table-cell>
          <table:table-cell table:formula="of:=[.I130]/SUM([.$C130:.$J130])" office:value-type="float" office:value="0" calcext:value-type="float">
            <text:p>0</text:p>
          </table:table-cell>
          <table:table-cell table:formula="of:=[.J130]/SUM([.$C130:.$J13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0.0785885800212" calcext:value-type="float">
            <text:p>0.078588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27636086566" calcext:value-type="float">
            <text:p>0.022763608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1]/SUM([.$C131:.$J131])" office:value-type="float" office:value="0.775400916807373" calcext:value-type="float">
            <text:p>0.7754009168</text:p>
          </table:table-cell>
          <table:table-cell table:formula="of:=[.D131]/SUM([.$C131:.$J131])" office:value-type="float" office:value="0" calcext:value-type="float">
            <text:p>0</text:p>
          </table:table-cell>
          <table:table-cell table:formula="of:=[.E131]/SUM([.$C131:.$J131])" office:value-type="float" office:value="0" calcext:value-type="float">
            <text:p>0</text:p>
          </table:table-cell>
          <table:table-cell table:formula="of:=[.F131]/SUM([.$C131:.$J131])" office:value-type="float" office:value="0" calcext:value-type="float">
            <text:p>0</text:p>
          </table:table-cell>
          <table:table-cell table:formula="of:=[.G131]/SUM([.$C131:.$J131])" office:value-type="float" office:value="0" calcext:value-type="float">
            <text:p>0</text:p>
          </table:table-cell>
          <table:table-cell table:formula="of:=[.H131]/SUM([.$C131:.$J131])" office:value-type="float" office:value="0.224599083192627" calcext:value-type="float">
            <text:p>0.2245990832</text:p>
          </table:table-cell>
          <table:table-cell table:formula="of:=[.I131]/SUM([.$C131:.$J131])" office:value-type="float" office:value="0" calcext:value-type="float">
            <text:p>0</text:p>
          </table:table-cell>
          <table:table-cell table:formula="of:=[.J131]/SUM([.$C131:.$J13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.0668541274808" calcext:value-type="float">
            <text:p>0.06685412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99304118378" calcext:value-type="float">
            <text:p>0.01993041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2]/SUM([.$C132:.$J132])" office:value-type="float" office:value="0.770346054789411" calcext:value-type="float">
            <text:p>0.7703460548</text:p>
          </table:table-cell>
          <table:table-cell table:formula="of:=[.D132]/SUM([.$C132:.$J132])" office:value-type="float" office:value="0" calcext:value-type="float">
            <text:p>0</text:p>
          </table:table-cell>
          <table:table-cell table:formula="of:=[.E132]/SUM([.$C132:.$J132])" office:value-type="float" office:value="0" calcext:value-type="float">
            <text:p>0</text:p>
          </table:table-cell>
          <table:table-cell table:formula="of:=[.F132]/SUM([.$C132:.$J132])" office:value-type="float" office:value="0" calcext:value-type="float">
            <text:p>0</text:p>
          </table:table-cell>
          <table:table-cell table:formula="of:=[.G132]/SUM([.$C132:.$J132])" office:value-type="float" office:value="0" calcext:value-type="float">
            <text:p>0</text:p>
          </table:table-cell>
          <table:table-cell table:formula="of:=[.H132]/SUM([.$C132:.$J132])" office:value-type="float" office:value="0.229653945210589" calcext:value-type="float">
            <text:p>0.2296539452</text:p>
          </table:table-cell>
          <table:table-cell table:formula="of:=[.I132]/SUM([.$C132:.$J132])" office:value-type="float" office:value="0" calcext:value-type="float">
            <text:p>0</text:p>
          </table:table-cell>
          <table:table-cell table:formula="of:=[.J132]/SUM([.$C132:.$J13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.0364609934395" calcext:value-type="float">
            <text:p>0.036460993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15918388724" calcext:value-type="float">
            <text:p>0.071591838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3]/SUM([.$C133:.$J133])" office:value-type="float" office:value="0.337436721087083" calcext:value-type="float">
            <text:p>0.3374367211</text:p>
          </table:table-cell>
          <table:table-cell table:formula="of:=[.D133]/SUM([.$C133:.$J133])" office:value-type="float" office:value="0" calcext:value-type="float">
            <text:p>0</text:p>
          </table:table-cell>
          <table:table-cell table:formula="of:=[.E133]/SUM([.$C133:.$J133])" office:value-type="float" office:value="0" calcext:value-type="float">
            <text:p>0</text:p>
          </table:table-cell>
          <table:table-cell table:formula="of:=[.F133]/SUM([.$C133:.$J133])" office:value-type="float" office:value="0" calcext:value-type="float">
            <text:p>0</text:p>
          </table:table-cell>
          <table:table-cell table:formula="of:=[.G133]/SUM([.$C133:.$J133])" office:value-type="float" office:value="0" calcext:value-type="float">
            <text:p>0</text:p>
          </table:table-cell>
          <table:table-cell table:formula="of:=[.H133]/SUM([.$C133:.$J133])" office:value-type="float" office:value="0.662563278912917" calcext:value-type="float">
            <text:p>0.6625632789</text:p>
          </table:table-cell>
          <table:table-cell table:formula="of:=[.I133]/SUM([.$C133:.$J133])" office:value-type="float" office:value="0" calcext:value-type="float">
            <text:p>0</text:p>
          </table:table-cell>
          <table:table-cell table:formula="of:=[.J133]/SUM([.$C133:.$J13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.0257495940848" calcext:value-type="float">
            <text:p>0.025749594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354958157697" calcext:value-type="float">
            <text:p>0.00354958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4]/SUM([.$C134:.$J134])" office:value-type="float" office:value="0.878850462622348" calcext:value-type="float">
            <text:p>0.8788504626</text:p>
          </table:table-cell>
          <table:table-cell table:formula="of:=[.D134]/SUM([.$C134:.$J134])" office:value-type="float" office:value="0" calcext:value-type="float">
            <text:p>0</text:p>
          </table:table-cell>
          <table:table-cell table:formula="of:=[.E134]/SUM([.$C134:.$J134])" office:value-type="float" office:value="0" calcext:value-type="float">
            <text:p>0</text:p>
          </table:table-cell>
          <table:table-cell table:formula="of:=[.F134]/SUM([.$C134:.$J134])" office:value-type="float" office:value="0" calcext:value-type="float">
            <text:p>0</text:p>
          </table:table-cell>
          <table:table-cell table:formula="of:=[.G134]/SUM([.$C134:.$J134])" office:value-type="float" office:value="0" calcext:value-type="float">
            <text:p>0</text:p>
          </table:table-cell>
          <table:table-cell table:formula="of:=[.H134]/SUM([.$C134:.$J134])" office:value-type="float" office:value="0.121149537377652" calcext:value-type="float">
            <text:p>0.1211495374</text:p>
          </table:table-cell>
          <table:table-cell table:formula="of:=[.I134]/SUM([.$C134:.$J134])" office:value-type="float" office:value="0" calcext:value-type="float">
            <text:p>0</text:p>
          </table:table-cell>
          <table:table-cell table:formula="of:=[.J134]/SUM([.$C134:.$J13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.0357781215361" calcext:value-type="float">
            <text:p>0.03577812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24084249087" calcext:value-type="float">
            <text:p>0.072408424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5]/SUM([.$C135:.$J135])" office:value-type="float" office:value="0.330707677727332" calcext:value-type="float">
            <text:p>0.3307076777</text:p>
          </table:table-cell>
          <table:table-cell table:formula="of:=[.D135]/SUM([.$C135:.$J135])" office:value-type="float" office:value="0" calcext:value-type="float">
            <text:p>0</text:p>
          </table:table-cell>
          <table:table-cell table:formula="of:=[.E135]/SUM([.$C135:.$J135])" office:value-type="float" office:value="0" calcext:value-type="float">
            <text:p>0</text:p>
          </table:table-cell>
          <table:table-cell table:formula="of:=[.F135]/SUM([.$C135:.$J135])" office:value-type="float" office:value="0" calcext:value-type="float">
            <text:p>0</text:p>
          </table:table-cell>
          <table:table-cell table:formula="of:=[.G135]/SUM([.$C135:.$J135])" office:value-type="float" office:value="0" calcext:value-type="float">
            <text:p>0</text:p>
          </table:table-cell>
          <table:table-cell table:formula="of:=[.H135]/SUM([.$C135:.$J135])" office:value-type="float" office:value="0.669292322272668" calcext:value-type="float">
            <text:p>0.6692923223</text:p>
          </table:table-cell>
          <table:table-cell table:formula="of:=[.I135]/SUM([.$C135:.$J135])" office:value-type="float" office:value="0" calcext:value-type="float">
            <text:p>0</text:p>
          </table:table-cell>
          <table:table-cell table:formula="of:=[.J135]/SUM([.$C135:.$J13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0172978084004" calcext:value-type="float">
            <text:p>0.017297808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217271696231" calcext:value-type="float">
            <text:p>0.00021727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6]/SUM([.$C136:.$J136])" office:value-type="float" office:value="0.987595163993981" calcext:value-type="float">
            <text:p>0.987595164</text:p>
          </table:table-cell>
          <table:table-cell table:formula="of:=[.D136]/SUM([.$C136:.$J136])" office:value-type="float" office:value="0" calcext:value-type="float">
            <text:p>0</text:p>
          </table:table-cell>
          <table:table-cell table:formula="of:=[.E136]/SUM([.$C136:.$J136])" office:value-type="float" office:value="0" calcext:value-type="float">
            <text:p>0</text:p>
          </table:table-cell>
          <table:table-cell table:formula="of:=[.F136]/SUM([.$C136:.$J136])" office:value-type="float" office:value="0" calcext:value-type="float">
            <text:p>0</text:p>
          </table:table-cell>
          <table:table-cell table:formula="of:=[.G136]/SUM([.$C136:.$J136])" office:value-type="float" office:value="0" calcext:value-type="float">
            <text:p>0</text:p>
          </table:table-cell>
          <table:table-cell table:formula="of:=[.H136]/SUM([.$C136:.$J136])" office:value-type="float" office:value="0.0124048360060193" calcext:value-type="float">
            <text:p>0.012404836</text:p>
          </table:table-cell>
          <table:table-cell table:formula="of:=[.I136]/SUM([.$C136:.$J136])" office:value-type="float" office:value="0" calcext:value-type="float">
            <text:p>0</text:p>
          </table:table-cell>
          <table:table-cell table:formula="of:=[.J136]/SUM([.$C136:.$J136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.0262447358705" calcext:value-type="float">
            <text:p>0.026244735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731728323137" calcext:value-type="float">
            <text:p>0.07317283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7]/SUM([.$C137:.$J137])" office:value-type="float" office:value="0.263984890697326" calcext:value-type="float">
            <text:p>0.2639848907</text:p>
          </table:table-cell>
          <table:table-cell table:formula="of:=[.D137]/SUM([.$C137:.$J137])" office:value-type="float" office:value="0" calcext:value-type="float">
            <text:p>0</text:p>
          </table:table-cell>
          <table:table-cell table:formula="of:=[.E137]/SUM([.$C137:.$J137])" office:value-type="float" office:value="0" calcext:value-type="float">
            <text:p>0</text:p>
          </table:table-cell>
          <table:table-cell table:formula="of:=[.F137]/SUM([.$C137:.$J137])" office:value-type="float" office:value="0" calcext:value-type="float">
            <text:p>0</text:p>
          </table:table-cell>
          <table:table-cell table:formula="of:=[.G137]/SUM([.$C137:.$J137])" office:value-type="float" office:value="0" calcext:value-type="float">
            <text:p>0</text:p>
          </table:table-cell>
          <table:table-cell table:formula="of:=[.H137]/SUM([.$C137:.$J137])" office:value-type="float" office:value="0.736015109302674" calcext:value-type="float">
            <text:p>0.7360151093</text:p>
          </table:table-cell>
          <table:table-cell table:formula="of:=[.I137]/SUM([.$C137:.$J137])" office:value-type="float" office:value="0" calcext:value-type="float">
            <text:p>0</text:p>
          </table:table-cell>
          <table:table-cell table:formula="of:=[.J137]/SUM([.$C137:.$J137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.01995777724" calcext:value-type="float">
            <text:p>0.01995777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0416613578865" calcext:value-type="float">
            <text:p>0.000416613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8]/SUM([.$C138:.$J138])" office:value-type="float" office:value="0.979552096424927" calcext:value-type="float">
            <text:p>0.9795520964</text:p>
          </table:table-cell>
          <table:table-cell table:formula="of:=[.D138]/SUM([.$C138:.$J138])" office:value-type="float" office:value="0" calcext:value-type="float">
            <text:p>0</text:p>
          </table:table-cell>
          <table:table-cell table:formula="of:=[.E138]/SUM([.$C138:.$J138])" office:value-type="float" office:value="0" calcext:value-type="float">
            <text:p>0</text:p>
          </table:table-cell>
          <table:table-cell table:formula="of:=[.F138]/SUM([.$C138:.$J138])" office:value-type="float" office:value="0" calcext:value-type="float">
            <text:p>0</text:p>
          </table:table-cell>
          <table:table-cell table:formula="of:=[.G138]/SUM([.$C138:.$J138])" office:value-type="float" office:value="0" calcext:value-type="float">
            <text:p>0</text:p>
          </table:table-cell>
          <table:table-cell table:formula="of:=[.H138]/SUM([.$C138:.$J138])" office:value-type="float" office:value="0.0204479035750728" calcext:value-type="float">
            <text:p>0.0204479036</text:p>
          </table:table-cell>
          <table:table-cell table:formula="of:=[.I138]/SUM([.$C138:.$J138])" office:value-type="float" office:value="0" calcext:value-type="float">
            <text:p>0</text:p>
          </table:table-cell>
          <table:table-cell table:formula="of:=[.J138]/SUM([.$C138:.$J138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0.0771033536128" calcext:value-type="float">
            <text:p>0.07710335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311619262243" calcext:value-type="float">
            <text:p>0.031161926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39]/SUM([.$C139:.$J139])" office:value-type="float" office:value="0.712170639828508" calcext:value-type="float">
            <text:p>0.7121706398</text:p>
          </table:table-cell>
          <table:table-cell table:formula="of:=[.D139]/SUM([.$C139:.$J139])" office:value-type="float" office:value="0" calcext:value-type="float">
            <text:p>0</text:p>
          </table:table-cell>
          <table:table-cell table:formula="of:=[.E139]/SUM([.$C139:.$J139])" office:value-type="float" office:value="0" calcext:value-type="float">
            <text:p>0</text:p>
          </table:table-cell>
          <table:table-cell table:formula="of:=[.F139]/SUM([.$C139:.$J139])" office:value-type="float" office:value="0" calcext:value-type="float">
            <text:p>0</text:p>
          </table:table-cell>
          <table:table-cell table:formula="of:=[.G139]/SUM([.$C139:.$J139])" office:value-type="float" office:value="0" calcext:value-type="float">
            <text:p>0</text:p>
          </table:table-cell>
          <table:table-cell table:formula="of:=[.H139]/SUM([.$C139:.$J139])" office:value-type="float" office:value="0.287829360171492" calcext:value-type="float">
            <text:p>0.2878293602</text:p>
          </table:table-cell>
          <table:table-cell table:formula="of:=[.I139]/SUM([.$C139:.$J139])" office:value-type="float" office:value="0" calcext:value-type="float">
            <text:p>0</text:p>
          </table:table-cell>
          <table:table-cell table:formula="of:=[.J139]/SUM([.$C139:.$J139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.048241288861" calcext:value-type="float">
            <text:p>0.04824128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15709844366" calcext:value-type="float">
            <text:p>0.011570984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0]/SUM([.$C140:.$J140])" office:value-type="float" office:value="0.806544981511942" calcext:value-type="float">
            <text:p>0.8065449815</text:p>
          </table:table-cell>
          <table:table-cell table:formula="of:=[.D140]/SUM([.$C140:.$J140])" office:value-type="float" office:value="0" calcext:value-type="float">
            <text:p>0</text:p>
          </table:table-cell>
          <table:table-cell table:formula="of:=[.E140]/SUM([.$C140:.$J140])" office:value-type="float" office:value="0" calcext:value-type="float">
            <text:p>0</text:p>
          </table:table-cell>
          <table:table-cell table:formula="of:=[.F140]/SUM([.$C140:.$J140])" office:value-type="float" office:value="0" calcext:value-type="float">
            <text:p>0</text:p>
          </table:table-cell>
          <table:table-cell table:formula="of:=[.G140]/SUM([.$C140:.$J140])" office:value-type="float" office:value="0" calcext:value-type="float">
            <text:p>0</text:p>
          </table:table-cell>
          <table:table-cell table:formula="of:=[.H140]/SUM([.$C140:.$J140])" office:value-type="float" office:value="0.193455018488058" calcext:value-type="float">
            <text:p>0.1934550185</text:p>
          </table:table-cell>
          <table:table-cell table:formula="of:=[.I140]/SUM([.$C140:.$J140])" office:value-type="float" office:value="0" calcext:value-type="float">
            <text:p>0</text:p>
          </table:table-cell>
          <table:table-cell table:formula="of:=[.J140]/SUM([.$C140:.$J140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0.0501008477319" calcext:value-type="float">
            <text:p>0.050100847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16601083557" calcext:value-type="float">
            <text:p>0.011660108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1]/SUM([.$C141:.$J141])" office:value-type="float" office:value="0.811205831412946" calcext:value-type="float">
            <text:p>0.8112058314</text:p>
          </table:table-cell>
          <table:table-cell table:formula="of:=[.D141]/SUM([.$C141:.$J141])" office:value-type="float" office:value="0" calcext:value-type="float">
            <text:p>0</text:p>
          </table:table-cell>
          <table:table-cell table:formula="of:=[.E141]/SUM([.$C141:.$J141])" office:value-type="float" office:value="0" calcext:value-type="float">
            <text:p>0</text:p>
          </table:table-cell>
          <table:table-cell table:formula="of:=[.F141]/SUM([.$C141:.$J141])" office:value-type="float" office:value="0" calcext:value-type="float">
            <text:p>0</text:p>
          </table:table-cell>
          <table:table-cell table:formula="of:=[.G141]/SUM([.$C141:.$J141])" office:value-type="float" office:value="0" calcext:value-type="float">
            <text:p>0</text:p>
          </table:table-cell>
          <table:table-cell table:formula="of:=[.H141]/SUM([.$C141:.$J141])" office:value-type="float" office:value="0.188794168587054" calcext:value-type="float">
            <text:p>0.1887941686</text:p>
          </table:table-cell>
          <table:table-cell table:formula="of:=[.I141]/SUM([.$C141:.$J141])" office:value-type="float" office:value="0" calcext:value-type="float">
            <text:p>0</text:p>
          </table:table-cell>
          <table:table-cell table:formula="of:=[.J141]/SUM([.$C141:.$J141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0.0429025275665" calcext:value-type="float">
            <text:p>0.04290252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543221862965" calcext:value-type="float">
            <text:p>0.054322186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2]/SUM([.$C142:.$J142])" office:value-type="float" office:value="0.441271831634848" calcext:value-type="float">
            <text:p>0.4412718316</text:p>
          </table:table-cell>
          <table:table-cell table:formula="of:=[.D142]/SUM([.$C142:.$J142])" office:value-type="float" office:value="0" calcext:value-type="float">
            <text:p>0</text:p>
          </table:table-cell>
          <table:table-cell table:formula="of:=[.E142]/SUM([.$C142:.$J142])" office:value-type="float" office:value="0" calcext:value-type="float">
            <text:p>0</text:p>
          </table:table-cell>
          <table:table-cell table:formula="of:=[.F142]/SUM([.$C142:.$J142])" office:value-type="float" office:value="0" calcext:value-type="float">
            <text:p>0</text:p>
          </table:table-cell>
          <table:table-cell table:formula="of:=[.G142]/SUM([.$C142:.$J142])" office:value-type="float" office:value="0" calcext:value-type="float">
            <text:p>0</text:p>
          </table:table-cell>
          <table:table-cell table:formula="of:=[.H142]/SUM([.$C142:.$J142])" office:value-type="float" office:value="0.558728168365152" calcext:value-type="float">
            <text:p>0.5587281684</text:p>
          </table:table-cell>
          <table:table-cell table:formula="of:=[.I142]/SUM([.$C142:.$J142])" office:value-type="float" office:value="0" calcext:value-type="float">
            <text:p>0</text:p>
          </table:table-cell>
          <table:table-cell table:formula="of:=[.J142]/SUM([.$C142:.$J142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.0233384106351" calcext:value-type="float">
            <text:p>0.02333841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284112458933" calcext:value-type="float">
            <text:p>0.002841124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3]/SUM([.$C143:.$J143])" office:value-type="float" office:value="0.891475361767357" calcext:value-type="float">
            <text:p>0.8914753618</text:p>
          </table:table-cell>
          <table:table-cell table:formula="of:=[.D143]/SUM([.$C143:.$J143])" office:value-type="float" office:value="0" calcext:value-type="float">
            <text:p>0</text:p>
          </table:table-cell>
          <table:table-cell table:formula="of:=[.E143]/SUM([.$C143:.$J143])" office:value-type="float" office:value="0" calcext:value-type="float">
            <text:p>0</text:p>
          </table:table-cell>
          <table:table-cell table:formula="of:=[.F143]/SUM([.$C143:.$J143])" office:value-type="float" office:value="0" calcext:value-type="float">
            <text:p>0</text:p>
          </table:table-cell>
          <table:table-cell table:formula="of:=[.G143]/SUM([.$C143:.$J143])" office:value-type="float" office:value="0" calcext:value-type="float">
            <text:p>0</text:p>
          </table:table-cell>
          <table:table-cell table:formula="of:=[.H143]/SUM([.$C143:.$J143])" office:value-type="float" office:value="0.108524638232643" calcext:value-type="float">
            <text:p>0.1085246382</text:p>
          </table:table-cell>
          <table:table-cell table:formula="of:=[.I143]/SUM([.$C143:.$J143])" office:value-type="float" office:value="0" calcext:value-type="float">
            <text:p>0</text:p>
          </table:table-cell>
          <table:table-cell table:formula="of:=[.J143]/SUM([.$C143:.$J143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0.0694433712609" calcext:value-type="float">
            <text:p>0.069443371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7804850204" calcext:value-type="float">
            <text:p>0.02780485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4]/SUM([.$C144:.$J144])" office:value-type="float" office:value="0.714083715001043" calcext:value-type="float">
            <text:p>0.714083715</text:p>
          </table:table-cell>
          <table:table-cell table:formula="of:=[.D144]/SUM([.$C144:.$J144])" office:value-type="float" office:value="0" calcext:value-type="float">
            <text:p>0</text:p>
          </table:table-cell>
          <table:table-cell table:formula="of:=[.E144]/SUM([.$C144:.$J144])" office:value-type="float" office:value="0" calcext:value-type="float">
            <text:p>0</text:p>
          </table:table-cell>
          <table:table-cell table:formula="of:=[.F144]/SUM([.$C144:.$J144])" office:value-type="float" office:value="0" calcext:value-type="float">
            <text:p>0</text:p>
          </table:table-cell>
          <table:table-cell table:formula="of:=[.G144]/SUM([.$C144:.$J144])" office:value-type="float" office:value="0" calcext:value-type="float">
            <text:p>0</text:p>
          </table:table-cell>
          <table:table-cell table:formula="of:=[.H144]/SUM([.$C144:.$J144])" office:value-type="float" office:value="0.285916284998957" calcext:value-type="float">
            <text:p>0.285916285</text:p>
          </table:table-cell>
          <table:table-cell table:formula="of:=[.I144]/SUM([.$C144:.$J144])" office:value-type="float" office:value="0" calcext:value-type="float">
            <text:p>0</text:p>
          </table:table-cell>
          <table:table-cell table:formula="of:=[.J144]/SUM([.$C144:.$J144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.0334592837032" calcext:value-type="float">
            <text:p>0.033459283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0296391551013" calcext:value-type="float">
            <text:p>0.002963915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45]/SUM([.$C145:.$J145])" office:value-type="float" office:value="0.918625612956995" calcext:value-type="float">
            <text:p>0.918625613</text:p>
          </table:table-cell>
          <table:table-cell table:formula="of:=[.D145]/SUM([.$C145:.$J145])" office:value-type="float" office:value="0" calcext:value-type="float">
            <text:p>0</text:p>
          </table:table-cell>
          <table:table-cell table:formula="of:=[.E145]/SUM([.$C145:.$J145])" office:value-type="float" office:value="0" calcext:value-type="float">
            <text:p>0</text:p>
          </table:table-cell>
          <table:table-cell table:formula="of:=[.F145]/SUM([.$C145:.$J145])" office:value-type="float" office:value="0" calcext:value-type="float">
            <text:p>0</text:p>
          </table:table-cell>
          <table:table-cell table:formula="of:=[.G145]/SUM([.$C145:.$J145])" office:value-type="float" office:value="0" calcext:value-type="float">
            <text:p>0</text:p>
          </table:table-cell>
          <table:table-cell table:formula="of:=[.H145]/SUM([.$C145:.$J145])" office:value-type="float" office:value="0.0813743870430053" calcext:value-type="float">
            <text:p>0.081374387</text:p>
          </table:table-cell>
          <table:table-cell table:formula="of:=[.I145]/SUM([.$C145:.$J145])" office:value-type="float" office:value="0" calcext:value-type="float">
            <text:p>0</text:p>
          </table:table-cell>
          <table:table-cell table:formula="of:=[.J145]/SUM([.$C145:.$J145])" office:value-type="float" office:value="0" calcext:value-type="float">
            <text:p>0</text:p>
          </table:table-cell>
          <table:table-cell table:number-columns-repeated="12" office:value-type="string" calcext:value-type="string">
            <text:p>to_be_removed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randomseed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modified_value</text:p>
          </table:table-cell>
          <table:table-cell office:value-type="string" calcext:value-type="string">
            <text:p>[i]</text:p>
          </table:table-cell>
          <table:table-cell office:value-type="string" calcext:value-type="string">
            <text:p>x[1.000000]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[1]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drone_no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elta_des</text:p>
          </table:table-cell>
          <table:table-cell office:value-type="string" calcext:value-type="string">
            <text:p>delta_l</text:p>
          </table:table-cell>
          <table:table-cell office:value-type="string" calcext:value-type="string">
            <text:p>delta_f2</text:p>
          </table:table-cell>
          <table:table-cell office:value-type="string" calcext:value-type="string">
            <text:p>delta_f3</text:p>
          </table:table-cell>
          <table:table-cell office:value-type="string" calcext:value-type="string">
            <text:p>delta_obs[-1]</text:p>
          </table:table-cell>
          <table:table-cell office:value-type="string" calcext:value-type="string">
            <text:p>delta_obs[-2]</text:p>
          </table:table-cell>
          <table:table-cell office:value-type="string" calcext:value-type="string">
            <text:p>delta_obs[-3]</text:p>
          </table:table-cell>
          <table:table-cell office:value-type="string" calcext:value-type="string">
            <text:p>delta_wall</text:p>
          </table:table-cell>
          <table:table-cell office:value-type="string" calcext:value-type="string">
            <text:p>cont_s_des</text:p>
          </table:table-cell>
          <table:table-cell office:value-type="string" calcext:value-type="string">
            <text:p>cont_s_l</text:p>
          </table:table-cell>
          <table:table-cell office:value-type="string" calcext:value-type="string">
            <text:p>cont_s_f2</text:p>
          </table:table-cell>
          <table:table-cell office:value-type="string" calcext:value-type="string">
            <text:p>cont_s_f3</text:p>
          </table:table-cell>
          <table:table-cell office:value-type="string" calcext:value-type="string">
            <text:p>cont_s_obs[-1]</text:p>
          </table:table-cell>
          <table:table-cell office:value-type="string" calcext:value-type="string">
            <text:p>cont_s_obs[-2]</text:p>
          </table:table-cell>
          <table:table-cell office:value-type="string" calcext:value-type="string">
            <text:p>cont_s_obs[-3]</text:p>
          </table:table-cell>
          <table:table-cell office:value-type="string" calcext:value-type="string">
            <text:p>cont_s_wall</text:p>
          </table:table-cell>
          <table:table-cell office:value-type="string" calcext:value-type="string">
            <text:p>dist_d_obs_ltr</text:p>
          </table:table-cell>
          <table:table-cell office:value-type="string" calcext:value-type="string">
            <text:p>dist_d_obs_dia</text:p>
          </table:table-cell>
          <table:table-cell office:value-type="string" calcext:value-type="string">
            <text:p>dist_d_obs_btt</text:p>
          </table:table-cell>
          <table:table-cell office:value-type="string" calcext:value-type="string">
            <text:p>relative_s_obs_dia</text:p>
          </table:table-cell>
          <table:table-cell office:value-type="string" calcext:value-type="string">
            <text:p>dist_first_saw</text:p>
          </table:table-cell>
          <table:table-cell office:value-type="string" calcext:value-type="string">
            <text:p>dist_biggest_infl</text:p>
          </table:table-cell>
          <table:table-cell office:value-type="string" calcext:value-type="string">
            <text:p>dist_closest</text:p>
          </table:table-cell>
          <table:table-cell office:value-type="string" calcext:value-type="string">
            <text:p>accu_infl</text:p>
          </table:table-cell>
          <table:table-cell office:value-type="string" calcext:value-type="string">
            <text:p>max_relative_s</text:p>
          </table:table-cell>
          <table:table-cell office:value-type="string" calcext:value-type="string">
            <text:p>extra_dist_with_1st</text:p>
          </table:table-cell>
          <table:table-cell office:value-type="string" calcext:value-type="string">
            <text:p>extra_dist_with_2nd</text:p>
          </table:table-cell>
          <table:table-cell office:value-type="string" calcext:value-type="string">
            <text:p>extra_dist_with_3r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2T13:36:46.495951014</dc:date>
    <meta:editing-duration>PT9M19S</meta:editing-duration>
    <meta:editing-cycles>2</meta:editing-cycles>
    <meta:generator>LibreOffice/5.1.6.2$Linux_X86_64 LibreOffice_project/10m0$Build-2</meta:generator>
    <meta:document-statistic meta:table-count="1" meta:cell-count="34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011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01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01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01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 style:data-style-name="N1001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4" style:family="chart" style:data-style-name="N1001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5.013cm" svg:height="9cm" xlink:href=".." xlink:type="simple" chart:class="chart:area" chart:style-name="ch1">
        <chart:legend chart:legend-position="end" svg:x="32.115cm" svg:y="2.458cm" style:legend-expansion="high" chart:style-name="ch2"/>
        <chart:plot-area chart:style-name="ch3" table:cell-range-address="leader_contribution.K3:leader_contribution.R145" chart:data-source-has-labels="row" svg:x="0.7cm" svg:y="0.18cm" svg:width="30.715cm" svg:height="8.64cm">
          <chartooo:coordinate-region svg:x="2.115cm" svg:y="0.301cm" svg:width="28.974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eader_contribution.K4:leader_contribution.K145" chart:label-cell-address="leader_contribution.K3:leader_contribution.K3" chart:class="chart:area">
            <chart:data-point chart:repeated="142"/>
          </chart:series>
          <chart:series chart:style-name="ch8" chart:values-cell-range-address="leader_contribution.L4:leader_contribution.L145" chart:label-cell-address="leader_contribution.L3:leader_contribution.L3" chart:class="chart:area">
            <chart:data-point chart:repeated="142"/>
          </chart:series>
          <chart:series chart:style-name="ch9" chart:values-cell-range-address="leader_contribution.M4:leader_contribution.M145" chart:label-cell-address="leader_contribution.M3:leader_contribution.M3" chart:class="chart:area">
            <chart:data-point chart:repeated="142"/>
          </chart:series>
          <chart:series chart:style-name="ch10" chart:values-cell-range-address="leader_contribution.N4:leader_contribution.N145" chart:label-cell-address="leader_contribution.N3:leader_contribution.N3" chart:class="chart:area">
            <chart:data-point chart:repeated="142"/>
          </chart:series>
          <chart:series chart:style-name="ch11" chart:values-cell-range-address="leader_contribution.O4:leader_contribution.O145" chart:label-cell-address="leader_contribution.O3:leader_contribution.O3" chart:class="chart:area">
            <chart:data-point chart:repeated="142"/>
          </chart:series>
          <chart:series chart:style-name="ch12" chart:values-cell-range-address="leader_contribution.P4:leader_contribution.P145" chart:label-cell-address="leader_contribution.P3:leader_contribution.P3" chart:class="chart:area">
            <chart:data-point chart:repeated="142"/>
          </chart:series>
          <chart:series chart:style-name="ch13" chart:values-cell-range-address="leader_contribution.Q4:leader_contribution.Q145" chart:label-cell-address="leader_contribution.Q3:leader_contribution.Q3" chart:class="chart:area">
            <chart:data-point chart:repeated="142"/>
          </chart:series>
          <chart:series chart:style-name="ch14" chart:values-cell-range-address="leader_contribution.R4:leader_contribution.R145" chart:label-cell-address="leader_contribution.R3:leader_contribution.R3" chart:class="chart:area">
            <chart:data-point chart:repeated="14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c_des</text:p>
                <draw:g>
                  <svg:desc>leader_contribution.K3:leader_contribution.K3</svg:desc>
                </draw:g>
              </table:table-cell>
              <table:table-cell office:value-type="string">
                <text:p>dcc_f1</text:p>
                <draw:g>
                  <svg:desc>leader_contribution.L3:leader_contribution.L3</svg:desc>
                </draw:g>
              </table:table-cell>
              <table:table-cell office:value-type="string">
                <text:p>dcc_f2</text:p>
                <draw:g>
                  <svg:desc>leader_contribution.M3:leader_contribution.M3</svg:desc>
                </draw:g>
              </table:table-cell>
              <table:table-cell office:value-type="string">
                <text:p>dcc_f3</text:p>
                <draw:g>
                  <svg:desc>leader_contribution.N3:leader_contribution.N3</svg:desc>
                </draw:g>
              </table:table-cell>
              <table:table-cell office:value-type="string">
                <text:p>dcc_mov_obs</text:p>
                <draw:g>
                  <svg:desc>leader_contribution.O3:leader_contribution.O3</svg:desc>
                </draw:g>
              </table:table-cell>
              <table:table-cell office:value-type="string">
                <text:p>dcc_att2</text:p>
                <draw:g>
                  <svg:desc>leader_contribution.P3:leader_contribution.P3</svg:desc>
                </draw:g>
              </table:table-cell>
              <table:table-cell office:value-type="string">
                <text:p>dcc_att1</text:p>
                <draw:g>
                  <svg:desc>leader_contribution.Q3:leader_contribution.Q3</svg:desc>
                </draw:g>
              </table:table-cell>
              <table:table-cell office:value-type="string">
                <text:p>dcc_wall</text:p>
                <draw:g>
                  <svg:desc>leader_contribution.R3:leader_contribution.R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eader_contribution.K4:leader_contribution.K145</svg:desc>
                </draw:g>
              </table:table-cell>
              <table:table-cell office:value-type="float" office:value="0">
                <text:p>0</text:p>
                <draw:g>
                  <svg:desc>leader_contribution.L4:leader_contribution.L145</svg:desc>
                </draw:g>
              </table:table-cell>
              <table:table-cell office:value-type="float" office:value="0">
                <text:p>0</text:p>
                <draw:g>
                  <svg:desc>leader_contribution.M4:leader_contribution.M145</svg:desc>
                </draw:g>
              </table:table-cell>
              <table:table-cell office:value-type="float" office:value="0">
                <text:p>0</text:p>
                <draw:g>
                  <svg:desc>leader_contribution.N4:leader_contribution.N145</svg:desc>
                </draw:g>
              </table:table-cell>
              <table:table-cell office:value-type="float" office:value="0">
                <text:p>0</text:p>
                <draw:g>
                  <svg:desc>leader_contribution.O4:leader_contribution.O145</svg:desc>
                </draw:g>
              </table:table-cell>
              <table:table-cell office:value-type="float" office:value="0">
                <text:p>0</text:p>
                <draw:g>
                  <svg:desc>leader_contribution.P4:leader_contribution.P145</svg:desc>
                </draw:g>
              </table:table-cell>
              <table:table-cell office:value-type="float" office:value="0">
                <text:p>0</text:p>
                <draw:g>
                  <svg:desc>leader_contribution.Q4:leader_contribution.Q145</svg:desc>
                </draw:g>
              </table:table-cell>
              <table:table-cell office:value-type="float" office:value="0">
                <text:p>0</text:p>
                <draw:g>
                  <svg:desc>leader_contribution.R4:leader_contribution.R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7860813344017">
                <text:p>0.997860813344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391866559833">
                <text:p>0.00213918665598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74654489282221">
                <text:p>0.0274654489282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72534551071778">
                <text:p>0.972534551071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05181623704333">
                <text:p>0.0105181623704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89481837629567">
                <text:p>0.989481837629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51374622983903">
                <text:p>0.005137462298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486253770161">
                <text:p>0.99486253770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237662687534112">
                <text:p>0.000237662687534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9762337312466">
                <text:p>0.999762337312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195870406477491">
                <text:p>0.0195870406477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80412959352251">
                <text:p>0.980412959352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33303409694606">
                <text:p>0.0633303409694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36669659030539">
                <text:p>0.936669659030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6456008853487">
                <text:p>0.136456008853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63543991146513">
                <text:p>0.863543991146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78932699898116">
                <text:p>0.178932699898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21067300101884">
                <text:p>0.8210673001018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0928788723011">
                <text:p>0.320928788723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9071211276989">
                <text:p>0.679071211276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3282695374052">
                <text:p>0.3232826953740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6717304625948">
                <text:p>0.6767173046259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3387293356898">
                <text:p>0.373387293356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6612706643102">
                <text:p>0.626612706643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9648075780852">
                <text:p>0.429648075780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24122328160824">
                <text:p>0.00424122328160824</text:p>
              </table:table-cell>
              <table:table-cell office:value-type="float" office:value="0.566110700937539">
                <text:p>0.566110700937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4490251887439">
                <text:p>0.414490251887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0826352566994">
                <text:p>0.0170826352566994</text:p>
              </table:table-cell>
              <table:table-cell office:value-type="float" office:value="0.568427112855862">
                <text:p>0.5684271128558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79600786484251">
                <text:p>0.279600786484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60817074852173">
                <text:p>0.0260817074852173</text:p>
              </table:table-cell>
              <table:table-cell office:value-type="float" office:value="0.694317506030532">
                <text:p>0.694317506030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87448512075973">
                <text:p>0.5874485120759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2777660790258">
                <text:p>0.0762777660790258</text:p>
              </table:table-cell>
              <table:table-cell office:value-type="float" office:value="0.336273721845001">
                <text:p>0.336273721845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61949241469518">
                <text:p>0.261949241469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1567521372245">
                <text:p>0.271567521372245</text:p>
              </table:table-cell>
              <table:table-cell office:value-type="float" office:value="0.466483237158238">
                <text:p>0.466483237158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22615749712414">
                <text:p>0.322615749712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2317795169744">
                <text:p>0.212317795169744</text:p>
              </table:table-cell>
              <table:table-cell office:value-type="float" office:value="0.465066455117842">
                <text:p>0.4650664551178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7194576329259">
                <text:p>0.427194576329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14084115778814">
                <text:p>0.514084115778814</text:p>
              </table:table-cell>
              <table:table-cell office:value-type="float" office:value="0.0587213078919266">
                <text:p>0.0587213078919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0209063235503">
                <text:p>0.60209063235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96397652331216">
                <text:p>0.396397652331216</text:p>
              </table:table-cell>
              <table:table-cell office:value-type="float" office:value="0.00151171531375406">
                <text:p>0.00151171531375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8429399672903">
                <text:p>0.68429399672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7629561706198">
                <text:p>0.297629561706198</text:p>
              </table:table-cell>
              <table:table-cell office:value-type="float" office:value="0.0180764415647717">
                <text:p>0.01807644156477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25459399034999">
                <text:p>0.625459399034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4540600965001">
                <text:p>0.374540600965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68424610309605">
                <text:p>0.68424610309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1575389690395">
                <text:p>0.31575389690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60382842670131">
                <text:p>0.7603828426701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9617157329869">
                <text:p>0.2396171573298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03824617856258">
                <text:p>0.8038246178562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6175382143742">
                <text:p>0.1961753821437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0819352238787">
                <text:p>0.9108193522387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91806477612127">
                <text:p>0.0891806477612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5023418863741">
                <text:p>0.9150234188637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70707583318625">
                <text:p>0.0670707583318625</text:p>
              </table:table-cell>
              <table:table-cell office:value-type="float" office:value="0.0179058228043961">
                <text:p>0.01790582280439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93170291233825">
                <text:p>0.8931702912338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97210087197208">
                <text:p>0.0197210087197208</text:p>
              </table:table-cell>
              <table:table-cell office:value-type="float" office:value="0.0871087000464536">
                <text:p>0.0871087000464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4348955638104">
                <text:p>0.844348955638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74942619340527">
                <text:p>0.00474942619340527</text:p>
              </table:table-cell>
              <table:table-cell office:value-type="float" office:value="0.15090161816849">
                <text:p>0.150901618168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9296983459831">
                <text:p>0.8492969834598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50703016540169">
                <text:p>0.150703016540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83014192837177">
                <text:p>0.783014192837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6985807162824">
                <text:p>0.2169858071628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44672753856106">
                <text:p>0.744672753856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5327246143894">
                <text:p>0.2553272461438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729964041325623">
                <text:p>0.729964041325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0035958674377">
                <text:p>0.270035958674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793164652113409">
                <text:p>0.793164652113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6835347886591">
                <text:p>0.206835347886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78308962179581">
                <text:p>0.78308962179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1691037820419">
                <text:p>0.21691037820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52320014086396">
                <text:p>0.752320014086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7679985913604">
                <text:p>0.247679985913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737156927712333">
                <text:p>0.737156927712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2843072287667">
                <text:p>0.262843072287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98525356323499">
                <text:p>0.798525356323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1474643676501">
                <text:p>0.201474643676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53996100592488">
                <text:p>0.753996100592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6003899407512">
                <text:p>0.246003899407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5882657931823">
                <text:p>0.758826579318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1173420681769">
                <text:p>0.24117342068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4418578733656">
                <text:p>0.744185787336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581421266344">
                <text:p>0.25581421266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70882766378231">
                <text:p>0.770882766378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9117233621769">
                <text:p>0.2291172336217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61166786233252">
                <text:p>0.761166786233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8833213766747">
                <text:p>0.238833213766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66010186428761">
                <text:p>0.7660101864287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3989813571239">
                <text:p>0.233989813571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75556439791816">
                <text:p>0.7755564397918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4443560208184">
                <text:p>0.224443560208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04292750419112">
                <text:p>0.804292750419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5707249580888">
                <text:p>0.1957072495808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0918743784724">
                <text:p>0.7609187437847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9081256215276">
                <text:p>0.239081256215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6582778517147">
                <text:p>0.76582778517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417221482853">
                <text:p>0.234172214828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38393261456786">
                <text:p>0.7383932614567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1606738543214">
                <text:p>0.2616067385432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72682611510554">
                <text:p>0.772682611510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7317388489446">
                <text:p>0.227317388489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57032268462124">
                <text:p>0.75703226846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2967731537876">
                <text:p>0.2429677315378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3187754596863">
                <text:p>0.7531877545968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46812245403137">
                <text:p>0.246812245403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26680683081491">
                <text:p>0.726680683081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73319316918509">
                <text:p>0.273319316918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95164025620064">
                <text:p>0.7951640256200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4835974379936">
                <text:p>0.2048359743799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40176683536843">
                <text:p>0.740176683536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59823316463157">
                <text:p>0.259823316463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33587742872012">
                <text:p>0.73358774287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66412257127988">
                <text:p>0.2664122571279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03887234731366">
                <text:p>0.7038872347313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96112765268634">
                <text:p>0.296112765268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77903876495616">
                <text:p>0.77903876495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096123504384">
                <text:p>0.22096123504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3347324399513">
                <text:p>0.673347324399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26652675600487">
                <text:p>0.326652675600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64275075596429">
                <text:p>0.664275075596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35724924403571">
                <text:p>0.335724924403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76590563711712">
                <text:p>0.576590563711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3409436288288">
                <text:p>0.423409436288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761251849153408">
                <text:p>0.761251849153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38748150846592">
                <text:p>0.238748150846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69329433227607">
                <text:p>0.69329433227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670566772393">
                <text:p>0.30670566772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33506548297582">
                <text:p>0.633506548297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6493451702418">
                <text:p>0.366493451702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90004053449667">
                <text:p>0.490004053449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9995946550333">
                <text:p>0.509995946550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94655752060228">
                <text:p>0.694655752060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05344247939772">
                <text:p>0.3053442479397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60285933323972">
                <text:p>0.5602859333239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9714066676028">
                <text:p>0.4397140666760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90539760260336">
                <text:p>0.490539760260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9460239739664">
                <text:p>0.5094602397396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1219782133541">
                <text:p>0.291219782133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08780217866459">
                <text:p>0.708780217866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1728410297288">
                <text:p>0.81728410297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271589702712">
                <text:p>0.182715897027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531896366069875">
                <text:p>0.531896366069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8103633930125">
                <text:p>0.468103633930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5028252881145">
                <text:p>0.345028252881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4971747118855">
                <text:p>0.6549717471188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74342987425225">
                <text:p>0.374342987425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5657012574775">
                <text:p>0.6256570125747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08734334867614">
                <text:p>0.408734334867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1265665132386">
                <text:p>0.591265665132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82635026095429">
                <text:p>0.382635026095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1736497390457">
                <text:p>0.61736497390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21734073998297">
                <text:p>0.321734073998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8265926001703">
                <text:p>0.6782659260017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64915352276569">
                <text:p>0.464915352276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35084647723431">
                <text:p>0.535084647723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36710482639309">
                <text:p>0.9367104826393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32895173606907">
                <text:p>0.0632895173606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01802344288567">
                <text:p>0.401802344288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98197655711433">
                <text:p>0.598197655711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40046314188777">
                <text:p>0.9400463141887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99536858112231">
                <text:p>0.0599536858112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1602115645254">
                <text:p>0.3216021156452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8397884354746">
                <text:p>0.6783978843547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15868624569457">
                <text:p>0.815868624569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4131375430543">
                <text:p>0.184131375430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624311022236279">
                <text:p>0.6243110222362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5688977763721">
                <text:p>0.3756889777637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16123159388924">
                <text:p>0.416123159388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3876840611076">
                <text:p>0.583876840611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06855895115801">
                <text:p>0.3068558951158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93144104884199">
                <text:p>0.693144104884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96119215940785">
                <text:p>0.4961192159407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03880784059215">
                <text:p>0.503880784059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4085409197627">
                <text:p>0.354085409197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5914590802373">
                <text:p>0.645914590802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891959605248527">
                <text:p>0.891959605248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8040394751473">
                <text:p>0.108040394751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23019973113844">
                <text:p>0.5230199731138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6980026886156">
                <text:p>0.476980026886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6989499146251">
                <text:p>0.5269894991462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73010500853749">
                <text:p>0.4730105008537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98322745781048">
                <text:p>0.9983227457810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67725421895227">
                <text:p>0.001677254218952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538392757979929">
                <text:p>0.538392757979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61607242020071">
                <text:p>0.4616072420200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94344306618756">
                <text:p>0.894344306618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5655693381244">
                <text:p>0.105655693381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66052406569666">
                <text:p>0.8660524065696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3947593430334">
                <text:p>0.133947593430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500114044647021">
                <text:p>0.500114044647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99885955352979">
                <text:p>0.49988595535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3906769068342">
                <text:p>0.9239067690683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60932309316577">
                <text:p>0.0760932309316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60047524972244">
                <text:p>0.260047524972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9952475027756">
                <text:p>0.7399524750277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25369791142871">
                <text:p>0.9253697911428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746302088571286">
                <text:p>0.07463020885712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1776752319242">
                <text:p>0.3717767523192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8223247680758">
                <text:p>0.6282232476807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74586877225331">
                <text:p>0.974586877225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4131227746694">
                <text:p>0.02541312277466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2879118924274">
                <text:p>0.328791189242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120881075726">
                <text:p>0.671208810757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4630595820843">
                <text:p>0.9846305958208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53694041791566">
                <text:p>0.0153694041791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71799693463419">
                <text:p>0.471799693463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28200306536581">
                <text:p>0.528200306536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861794626012805">
                <text:p>0.8617946260128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38205373987195">
                <text:p>0.138205373987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775400916807373">
                <text:p>0.7754009168073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4599083192627">
                <text:p>0.224599083192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770346054789411">
                <text:p>0.770346054789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29653945210589">
                <text:p>0.229653945210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37436721087083">
                <text:p>0.3374367210870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2563278912917">
                <text:p>0.662563278912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878850462622348">
                <text:p>0.8788504626223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21149537377652">
                <text:p>0.1211495373776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30707677727332">
                <text:p>0.330707677727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9292322272668">
                <text:p>0.6692923222726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87595163993981">
                <text:p>0.987595163993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24048360060193">
                <text:p>0.0124048360060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63984890697326">
                <text:p>0.2639848906973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36015109302674">
                <text:p>0.736015109302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79552096424927">
                <text:p>0.979552096424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04479035750728">
                <text:p>0.02044790357507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12170639828508">
                <text:p>0.712170639828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7829360171492">
                <text:p>0.287829360171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06544981511942">
                <text:p>0.8065449815119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93455018488058">
                <text:p>0.193455018488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11205831412946">
                <text:p>0.811205831412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88794168587054">
                <text:p>0.188794168587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41271831634848">
                <text:p>0.4412718316348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58728168365152">
                <text:p>0.558728168365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891475361767357">
                <text:p>0.891475361767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08524638232643">
                <text:p>0.1085246382326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14083715001043">
                <text:p>0.7140837150010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85916284998957">
                <text:p>0.2859162849989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18625612956995">
                <text:p>0.9186256129569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813743870430053">
                <text:p>0.0813743870430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